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28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5.21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3.284cm"/>
    </style:style>
    <style:style style:name="co8" style:family="table-column">
      <style:table-column-properties fo:break-before="auto" style:column-width="3.455cm"/>
    </style:style>
    <style:style style:name="ro1" style:family="table-row">
      <style:table-row-properties style:row-height="0.40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08"/>
    <style:style style:name="ce2" style:family="table-cell" style:parent-style-name="Default" style:data-style-name="N60"/>
    <style:style style:name="ce3" style:family="table-cell" style:parent-style-name="Default" style:data-style-name="N106"/>
    <style:style style:name="ce4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5" table:default-cell-style-name="Default"/>
        <table:table-column table:style-name="co1" table:default-cell-style-name="ce4"/>
        <table:table-column table:style-name="co5" table:default-cell-style-name="Default"/>
        <table:table-row table:style-name="ro1">
          <table:table-cell office:value-type="float" office:value="9293054.11583">
            <text:p>9.2931E+006</text:p>
          </table:table-cell>
          <table:table-cell table:formula="of:=IF([.A1]&gt;=-1000000; [.A1];&quot;&quot;)" office:value-type="float" office:value="9293054.11583">
            <text:p>9293054.11583</text:p>
          </table:table-cell>
          <table:table-cell table:formula="of:=ABS([.A1]+ABS([.$H$1]))" office:value-type="float" office:value="3.61673354678931E+016">
            <text:p>3.61673355E+016</text:p>
          </table:table-cell>
          <table:table-cell table:formula="of:=LOG([.C1];10)" office:value-type="float" office:value="16.558316514451">
            <text:p>16.5583165145</text:p>
          </table:table-cell>
          <table:table-cell office:value-type="string">
            <text:p>min</text:p>
          </table:table-cell>
          <table:table-cell table:style-name="Default" table:formula="of:=MIN([.B1:.B152])" office:value-type="float" office:value="0">
            <text:p>#REF!</text:p>
          </table:table-cell>
          <table:table-cell office:value-type="string">
            <text:p>total_min</text:p>
          </table:table-cell>
          <table:table-cell table:style-name="Default" table:formula="of:=MIN([.A1:.A151])" office:value-type="float" office:value="-3.61673354586E+016">
            <text:p>-3.62E+016</text:p>
          </table:table-cell>
          <table:table-cell table:formula="of:=MIN([.D1:.D152])" office:value-type="float" office:value="15.9927337575496">
            <text:p>15.9927337575</text:p>
          </table:table-cell>
        </table:table-row>
        <table:table-row table:style-name="ro1">
          <table:table-cell office:value-type="float" office:value="850782735.021">
            <text:p>8.5078E+008</text:p>
          </table:table-cell>
          <table:table-cell table:formula="of:=IF([.A2]&gt;=-1000000; [.A2];&quot;&quot;)" office:value-type="float" office:value="850782735.021">
            <text:p>850782735.021</text:p>
          </table:table-cell>
          <table:table-cell table:formula="of:=ABS([.A2]+ABS([.$H$1]))" office:value-type="float" office:value="3.61673363093827E+016">
            <text:p>3.61673363E+016</text:p>
          </table:table-cell>
          <table:table-cell table:formula="of:=LOG([.C2];10)" office:value-type="float" office:value="16.5583165245555">
            <text:p>16.5583165246</text:p>
          </table:table-cell>
          <table:table-cell office:value-type="string">
            <text:p>max</text:p>
          </table:table-cell>
          <table:table-cell table:style-name="Default" table:formula="of:=MAX([.B1:.B152])" office:value-type="float" office:value="0">
            <text:p>#REF!</text:p>
          </table:table-cell>
          <table:table-cell office:value-type="string">
            <text:p>total_max</text:p>
          </table:table-cell>
          <table:table-cell table:style-name="Default" table:formula="of:=MAX([.A1:.A151])" office:value-type="float" office:value="1546664050770">
            <text:p>1.55E+012</text:p>
          </table:table-cell>
          <table:table-cell table:formula="of:=MAX([.D2:.D153])" office:value-type="float" office:value="16.5583350861609">
            <text:p>16.5583350862</text:p>
          </table:table-cell>
        </table:table-row>
        <table:table-row table:style-name="ro1">
          <table:table-cell office:value-type="float" office:value="-6175964549350">
            <text:p>-6.1760E+012</text:p>
          </table:table-cell>
          <table:table-cell table:formula="of:=IF([.A3]&gt;=-1000000; [.A3];&quot;&quot;)">
            <text:p/>
          </table:table-cell>
          <table:table-cell table:formula="of:=ABS([.A3]+ABS([.$H$1]))" office:value-type="float" office:value="3.61611594940506E+016">
            <text:p>3.61611595E+016</text:p>
          </table:table-cell>
          <table:table-cell table:formula="of:=LOG([.C3];10)" office:value-type="float" office:value="16.5582423475167">
            <text:p>16.5582423475</text:p>
          </table:table-cell>
          <table:table-cell office:value-type="string">
            <text:p>n</text:p>
          </table:table-cell>
          <table:table-cell office:value-type="float" office:value="1E+016">
            <text:p>1.00E+016</text:p>
          </table:table-cell>
          <table:table-cell/>
          <table:table-cell table:style-name="ce2" office:value-type="float" office:value="1E+016">
            <text:p>1.00E+01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975864.91424">
            <text:p>1.9759E+006</text:p>
          </table:table-cell>
          <table:table-cell table:formula="of:=IF([.A4]&gt;=-1000000; [.A4];&quot;&quot;)" office:value-type="float" office:value="1975864.91424">
            <text:p>1975864.91424</text:p>
          </table:table-cell>
          <table:table-cell table:formula="of:=ABS([.A4]+ABS([.$H$1]))" office:value-type="float" office:value="3.61673354605759E+016">
            <text:p>3.61673355E+016</text:p>
          </table:table-cell>
          <table:table-cell table:formula="of:=LOG([.C4];10)" office:value-type="float" office:value="16.5583165143631">
            <text:p>16.5583165144</text:p>
          </table:table-cell>
          <table:table-cell office:value-type="string">
            <text:p>interval</text:p>
          </table:table-cell>
          <table:table-cell table:style-name="Default" table:formula="of:=([.F2]-[.F1])/[.F3]" office:value-type="float" office:value="0">
            <text:p>#REF!</text:p>
          </table:table-cell>
          <table:table-cell/>
          <table:table-cell table:style-name="Default" table:formula="of:=([.H2]-[.H1])/[.H3]" office:value-type="float" office:value="3.61688821226508">
            <text:p>3.6168882123</text:p>
          </table:table-cell>
          <table:table-cell table:formula="of:=([.I2]-[.I1])/[.I3]" office:value-type="float" office:value="0.0056560132861137">
            <text:p>0.0056560133</text:p>
          </table:table-cell>
        </table:table-row>
        <table:table-row table:style-name="ro1">
          <table:table-cell office:value-type="float" office:value="11544147055.9">
            <text:p>1.1544E+010</text:p>
          </table:table-cell>
          <table:table-cell table:formula="of:=IF([.A5]&gt;=-1000000; [.A5];&quot;&quot;)" office:value-type="float" office:value="11544147055.9">
            <text:p>11544147055.9</text:p>
          </table:table-cell>
          <table:table-cell table:formula="of:=ABS([.A5]+ABS([.$H$1]))" office:value-type="float" office:value="3.61673470027471E+016">
            <text:p>3.61673470E+016</text:p>
          </table:table-cell>
          <table:table-cell table:formula="of:=LOG([.C5];10)" office:value-type="float" office:value="16.5583166529606">
            <text:p>16.558316653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-2.51743528494E+015">
            <text:p>-2.5174E+015</text:p>
          </table:table-cell>
          <table:table-cell table:formula="of:=IF([.A6]&gt;=-1000000; [.A6];&quot;&quot;)">
            <text:p/>
          </table:table-cell>
          <table:table-cell table:formula="of:=ABS([.A6]+ABS([.$H$1]))" office:value-type="float" office:value="3.364990017366E+016">
            <text:p>3.36499002E+016</text:p>
          </table:table-cell>
          <table:table-cell table:formula="of:=LOG([.C6];10)" office:value-type="float" office:value="16.5269837801769">
            <text:p>16.5269837802</text:p>
          </table:table-cell>
          <table:table-cell/>
          <table:table-cell table:formula="of:=[.F1]+[.$F$4]" office:value-type="float" office:value="0">
            <text:p>#REF!</text:p>
          </table:table-cell>
          <table:table-cell table:number-matrix-columns-spanned="1" table:number-matrix-rows-spanned="213" table:formula="of:=FREQUENCY([.B1:.B152];[.F6:.F217])" office:value-type="float" office:value="0">
            <text:p>#REF!</text:p>
          </table:table-cell>
          <table:table-cell table:formula="of:=[.I1]+[.I4]" office:value-type="float" office:value="15.9983897708357">
            <text:p>1.59984E+001</text:p>
          </table:table-cell>
          <table:table-cell table:number-matrix-columns-spanned="1" table:number-matrix-rows-spanned="213" table:formula="of:=FREQUENCY([.D1:.D152];[.H6:.H217])" office:value-type="float" office:value="1">
            <text:p>1</text:p>
          </table:table-cell>
        </table:table-row>
        <table:table-row table:style-name="ro1">
          <table:table-cell office:value-type="float" office:value="-3.61673354586E+016">
            <text:p>-3.6167E+016</text:p>
          </table:table-cell>
          <table:table-cell table:formula="of:=IF([.A7]&gt;=-1000000; [.A7];&quot;&quot;)">
            <text:p/>
          </table:table-cell>
          <table:table-cell table:formula="of:=ABS([.A7]+ABS([.$H$1]))" office:value-type="float" office:value="0">
            <text:p>0.00000000E+000</text:p>
          </table:table-cell>
          <table:table-cell table:number-columns-repeated="2"/>
          <table:table-cell table:formula="of:=[.F6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6]+[.I$4]" office:value-type="float" office:value="16.0040457841218">
            <text:p>1.60040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7808298076.31">
            <text:p>-7.8083E+009</text:p>
          </table:table-cell>
          <table:table-cell table:formula="of:=IF([.A8]&gt;=-1000000; [.A8];&quot;&quot;)">
            <text:p/>
          </table:table-cell>
          <table:table-cell table:formula="of:=ABS([.A8]+ABS([.$H$1]))" office:value-type="float" office:value="3.61673276503019E+016">
            <text:p>3.61673277E+016</text:p>
          </table:table-cell>
          <table:table-cell table:formula="of:=LOG([.C8];10)" office:value-type="float" office:value="16.5583164205779">
            <text:p>16.5583164206</text:p>
          </table:table-cell>
          <table:table-cell/>
          <table:table-cell table:formula="of:=[.F7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7]+[.I$4]" office:value-type="float" office:value="16.0097017974079">
            <text:p>1.60097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61390821393.7">
            <text:p>-6.1391E+010</text:p>
          </table:table-cell>
          <table:table-cell table:formula="of:=IF([.A9]&gt;=-1000000; [.A9];&quot;&quot;)">
            <text:p/>
          </table:table-cell>
          <table:table-cell table:formula="of:=ABS([.A9]+ABS([.$H$1]))" office:value-type="float" office:value="3.61672740677786E+016">
            <text:p>3.61672741E+016</text:p>
          </table:table-cell>
          <table:table-cell table:formula="of:=LOG([.C9];10)" office:value-type="float" office:value="16.5583157771627">
            <text:p>16.5583157772</text:p>
          </table:table-cell>
          <table:table-cell/>
          <table:table-cell table:formula="of:=[.F8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8]+[.I$4]" office:value-type="float" office:value="16.015357810694">
            <text:p>1.60154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23596645651700">
            <text:p>-2.3597E+013</text:p>
          </table:table-cell>
          <table:table-cell table:formula="of:=IF([.A10]&gt;=-1000000; [.A10];&quot;&quot;)">
            <text:p/>
          </table:table-cell>
          <table:table-cell table:formula="of:=ABS([.A10]+ABS([.$H$1]))" office:value-type="float" office:value="3.61437388129483E+016">
            <text:p>3.61437388E+016</text:p>
          </table:table-cell>
          <table:table-cell table:formula="of:=LOG([.C10];10)" office:value-type="float" office:value="16.5580330752268">
            <text:p>16.5580330752</text:p>
          </table:table-cell>
          <table:table-cell/>
          <table:table-cell table:formula="of:=[.F9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9]+[.I$4]" office:value-type="float" office:value="16.0210138239801">
            <text:p>1.60210E+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-2121997880.69">
            <text:p>-2.1220E+009</text:p>
          </table:table-cell>
          <table:table-cell table:formula="of:=IF([.A11]&gt;=-1000000; [.A11];&quot;&quot;)">
            <text:p/>
          </table:table-cell>
          <table:table-cell table:formula="of:=ABS([.A11]+ABS([.$H$1]))" office:value-type="float" office:value="3.61673333366021E+016">
            <text:p>3.61673333E+016</text:p>
          </table:table-cell>
          <table:table-cell table:formula="of:=LOG([.C11];10)" office:value-type="float" office:value="16.5583164888586">
            <text:p>16.5583164889</text:p>
          </table:table-cell>
          <table:table-cell/>
          <table:table-cell table:formula="of:=[.F10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0]+[.I$4]" office:value-type="float" office:value="16.0266698372662">
            <text:p>1.60267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9951467917.77">
            <text:p>-9.9515E+009</text:p>
          </table:table-cell>
          <table:table-cell table:formula="of:=IF([.A12]&gt;=-1000000; [.A12];&quot;&quot;)">
            <text:p/>
          </table:table-cell>
          <table:table-cell table:formula="of:=ABS([.A12]+ABS([.$H$1]))" office:value-type="float" office:value="3.61673255071321E+016">
            <text:p>3.61673255E+016</text:p>
          </table:table-cell>
          <table:table-cell table:formula="of:=LOG([.C12];10)" office:value-type="float" office:value="16.5583163948429">
            <text:p>16.5583163948</text:p>
          </table:table-cell>
          <table:table-cell/>
          <table:table-cell table:formula="of:=[.F11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1]+[.I$4]" office:value-type="float" office:value="16.0323258505524">
            <text:p>1.60323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7536671.7338">
            <text:p>-1.7537E+007</text:p>
          </table:table-cell>
          <table:table-cell table:formula="of:=IF([.A13]&gt;=-1000000; [.A13];&quot;&quot;)">
            <text:p/>
          </table:table-cell>
          <table:table-cell table:formula="of:=ABS([.A13]+ABS([.$H$1]))" office:value-type="float" office:value="3.61673354410633E+016">
            <text:p>3.61673354E+016</text:p>
          </table:table-cell>
          <table:table-cell table:formula="of:=LOG([.C13];10)" office:value-type="float" office:value="16.5583165141288">
            <text:p>16.5583165141</text:p>
          </table:table-cell>
          <table:table-cell/>
          <table:table-cell table:formula="of:=[.F12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2]+[.I$4]" office:value-type="float" office:value="16.0379818638385">
            <text:p>1.60380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475682892.12">
            <text:p>-3.4757E+009</text:p>
          </table:table-cell>
          <table:table-cell table:formula="of:=IF([.A14]&gt;=-1000000; [.A14];&quot;&quot;)">
            <text:p/>
          </table:table-cell>
          <table:table-cell table:formula="of:=ABS([.A14]+ABS([.$H$1]))" office:value-type="float" office:value="3.61673319829171E+016">
            <text:p>3.61673320E+016</text:p>
          </table:table-cell>
          <table:table-cell table:formula="of:=LOG([.C14];10)" office:value-type="float" office:value="16.5583164726036">
            <text:p>16.5583164726</text:p>
          </table:table-cell>
          <table:table-cell/>
          <table:table-cell table:formula="of:=[.F13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3]+[.I$4]" office:value-type="float" office:value="16.0436378771246">
            <text:p>1.60436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8641826.8394">
            <text:p>-3.8642E+007</text:p>
          </table:table-cell>
          <table:table-cell table:formula="of:=IF([.A15]&gt;=-1000000; [.A15];&quot;&quot;)">
            <text:p/>
          </table:table-cell>
          <table:table-cell table:formula="of:=ABS([.A15]+ABS([.$H$1]))" office:value-type="float" office:value="3.61673354199582E+016">
            <text:p>3.61673354E+016</text:p>
          </table:table-cell>
          <table:table-cell table:formula="of:=LOG([.C15];10)" office:value-type="float" office:value="16.5583165138754">
            <text:p>16.5583165139</text:p>
          </table:table-cell>
          <table:table-cell/>
          <table:table-cell table:formula="of:=[.F14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4]+[.I$4]" office:value-type="float" office:value="16.0492938904107">
            <text:p>1.60493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302762.3466">
            <text:p>3.8303E+007</text:p>
          </table:table-cell>
          <table:table-cell table:formula="of:=IF([.A16]&gt;=-1000000; [.A16];&quot;&quot;)" office:value-type="float" office:value="38302762.3466">
            <text:p>38302762.3466</text:p>
          </table:table-cell>
          <table:table-cell table:formula="of:=ABS([.A16]+ABS([.$H$1]))" office:value-type="float" office:value="3.61673354969028E+016">
            <text:p>3.61673355E+016</text:p>
          </table:table-cell>
          <table:table-cell table:formula="of:=LOG([.C16];10)" office:value-type="float" office:value="16.5583165147993">
            <text:p>16.5583165148</text:p>
          </table:table-cell>
          <table:table-cell/>
          <table:table-cell table:formula="of:=[.F15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5]+[.I$4]" office:value-type="float" office:value="16.0549499036968">
            <text:p>1.60549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6446744348">
            <text:p>-3.6447E+010</text:p>
          </table:table-cell>
          <table:table-cell table:formula="of:=IF([.A17]&gt;=-1000000; [.A17];&quot;&quot;)">
            <text:p/>
          </table:table-cell>
          <table:table-cell table:formula="of:=ABS([.A17]+ABS([.$H$1]))" office:value-type="float" office:value="3.61672990118556E+016">
            <text:p>3.61672990E+016</text:p>
          </table:table-cell>
          <table:table-cell table:formula="of:=LOG([.C17];10)" office:value-type="float" office:value="16.5583160766896">
            <text:p>16.5583160767</text:p>
          </table:table-cell>
          <table:table-cell/>
          <table:table-cell table:formula="of:=[.F16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6]+[.I$4]" office:value-type="float" office:value="16.0606059169829">
            <text:p>1.60606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8764748039300">
            <text:p>-1.8765E+013</text:p>
          </table:table-cell>
          <table:table-cell table:formula="of:=IF([.A18]&gt;=-1000000; [.A18];&quot;&quot;)">
            <text:p/>
          </table:table-cell>
          <table:table-cell table:formula="of:=ABS([.A18]+ABS([.$H$1]))" office:value-type="float" office:value="3.61485707105607E+016">
            <text:p>3.61485707E+016</text:p>
          </table:table-cell>
          <table:table-cell table:formula="of:=LOG([.C18];10)" office:value-type="float" office:value="16.5580911302671">
            <text:p>16.5580911303</text:p>
          </table:table-cell>
          <table:table-cell/>
          <table:table-cell table:formula="of:=[.F17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7]+[.I$4]" office:value-type="float" office:value="16.066261930269">
            <text:p>1.60663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14813163217000">
            <text:p>-1.1481E+014</text:p>
          </table:table-cell>
          <table:table-cell table:formula="of:=IF([.A19]&gt;=-1000000; [.A19];&quot;&quot;)">
            <text:p/>
          </table:table-cell>
          <table:table-cell table:formula="of:=ABS([.A19]+ABS([.$H$1]))" office:value-type="float" office:value="3.6052522295383E+016">
            <text:p>3.60525223E+016</text:p>
          </table:table-cell>
          <table:table-cell table:formula="of:=LOG([.C19];10)" office:value-type="float" office:value="16.5569356540942">
            <text:p>16.5569356541</text:p>
          </table:table-cell>
          <table:table-cell/>
          <table:table-cell table:formula="of:=[.F18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8]+[.I$4]" office:value-type="float" office:value="16.0719179435552">
            <text:p>1.60719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72741245.8364">
            <text:p>-7.2741E+007</text:p>
          </table:table-cell>
          <table:table-cell table:formula="of:=IF([.A20]&gt;=-1000000; [.A20];&quot;&quot;)">
            <text:p/>
          </table:table-cell>
          <table:table-cell table:formula="of:=ABS([.A20]+ABS([.$H$1]))" office:value-type="float" office:value="3.61673353858587E+016">
            <text:p>3.61673354E+016</text:p>
          </table:table-cell>
          <table:table-cell table:formula="of:=LOG([.C20];10)" office:value-type="float" office:value="16.5583165134659">
            <text:p>16.5583165135</text:p>
          </table:table-cell>
          <table:table-cell/>
          <table:table-cell table:formula="of:=[.F19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9]+[.I$4]" office:value-type="float" office:value="16.0775739568413">
            <text:p>1.60776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5137648042.2">
            <text:p>-1.5138E+010</text:p>
          </table:table-cell>
          <table:table-cell table:formula="of:=IF([.A21]&gt;=-1000000; [.A21];&quot;&quot;)">
            <text:p/>
          </table:table-cell>
          <table:table-cell table:formula="of:=ABS([.A21]+ABS([.$H$1]))" office:value-type="float" office:value="3.6167320320952E+016">
            <text:p>3.61673203E+016</text:p>
          </table:table-cell>
          <table:table-cell table:formula="of:=LOG([.C21];10)" office:value-type="float" office:value="16.5583163325677">
            <text:p>16.5583163326</text:p>
          </table:table-cell>
          <table:table-cell/>
          <table:table-cell table:formula="of:=[.F20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20]+[.I$4]" office:value-type="float" office:value="16.0832299701274">
            <text:p>1.60832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61337.13132">
            <text:p>7.0613E+006</text:p>
          </table:table-cell>
          <table:table-cell table:formula="of:=IF([.A22]&gt;=-1000000; [.A22];&quot;&quot;)" office:value-type="float" office:value="7061337.13132">
            <text:p>7061337.13132</text:p>
          </table:table-cell>
          <table:table-cell table:formula="of:=ABS([.A22]+ABS([.$H$1]))" office:value-type="float" office:value="3.61673354656613E+016">
            <text:p>3.61673355E+016</text:p>
          </table:table-cell>
          <table:table-cell table:formula="of:=LOG([.C22];10)" office:value-type="float" office:value="16.5583165144242">
            <text:p>16.5583165144</text:p>
          </table:table-cell>
          <table:table-cell/>
          <table:table-cell table:formula="of:=[.F21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21]+[.I$4]" office:value-type="float" office:value="16.0888859834135">
            <text:p>1.60889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64654081.352">
            <text:p>-3.6465E+008</text:p>
          </table:table-cell>
          <table:table-cell table:formula="of:=IF([.A23]&gt;=-1000000; [.A23];&quot;&quot;)">
            <text:p/>
          </table:table-cell>
          <table:table-cell table:formula="of:=ABS([.A23]+ABS([.$H$1]))" office:value-type="float" office:value="3.61673350939459E+016">
            <text:p>3.61673351E+016</text:p>
          </table:table-cell>
          <table:table-cell table:formula="of:=LOG([.C23];10)" office:value-type="float" office:value="16.5583165099606">
            <text:p>16.55831651</text:p>
          </table:table-cell>
          <table:table-cell/>
          <table:table-cell table:formula="of:=[.F22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22]+[.I$4]" office:value-type="float" office:value="16.0945419966996">
            <text:p>1.60945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7059.578614">
            <text:p>9.8706E+005</text:p>
          </table:table-cell>
          <table:table-cell table:formula="of:=IF([.A24]&gt;=-1000000; [.A24];&quot;&quot;)" office:value-type="float" office:value="987059.578614">
            <text:p>987059.578614</text:p>
          </table:table-cell>
          <table:table-cell table:formula="of:=ABS([.A24]+ABS([.$H$1]))" office:value-type="float" office:value="3.61673354595871E+016">
            <text:p>3.61673355E+016</text:p>
          </table:table-cell>
          <table:table-cell table:formula="of:=LOG([.C24];10)" office:value-type="float" office:value="16.5583165143512">
            <text:p>16.5583165144</text:p>
          </table:table-cell>
          <table:table-cell/>
          <table:table-cell table:formula="of:=[.F23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23]+[.I$4]" office:value-type="float" office:value="16.1001980099857">
            <text:p>1.61002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24201.05187">
            <text:p>3.2242E+006</text:p>
          </table:table-cell>
          <table:table-cell table:formula="of:=IF([.A25]&gt;=-1000000; [.A25];&quot;&quot;)" office:value-type="float" office:value="3224201.05187">
            <text:p>3224201.05187</text:p>
          </table:table-cell>
          <table:table-cell table:formula="of:=ABS([.A25]+ABS([.$H$1]))" office:value-type="float" office:value="3.61673354618242E+016">
            <text:p>3.61673355E+016</text:p>
          </table:table-cell>
          <table:table-cell table:formula="of:=LOG([.C25];10)" office:value-type="float" office:value="16.5583165143781">
            <text:p>16.5583165144</text:p>
          </table:table-cell>
          <table:table-cell/>
          <table:table-cell table:formula="of:=[.F24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24]+[.I$4]" office:value-type="float" office:value="16.1058540232718">
            <text:p>1.61059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29179.26052">
            <text:p>6.9292E+006</text:p>
          </table:table-cell>
          <table:table-cell table:formula="of:=IF([.A26]&gt;=-1000000; [.A26];&quot;&quot;)" office:value-type="float" office:value="6929179.26052">
            <text:p>6929179.26052</text:p>
          </table:table-cell>
          <table:table-cell table:formula="of:=ABS([.A26]+ABS([.$H$1]))" office:value-type="float" office:value="3.61673354655292E+016">
            <text:p>3.61673355E+016</text:p>
          </table:table-cell>
          <table:table-cell table:formula="of:=LOG([.C26];10)" office:value-type="float" office:value="16.5583165144226">
            <text:p>16.5583165144</text:p>
          </table:table-cell>
          <table:table-cell/>
          <table:table-cell table:formula="of:=[.F25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25]+[.I$4]" office:value-type="float" office:value="16.111510036558">
            <text:p>1.61115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9376.323366">
            <text:p>4.2938E+005</text:p>
          </table:table-cell>
          <table:table-cell table:formula="of:=IF([.A27]&gt;=-1000000; [.A27];&quot;&quot;)" office:value-type="float" office:value="429376.323366">
            <text:p>429376.323366</text:p>
          </table:table-cell>
          <table:table-cell table:formula="of:=ABS([.A27]+ABS([.$H$1]))" office:value-type="float" office:value="3.61673354590294E+016">
            <text:p>3.61673355E+016</text:p>
          </table:table-cell>
          <table:table-cell table:formula="of:=LOG([.C27];10)" office:value-type="float" office:value="16.5583165143445">
            <text:p>16.5583165143</text:p>
          </table:table-cell>
          <table:table-cell/>
          <table:table-cell table:formula="of:=[.F26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26]+[.I$4]" office:value-type="float" office:value="16.1171660498441">
            <text:p>1.61172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7565.116917">
            <text:p>2.1757E+005</text:p>
          </table:table-cell>
          <table:table-cell table:formula="of:=IF([.A28]&gt;=-1000000; [.A28];&quot;&quot;)" office:value-type="float" office:value="217565.116917">
            <text:p>217565.116917</text:p>
          </table:table-cell>
          <table:table-cell table:formula="of:=ABS([.A28]+ABS([.$H$1]))" office:value-type="float" office:value="3.61673354588176E+016">
            <text:p>3.61673355E+016</text:p>
          </table:table-cell>
          <table:table-cell table:formula="of:=LOG([.C28];10)" office:value-type="float" office:value="16.558316514342">
            <text:p>16.5583165143</text:p>
          </table:table-cell>
          <table:table-cell/>
          <table:table-cell table:formula="of:=[.F27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27]+[.I$4]" office:value-type="float" office:value="16.1228220631302">
            <text:p>1.61228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495230.7131">
            <text:p>8.2495E+007</text:p>
          </table:table-cell>
          <table:table-cell table:formula="of:=IF([.A29]&gt;=-1000000; [.A29];&quot;&quot;)" office:value-type="float" office:value="82495230.7131">
            <text:p>82495230.7131</text:p>
          </table:table-cell>
          <table:table-cell table:formula="of:=ABS([.A29]+ABS([.$H$1]))" office:value-type="float" office:value="3.61673355410952E+016">
            <text:p>3.61673355E+016</text:p>
          </table:table-cell>
          <table:table-cell table:formula="of:=LOG([.C29];10)" office:value-type="float" office:value="16.55831651533">
            <text:p>16.5583165153</text:p>
          </table:table-cell>
          <table:table-cell/>
          <table:table-cell table:formula="of:=[.F28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28]+[.I$4]" office:value-type="float" office:value="16.1284780764163">
            <text:p>1.61285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82718.96118">
            <text:p>5.5827E+006</text:p>
          </table:table-cell>
          <table:table-cell table:formula="of:=IF([.A30]&gt;=-1000000; [.A30];&quot;&quot;)" office:value-type="float" office:value="5582718.96118">
            <text:p>5582718.96118</text:p>
          </table:table-cell>
          <table:table-cell table:formula="of:=ABS([.A30]+ABS([.$H$1]))" office:value-type="float" office:value="3.61673354641827E+016">
            <text:p>3.61673355E+016</text:p>
          </table:table-cell>
          <table:table-cell table:formula="of:=LOG([.C30];10)" office:value-type="float" office:value="16.5583165144064">
            <text:p>16.5583165144</text:p>
          </table:table-cell>
          <table:table-cell/>
          <table:table-cell table:formula="of:=[.F29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29]+[.I$4]" office:value-type="float" office:value="16.1341340897024">
            <text:p>1.61341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415.9790801">
            <text:p>2.8416E+004</text:p>
          </table:table-cell>
          <table:table-cell table:formula="of:=IF([.A31]&gt;=-1000000; [.A31];&quot;&quot;)" office:value-type="float" office:value="28415.9790801">
            <text:p>28415.9790801</text:p>
          </table:table-cell>
          <table:table-cell table:formula="of:=ABS([.A31]+ABS([.$H$1]))" office:value-type="float" office:value="3.61673354586284E+016">
            <text:p>3.61673355E+016</text:p>
          </table:table-cell>
          <table:table-cell table:formula="of:=LOG([.C31];10)" office:value-type="float" office:value="16.5583165143397">
            <text:p>16.5583165143</text:p>
          </table:table-cell>
          <table:table-cell/>
          <table:table-cell table:formula="of:=[.F30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30]+[.I$4]" office:value-type="float" office:value="16.1397901029885">
            <text:p>1.61398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4285.013532">
            <text:p>6.2429E+005</text:p>
          </table:table-cell>
          <table:table-cell table:formula="of:=IF([.A32]&gt;=-1000000; [.A32];&quot;&quot;)" office:value-type="float" office:value="624285.013532">
            <text:p>624285.013532</text:p>
          </table:table-cell>
          <table:table-cell table:formula="of:=ABS([.A32]+ABS([.$H$1]))" office:value-type="float" office:value="3.61673354592243E+016">
            <text:p>3.61673355E+016</text:p>
          </table:table-cell>
          <table:table-cell table:formula="of:=LOG([.C32];10)" office:value-type="float" office:value="16.5583165143469">
            <text:p>16.5583165143</text:p>
          </table:table-cell>
          <table:table-cell/>
          <table:table-cell table:formula="of:=[.F31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31]+[.I$4]" office:value-type="float" office:value="16.1454461162746">
            <text:p>1.61454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650.7267718">
            <text:p>2.3651E+004</text:p>
          </table:table-cell>
          <table:table-cell table:formula="of:=IF([.A33]&gt;=-1000000; [.A33];&quot;&quot;)" office:value-type="float" office:value="23650.7267718">
            <text:p>23650.7267718</text:p>
          </table:table-cell>
          <table:table-cell table:formula="of:=ABS([.A33]+ABS([.$H$1]))" office:value-type="float" office:value="3.61673354586236E+016">
            <text:p>3.61673355E+016</text:p>
          </table:table-cell>
          <table:table-cell table:formula="of:=LOG([.C33];10)" office:value-type="float" office:value="16.5583165143397">
            <text:p>16.5583165143</text:p>
          </table:table-cell>
          <table:table-cell/>
          <table:table-cell table:formula="of:=[.F32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32]+[.I$4]" office:value-type="float" office:value="16.1511021295607">
            <text:p>1.61511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506165445.6">
            <text:p>7.2506E+010</text:p>
          </table:table-cell>
          <table:table-cell table:formula="of:=IF([.A34]&gt;=-1000000; [.A34];&quot;&quot;)" office:value-type="float" office:value="72506165445.6">
            <text:p>72506165445.6</text:p>
          </table:table-cell>
          <table:table-cell table:formula="of:=ABS([.A34]+ABS([.$H$1]))" office:value-type="float" office:value="3.61674079647654E+016">
            <text:p>3.61674080E+016</text:p>
          </table:table-cell>
          <table:table-cell table:formula="of:=LOG([.C34];10)" office:value-type="float" office:value="16.5583173849868">
            <text:p>16.558317385</text:p>
          </table:table-cell>
          <table:table-cell/>
          <table:table-cell table:formula="of:=[.F33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33]+[.I$4]" office:value-type="float" office:value="16.1567581428469">
            <text:p>1.61568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8811.495729">
            <text:p>8.8881E+005</text:p>
          </table:table-cell>
          <table:table-cell table:formula="of:=IF([.A35]&gt;=-1000000; [.A35];&quot;&quot;)" office:value-type="float" office:value="888811.495729">
            <text:p>888811.495729</text:p>
          </table:table-cell>
          <table:table-cell table:formula="of:=ABS([.A35]+ABS([.$H$1]))" office:value-type="float" office:value="3.61673354594888E+016">
            <text:p>3.61673355E+016</text:p>
          </table:table-cell>
          <table:table-cell table:formula="of:=LOG([.C35];10)" office:value-type="float" office:value="16.55831651435">
            <text:p>16.5583165144</text:p>
          </table:table-cell>
          <table:table-cell/>
          <table:table-cell table:formula="of:=[.F34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34]+[.I$4]" office:value-type="float" office:value="16.162414156133">
            <text:p>1.61624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510343968.63">
            <text:p>-3.5103E+009</text:p>
          </table:table-cell>
          <table:table-cell table:formula="of:=IF([.A36]&gt;=-1000000; [.A36];&quot;&quot;)">
            <text:p/>
          </table:table-cell>
          <table:table-cell table:formula="of:=ABS([.A36]+ABS([.$H$1]))" office:value-type="float" office:value="3.6167331948256E+016">
            <text:p>3.61673319E+016</text:p>
          </table:table-cell>
          <table:table-cell table:formula="of:=LOG([.C36];10)" office:value-type="float" office:value="16.5583164721874">
            <text:p>16.5583164722</text:p>
          </table:table-cell>
          <table:table-cell/>
          <table:table-cell table:formula="of:=[.F35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35]+[.I$4]" office:value-type="float" office:value="16.1680701694191">
            <text:p>1.61681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8078080.46345">
            <text:p>-8.0781E+006</text:p>
          </table:table-cell>
          <table:table-cell table:formula="of:=IF([.A37]&gt;=-1000000; [.A37];&quot;&quot;)">
            <text:p/>
          </table:table-cell>
          <table:table-cell table:formula="of:=ABS([.A37]+ABS([.$H$1]))" office:value-type="float" office:value="3.61673354505219E+016">
            <text:p>3.61673355E+016</text:p>
          </table:table-cell>
          <table:table-cell table:formula="of:=LOG([.C37];10)" office:value-type="float" office:value="16.5583165142424">
            <text:p>16.5583165142</text:p>
          </table:table-cell>
          <table:table-cell/>
          <table:table-cell table:formula="of:=[.F36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36]+[.I$4]" office:value-type="float" office:value="16.1737261827052">
            <text:p>1.61737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6304825191.1">
            <text:p>-3.6305E+010</text:p>
          </table:table-cell>
          <table:table-cell table:formula="of:=IF([.A38]&gt;=-1000000; [.A38];&quot;&quot;)">
            <text:p/>
          </table:table-cell>
          <table:table-cell table:formula="of:=ABS([.A38]+ABS([.$H$1]))" office:value-type="float" office:value="3.61672991537748E+016">
            <text:p>3.61672992E+016</text:p>
          </table:table-cell>
          <table:table-cell table:formula="of:=LOG([.C38];10)" office:value-type="float" office:value="16.5583160783937">
            <text:p>16.5583160784</text:p>
          </table:table-cell>
          <table:table-cell/>
          <table:table-cell table:formula="of:=[.F37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37]+[.I$4]" office:value-type="float" office:value="16.1793821959913">
            <text:p>1.61794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2.11396155168E+015">
            <text:p>-2.1140E+015</text:p>
          </table:table-cell>
          <table:table-cell table:formula="of:=IF([.A39]&gt;=-1000000; [.A39];&quot;&quot;)">
            <text:p/>
          </table:table-cell>
          <table:table-cell table:formula="of:=ABS([.A39]+ABS([.$H$1]))" office:value-type="float" office:value="3.405337390692E+016">
            <text:p>3.40533739E+016</text:p>
          </table:table-cell>
          <table:table-cell table:formula="of:=LOG([.C39];10)" office:value-type="float" office:value="16.532160146985">
            <text:p>16.532160147</text:p>
          </table:table-cell>
          <table:table-cell/>
          <table:table-cell table:formula="of:=[.F38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38]+[.I$4]" office:value-type="float" office:value="16.1850382092774">
            <text:p>1.61850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520264027080">
            <text:p>-5.2026E+011</text:p>
          </table:table-cell>
          <table:table-cell table:formula="of:=IF([.A40]&gt;=-1000000; [.A40];&quot;&quot;)">
            <text:p/>
          </table:table-cell>
          <table:table-cell table:formula="of:=ABS([.A40]+ABS([.$H$1]))" office:value-type="float" office:value="3.61668151945729E+016">
            <text:p>3.61668152E+016</text:p>
          </table:table-cell>
          <table:table-cell table:formula="of:=LOG([.C40];10)" office:value-type="float" office:value="16.5583102670055">
            <text:p>16.558310267</text:p>
          </table:table-cell>
          <table:table-cell/>
          <table:table-cell table:formula="of:=[.F39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39]+[.I$4]" office:value-type="float" office:value="16.1906942225635">
            <text:p>1.61907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204648153122">
            <text:p>-2.0465E+011</text:p>
          </table:table-cell>
          <table:table-cell table:formula="of:=IF([.A41]&gt;=-1000000; [.A41];&quot;&quot;)">
            <text:p/>
          </table:table-cell>
          <table:table-cell table:formula="of:=ABS([.A41]+ABS([.$H$1]))" office:value-type="float" office:value="3.61671308104469E+016">
            <text:p>3.61671308E+016</text:p>
          </table:table-cell>
          <table:table-cell table:formula="of:=LOG([.C41];10)" office:value-type="float" office:value="16.5583140569337">
            <text:p>16.5583140569</text:p>
          </table:table-cell>
          <table:table-cell/>
          <table:table-cell table:formula="of:=[.F40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40]+[.I$4]" office:value-type="float" office:value="16.1963502358497">
            <text:p>1.61964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025.76721">
            <text:p>1.9003E+005</text:p>
          </table:table-cell>
          <table:table-cell table:formula="of:=IF([.A42]&gt;=-1000000; [.A42];&quot;&quot;)" office:value-type="float" office:value="190025.76721">
            <text:p>190025.76721</text:p>
          </table:table-cell>
          <table:table-cell table:formula="of:=ABS([.A42]+ABS([.$H$1]))" office:value-type="float" office:value="3.616733545879E+016">
            <text:p>3.61673355E+016</text:p>
          </table:table-cell>
          <table:table-cell table:formula="of:=LOG([.C42];10)" office:value-type="float" office:value="16.5583165143417">
            <text:p>16.5583165143</text:p>
          </table:table-cell>
          <table:table-cell/>
          <table:table-cell table:formula="of:=[.F41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41]+[.I$4]" office:value-type="float" office:value="16.2020062491358">
            <text:p>1.62020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56235.350739">
            <text:p>-1.5624E+005</text:p>
          </table:table-cell>
          <table:table-cell table:formula="of:=IF([.A43]&gt;=-1000000; [.A43];&quot;&quot;)" office:value-type="float" office:value="-156235.350739">
            <text:p>-156235.350739</text:p>
          </table:table-cell>
          <table:table-cell table:formula="of:=ABS([.A43]+ABS([.$H$1]))" office:value-type="float" office:value="3.61673354584438E+016">
            <text:p>3.61673355E+016</text:p>
          </table:table-cell>
          <table:table-cell table:formula="of:=LOG([.C43];10)" office:value-type="float" office:value="16.5583165143375">
            <text:p>16.5583165143</text:p>
          </table:table-cell>
          <table:table-cell/>
          <table:table-cell table:formula="of:=[.F42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42]+[.I$4]" office:value-type="float" office:value="16.2076622624219">
            <text:p>1.62077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5460704.40668">
            <text:p>-5.4607E+006</text:p>
          </table:table-cell>
          <table:table-cell table:formula="of:=IF([.A44]&gt;=-1000000; [.A44];&quot;&quot;)">
            <text:p/>
          </table:table-cell>
          <table:table-cell table:formula="of:=ABS([.A44]+ABS([.$H$1]))" office:value-type="float" office:value="3.61673354531393E+016">
            <text:p>3.61673355E+016</text:p>
          </table:table-cell>
          <table:table-cell table:formula="of:=LOG([.C44];10)" office:value-type="float" office:value="16.5583165142738">
            <text:p>16.5583165143</text:p>
          </table:table-cell>
          <table:table-cell/>
          <table:table-cell table:formula="of:=[.F43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43]+[.I$4]" office:value-type="float" office:value="16.213318275708">
            <text:p>1.62133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2730.867979">
            <text:p>5.1273E+005</text:p>
          </table:table-cell>
          <table:table-cell table:formula="of:=IF([.A45]&gt;=-1000000; [.A45];&quot;&quot;)" office:value-type="float" office:value="512730.867979">
            <text:p>512730.867979</text:p>
          </table:table-cell>
          <table:table-cell table:formula="of:=ABS([.A45]+ABS([.$H$1]))" office:value-type="float" office:value="3.61673354591127E+016">
            <text:p>3.61673355E+016</text:p>
          </table:table-cell>
          <table:table-cell table:formula="of:=LOG([.C45];10)" office:value-type="float" office:value="16.5583165143455">
            <text:p>16.5583165143</text:p>
          </table:table-cell>
          <table:table-cell/>
          <table:table-cell table:formula="of:=[.F44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44]+[.I$4]" office:value-type="float" office:value="16.2189742889941">
            <text:p>1.62190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746717339.239">
            <text:p>-7.4672E+008</text:p>
          </table:table-cell>
          <table:table-cell table:formula="of:=IF([.A46]&gt;=-1000000; [.A46];&quot;&quot;)">
            <text:p/>
          </table:table-cell>
          <table:table-cell table:formula="of:=ABS([.A46]+ABS([.$H$1]))" office:value-type="float" office:value="3.61673347118827E+016">
            <text:p>3.61673347E+016</text:p>
          </table:table-cell>
          <table:table-cell table:formula="of:=LOG([.C46];10)" office:value-type="float" office:value="16.5583165053729">
            <text:p>16.5583165054</text:p>
          </table:table-cell>
          <table:table-cell/>
          <table:table-cell table:formula="of:=[.F45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45]+[.I$4]" office:value-type="float" office:value="16.2246303022802">
            <text:p>1.62246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2097129.304">
            <text:p>-1.2097E+007</text:p>
          </table:table-cell>
          <table:table-cell table:formula="of:=IF([.A47]&gt;=-1000000; [.A47];&quot;&quot;)">
            <text:p/>
          </table:table-cell>
          <table:table-cell table:formula="of:=ABS([.A47]+ABS([.$H$1]))" office:value-type="float" office:value="3.61673354465029E+016">
            <text:p>3.61673354E+016</text:p>
          </table:table-cell>
          <table:table-cell table:formula="of:=LOG([.C47];10)" office:value-type="float" office:value="16.5583165141941">
            <text:p>16.5583165142</text:p>
          </table:table-cell>
          <table:table-cell/>
          <table:table-cell table:formula="of:=[.F46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46]+[.I$4]" office:value-type="float" office:value="16.2302863155663">
            <text:p>1.62303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8378319398730">
            <text:p>-8.3783E+012</text:p>
          </table:table-cell>
          <table:table-cell table:formula="of:=IF([.A48]&gt;=-1000000; [.A48];&quot;&quot;)">
            <text:p/>
          </table:table-cell>
          <table:table-cell table:formula="of:=ABS([.A48]+ABS([.$H$1]))" office:value-type="float" office:value="3.61589571392013E+016">
            <text:p>3.61589571E+016</text:p>
          </table:table-cell>
          <table:table-cell table:formula="of:=LOG([.C48];10)" office:value-type="float" office:value="16.558215896493">
            <text:p>16.5582158965</text:p>
          </table:table-cell>
          <table:table-cell/>
          <table:table-cell table:formula="of:=[.F47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47]+[.I$4]" office:value-type="float" office:value="16.2359423288525">
            <text:p>1.62359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6804.7957817">
            <text:p>-3.6805E+004</text:p>
          </table:table-cell>
          <table:table-cell table:formula="of:=IF([.A49]&gt;=-1000000; [.A49];&quot;&quot;)" office:value-type="float" office:value="-36804.7957817">
            <text:p>-36804.7957817</text:p>
          </table:table-cell>
          <table:table-cell table:formula="of:=ABS([.A49]+ABS([.$H$1]))" office:value-type="float" office:value="3.61673354585632E+016">
            <text:p>3.61673355E+016</text:p>
          </table:table-cell>
          <table:table-cell table:formula="of:=LOG([.C49];10)" office:value-type="float" office:value="16.5583165143389">
            <text:p>16.5583165143</text:p>
          </table:table-cell>
          <table:table-cell/>
          <table:table-cell table:formula="of:=[.F48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48]+[.I$4]" office:value-type="float" office:value="16.2415983421386">
            <text:p>1.62416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3559.044651">
            <text:p>4.2356E+005</text:p>
          </table:table-cell>
          <table:table-cell table:formula="of:=IF([.A50]&gt;=-1000000; [.A50];&quot;&quot;)" office:value-type="float" office:value="423559.044651">
            <text:p>423559.044651</text:p>
          </table:table-cell>
          <table:table-cell table:formula="of:=ABS([.A50]+ABS([.$H$1]))" office:value-type="float" office:value="3.61673354590236E+016">
            <text:p>3.61673355E+016</text:p>
          </table:table-cell>
          <table:table-cell table:formula="of:=LOG([.C50];10)" office:value-type="float" office:value="16.5583165143445">
            <text:p>16.5583165143</text:p>
          </table:table-cell>
          <table:table-cell/>
          <table:table-cell table:formula="of:=[.F49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49]+[.I$4]" office:value-type="float" office:value="16.2472543554247">
            <text:p>1.62473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7342418388.9">
            <text:p>-1.7342E+010</text:p>
          </table:table-cell>
          <table:table-cell table:formula="of:=IF([.A51]&gt;=-1000000; [.A51];&quot;&quot;)">
            <text:p/>
          </table:table-cell>
          <table:table-cell table:formula="of:=ABS([.A51]+ABS([.$H$1]))" office:value-type="float" office:value="3.61673181161816E+016">
            <text:p>3.61673181E+016</text:p>
          </table:table-cell>
          <table:table-cell table:formula="of:=LOG([.C51];10)" office:value-type="float" office:value="16.5583163060929">
            <text:p>16.5583163061</text:p>
          </table:table-cell>
          <table:table-cell/>
          <table:table-cell table:formula="of:=[.F50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50]+[.I$4]" office:value-type="float" office:value="16.2529103687108">
            <text:p>1.62529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0795631.7519">
            <text:p>-1.0796E+007</text:p>
          </table:table-cell>
          <table:table-cell table:formula="of:=IF([.A52]&gt;=-1000000; [.A52];&quot;&quot;)">
            <text:p/>
          </table:table-cell>
          <table:table-cell table:formula="of:=ABS([.A52]+ABS([.$H$1]))" office:value-type="float" office:value="3.61673354478044E+016">
            <text:p>3.61673354E+016</text:p>
          </table:table-cell>
          <table:table-cell table:formula="of:=LOG([.C52];10)" office:value-type="float" office:value="16.5583165142097">
            <text:p>16.5583165142</text:p>
          </table:table-cell>
          <table:table-cell/>
          <table:table-cell table:formula="of:=[.F51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51]+[.I$4]" office:value-type="float" office:value="16.2585663819969">
            <text:p>1.62586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458038623.539">
            <text:p>-4.5804E+008</text:p>
          </table:table-cell>
          <table:table-cell table:formula="of:=IF([.A53]&gt;=-1000000; [.A53];&quot;&quot;)">
            <text:p/>
          </table:table-cell>
          <table:table-cell table:formula="of:=ABS([.A53]+ABS([.$H$1]))" office:value-type="float" office:value="3.61673350005614E+016">
            <text:p>3.61673350E+016</text:p>
          </table:table-cell>
          <table:table-cell table:formula="of:=LOG([.C53];10)" office:value-type="float" office:value="16.5583165088393">
            <text:p>16.5583165088</text:p>
          </table:table-cell>
          <table:table-cell/>
          <table:table-cell table:formula="of:=[.F52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52]+[.I$4]" office:value-type="float" office:value="16.264222395283">
            <text:p>1.62642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5647789205.22">
            <text:p>-5.6478E+009</text:p>
          </table:table-cell>
          <table:table-cell table:formula="of:=IF([.A54]&gt;=-1000000; [.A54];&quot;&quot;)">
            <text:p/>
          </table:table-cell>
          <table:table-cell table:formula="of:=ABS([.A54]+ABS([.$H$1]))" office:value-type="float" office:value="3.61673298108108E+016">
            <text:p>3.61673298E+016</text:p>
          </table:table-cell>
          <table:table-cell table:formula="of:=LOG([.C54];10)" office:value-type="float" office:value="16.5583164465212">
            <text:p>16.5583164465</text:p>
          </table:table-cell>
          <table:table-cell/>
          <table:table-cell table:formula="of:=[.F53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53]+[.I$4]" office:value-type="float" office:value="16.2698784085691">
            <text:p>1.62699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81197764.172">
            <text:p>-1.8120E+008</text:p>
          </table:table-cell>
          <table:table-cell table:formula="of:=IF([.A55]&gt;=-1000000; [.A55];&quot;&quot;)">
            <text:p/>
          </table:table-cell>
          <table:table-cell table:formula="of:=ABS([.A55]+ABS([.$H$1]))" office:value-type="float" office:value="3.61673352774022E+016">
            <text:p>3.61673353E+016</text:p>
          </table:table-cell>
          <table:table-cell table:formula="of:=LOG([.C55];10)" office:value-type="float" office:value="16.5583165121636">
            <text:p>16.5583165122</text:p>
          </table:table-cell>
          <table:table-cell/>
          <table:table-cell table:formula="of:=[.F54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54]+[.I$4]" office:value-type="float" office:value="16.2755344218552">
            <text:p>1.62755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247.700204">
            <text:p>1.4725E+005</text:p>
          </table:table-cell>
          <table:table-cell table:formula="of:=IF([.A56]&gt;=-1000000; [.A56];&quot;&quot;)" office:value-type="float" office:value="147247.700204">
            <text:p>147247.700204</text:p>
          </table:table-cell>
          <table:table-cell table:formula="of:=ABS([.A56]+ABS([.$H$1]))" office:value-type="float" office:value="3.61673354587472E+016">
            <text:p>3.61673355E+016</text:p>
          </table:table-cell>
          <table:table-cell table:formula="of:=LOG([.C56];10)" office:value-type="float" office:value="16.5583165143411">
            <text:p>16.5583165143</text:p>
          </table:table-cell>
          <table:table-cell/>
          <table:table-cell table:formula="of:=[.F55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55]+[.I$4]" office:value-type="float" office:value="16.2811904351414">
            <text:p>1.62812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77908583.4896">
            <text:p>-7.7909E+007</text:p>
          </table:table-cell>
          <table:table-cell table:formula="of:=IF([.A57]&gt;=-1000000; [.A57];&quot;&quot;)">
            <text:p/>
          </table:table-cell>
          <table:table-cell table:formula="of:=ABS([.A57]+ABS([.$H$1]))" office:value-type="float" office:value="3.61673353806914E+016">
            <text:p>3.61673354E+016</text:p>
          </table:table-cell>
          <table:table-cell table:formula="of:=LOG([.C57];10)" office:value-type="float" office:value="16.5583165134039">
            <text:p>16.5583165134</text:p>
          </table:table-cell>
          <table:table-cell/>
          <table:table-cell table:formula="of:=[.F56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56]+[.I$4]" office:value-type="float" office:value="16.2868464484275">
            <text:p>1.62868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218.3661131">
            <text:p>8.0218E+004</text:p>
          </table:table-cell>
          <table:table-cell table:formula="of:=IF([.A58]&gt;=-1000000; [.A58];&quot;&quot;)" office:value-type="float" office:value="80218.3661131">
            <text:p>80218.3661131</text:p>
          </table:table-cell>
          <table:table-cell table:formula="of:=ABS([.A58]+ABS([.$H$1]))" office:value-type="float" office:value="3.61673354586802E+016">
            <text:p>3.61673355E+016</text:p>
          </table:table-cell>
          <table:table-cell table:formula="of:=LOG([.C58];10)" office:value-type="float" office:value="16.5583165143403">
            <text:p>16.5583165143</text:p>
          </table:table-cell>
          <table:table-cell/>
          <table:table-cell table:formula="of:=[.F57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57]+[.I$4]" office:value-type="float" office:value="16.2925024617136">
            <text:p>1.62925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25533365188">
            <text:p>-1.2553E+011</text:p>
          </table:table-cell>
          <table:table-cell table:formula="of:=IF([.A59]&gt;=-1000000; [.A59];&quot;&quot;)">
            <text:p/>
          </table:table-cell>
          <table:table-cell table:formula="of:=ABS([.A59]+ABS([.$H$1]))" office:value-type="float" office:value="3.61672099252348E+016">
            <text:p>3.61672099E+016</text:p>
          </table:table-cell>
          <table:table-cell table:formula="of:=LOG([.C59];10)" office:value-type="float" office:value="16.5583150069421">
            <text:p>16.5583150069</text:p>
          </table:table-cell>
          <table:table-cell/>
          <table:table-cell table:formula="of:=[.F58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58]+[.I$4]" office:value-type="float" office:value="16.2981584749997">
            <text:p>1.62982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69379237935000">
            <text:p>-1.6938E+014</text:p>
          </table:table-cell>
          <table:table-cell table:formula="of:=IF([.A60]&gt;=-1000000; [.A60];&quot;&quot;)">
            <text:p/>
          </table:table-cell>
          <table:table-cell table:formula="of:=ABS([.A60]+ABS([.$H$1]))" office:value-type="float" office:value="3.5997956220665E+016">
            <text:p>3.59979562E+016</text:p>
          </table:table-cell>
          <table:table-cell table:formula="of:=LOG([.C60];10)" office:value-type="float" office:value="16.5562778444538">
            <text:p>16.5562778445</text:p>
          </table:table-cell>
          <table:table-cell/>
          <table:table-cell table:formula="of:=[.F59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59]+[.I$4]" office:value-type="float" office:value="16.3038144882858">
            <text:p>1.63038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2.6333254992E+016">
            <text:p>-2.6333E+016</text:p>
          </table:table-cell>
          <table:table-cell table:formula="of:=IF([.A61]&gt;=-1000000; [.A61];&quot;&quot;)">
            <text:p/>
          </table:table-cell>
          <table:table-cell table:formula="of:=ABS([.A61]+ABS([.$H$1]))" office:value-type="float" office:value="9.8340804666E+015">
            <text:p>9.83408047E+015</text:p>
          </table:table-cell>
          <table:table-cell table:formula="of:=LOG([.C61];10)" office:value-type="float" office:value="15.9927337575496">
            <text:p>15.9927337575</text:p>
          </table:table-cell>
          <table:table-cell/>
          <table:table-cell table:formula="of:=[.F60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60]+[.I$4]" office:value-type="float" office:value="16.3094705015719">
            <text:p>1.63095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0093395.7767">
            <text:p>-1.0093E+007</text:p>
          </table:table-cell>
          <table:table-cell table:formula="of:=IF([.A62]&gt;=-1000000; [.A62];&quot;&quot;)">
            <text:p/>
          </table:table-cell>
          <table:table-cell table:formula="of:=ABS([.A62]+ABS([.$H$1]))" office:value-type="float" office:value="3.61673354485066E+016">
            <text:p>3.61673354E+016</text:p>
          </table:table-cell>
          <table:table-cell table:formula="of:=LOG([.C62];10)" office:value-type="float" office:value="16.5583165142182">
            <text:p>16.5583165142</text:p>
          </table:table-cell>
          <table:table-cell/>
          <table:table-cell table:formula="of:=[.F61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61]+[.I$4]" office:value-type="float" office:value="16.315126514858">
            <text:p>1.63151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2.57817585677E+016">
            <text:p>-2.5782E+016</text:p>
          </table:table-cell>
          <table:table-cell table:formula="of:=IF([.A63]&gt;=-1000000; [.A63];&quot;&quot;)">
            <text:p/>
          </table:table-cell>
          <table:table-cell table:formula="of:=ABS([.A63]+ABS([.$H$1]))" office:value-type="float" office:value="1.03855768909E+016">
            <text:p>1.03855769E+016</text:p>
          </table:table-cell>
          <table:table-cell table:formula="of:=LOG([.C63];10)" office:value-type="float" office:value="16.0164306254331">
            <text:p>16.0164306254</text:p>
          </table:table-cell>
          <table:table-cell/>
          <table:table-cell table:formula="of:=[.F62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62]+[.I$4]" office:value-type="float" office:value="16.3207825281442">
            <text:p>1.63208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307791179650">
            <text:p>-1.3078E+012</text:p>
          </table:table-cell>
          <table:table-cell table:formula="of:=IF([.A64]&gt;=-1000000; [.A64];&quot;&quot;)">
            <text:p/>
          </table:table-cell>
          <table:table-cell table:formula="of:=ABS([.A64]+ABS([.$H$1]))" office:value-type="float" office:value="3.61660276674203E+016">
            <text:p>3.61660277E+016</text:p>
          </table:table-cell>
          <table:table-cell table:formula="of:=LOG([.C64];10)" office:value-type="float" office:value="16.5583008102032">
            <text:p>16.5583008102</text:p>
          </table:table-cell>
          <table:table-cell/>
          <table:table-cell table:formula="of:=[.F63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63]+[.I$4]" office:value-type="float" office:value="16.3264385414303">
            <text:p>1.63264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57864098651.4">
            <text:p>-5.7864E+010</text:p>
          </table:table-cell>
          <table:table-cell table:formula="of:=IF([.A65]&gt;=-1000000; [.A65];&quot;&quot;)">
            <text:p/>
          </table:table-cell>
          <table:table-cell table:formula="of:=ABS([.A65]+ABS([.$H$1]))" office:value-type="float" office:value="3.61672775945014E+016">
            <text:p>3.61672776E+016</text:p>
          </table:table-cell>
          <table:table-cell table:formula="of:=LOG([.C65];10)" office:value-type="float" office:value="16.5583158195113">
            <text:p>16.5583158195</text:p>
          </table:table-cell>
          <table:table-cell/>
          <table:table-cell table:formula="of:=[.F64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64]+[.I$4]" office:value-type="float" office:value="16.3320945547164">
            <text:p>1.63321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459653623.43">
            <text:p>-3.4597E+009</text:p>
          </table:table-cell>
          <table:table-cell table:formula="of:=IF([.A66]&gt;=-1000000; [.A66];&quot;&quot;)">
            <text:p/>
          </table:table-cell>
          <table:table-cell table:formula="of:=ABS([.A66]+ABS([.$H$1]))" office:value-type="float" office:value="3.61673319989464E+016">
            <text:p>3.61673320E+016</text:p>
          </table:table-cell>
          <table:table-cell table:formula="of:=LOG([.C66];10)" office:value-type="float" office:value="16.5583164727961">
            <text:p>16.5583164728</text:p>
          </table:table-cell>
          <table:table-cell/>
          <table:table-cell table:formula="of:=[.F65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65]+[.I$4]" office:value-type="float" office:value="16.3377505680025">
            <text:p>1.63378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835479.3144">
            <text:p>-3.8355E+006</text:p>
          </table:table-cell>
          <table:table-cell table:formula="of:=IF([.A67]&gt;=-1000000; [.A67];&quot;&quot;)">
            <text:p/>
          </table:table-cell>
          <table:table-cell table:formula="of:=ABS([.A67]+ABS([.$H$1]))" office:value-type="float" office:value="3.61673354547645E+016">
            <text:p>3.61673355E+016</text:p>
          </table:table-cell>
          <table:table-cell table:formula="of:=LOG([.C67];10)" office:value-type="float" office:value="16.5583165142933">
            <text:p>16.5583165143</text:p>
          </table:table-cell>
          <table:table-cell/>
          <table:table-cell table:formula="of:=[.F66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66]+[.I$4]" office:value-type="float" office:value="16.3434065812886">
            <text:p>1.63434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486765519967">
            <text:p>-4.8677E+011</text:p>
          </table:table-cell>
          <table:table-cell table:formula="of:=IF([.A68]&gt;=-1000000; [.A68];&quot;&quot;)">
            <text:p/>
          </table:table-cell>
          <table:table-cell table:formula="of:=ABS([.A68]+ABS([.$H$1]))" office:value-type="float" office:value="3.616684869308E+016">
            <text:p>3.61668487E+016</text:p>
          </table:table-cell>
          <table:table-cell table:formula="of:=LOG([.C68];10)" office:value-type="float" office:value="16.5583106692585">
            <text:p>16.5583106693</text:p>
          </table:table-cell>
          <table:table-cell/>
          <table:table-cell table:formula="of:=[.F67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67]+[.I$4]" office:value-type="float" office:value="16.3490625945747">
            <text:p>1.63491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351340763.26">
            <text:p>-1.3513E+009</text:p>
          </table:table-cell>
          <table:table-cell table:formula="of:=IF([.A69]&gt;=-1000000; [.A69];&quot;&quot;)">
            <text:p/>
          </table:table-cell>
          <table:table-cell table:formula="of:=ABS([.A69]+ABS([.$H$1]))" office:value-type="float" office:value="3.61673341072592E+016">
            <text:p>3.61673341E+016</text:p>
          </table:table-cell>
          <table:table-cell table:formula="of:=LOG([.C69];10)" office:value-type="float" office:value="16.5583164981126">
            <text:p>16.5583164981</text:p>
          </table:table-cell>
          <table:table-cell/>
          <table:table-cell table:formula="of:=[.F68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68]+[.I$4]" office:value-type="float" office:value="16.3547186078608">
            <text:p>1.63547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86586144540">
            <text:p>-3.8659E+011</text:p>
          </table:table-cell>
          <table:table-cell table:formula="of:=IF([.A70]&gt;=-1000000; [.A70];&quot;&quot;)">
            <text:p/>
          </table:table-cell>
          <table:table-cell table:formula="of:=ABS([.A70]+ABS([.$H$1]))" office:value-type="float" office:value="3.61669488724555E+016">
            <text:p>3.61669489E+016</text:p>
          </table:table-cell>
          <table:table-cell table:formula="of:=LOG([.C70];10)" office:value-type="float" office:value="16.5583118722189">
            <text:p>16.5583118722</text:p>
          </table:table-cell>
          <table:table-cell/>
          <table:table-cell table:formula="of:=[.F69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69]+[.I$4]" office:value-type="float" office:value="16.360374621147">
            <text:p>1.63604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802725493565">
            <text:p>-8.0273E+011</text:p>
          </table:table-cell>
          <table:table-cell table:formula="of:=IF([.A71]&gt;=-1000000; [.A71];&quot;&quot;)">
            <text:p/>
          </table:table-cell>
          <table:table-cell table:formula="of:=ABS([.A71]+ABS([.$H$1]))" office:value-type="float" office:value="3.61665327331064E+016">
            <text:p>3.61665327E+016</text:p>
          </table:table-cell>
          <table:table-cell table:formula="of:=LOG([.C71];10)" office:value-type="float" office:value="16.5583068751687">
            <text:p>16.5583068752</text:p>
          </table:table-cell>
          <table:table-cell/>
          <table:table-cell table:formula="of:=[.F70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70]+[.I$4]" office:value-type="float" office:value="16.3660306344331">
            <text:p>1.63660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70478216039300">
            <text:p>-7.0478E+013</text:p>
          </table:table-cell>
          <table:table-cell table:formula="of:=IF([.A72]&gt;=-1000000; [.A72];&quot;&quot;)">
            <text:p/>
          </table:table-cell>
          <table:table-cell table:formula="of:=ABS([.A72]+ABS([.$H$1]))" office:value-type="float" office:value="3.60968572425607E+016">
            <text:p>3.60968572E+016</text:p>
          </table:table-cell>
          <table:table-cell table:formula="of:=LOG([.C72];10)" office:value-type="float" office:value="16.5574693918882">
            <text:p>16.5574693919</text:p>
          </table:table-cell>
          <table:table-cell/>
          <table:table-cell table:formula="of:=[.F71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71]+[.I$4]" office:value-type="float" office:value="16.3716866477192">
            <text:p>1.63717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2575.289053">
            <text:p>3.9258E+005</text:p>
          </table:table-cell>
          <table:table-cell table:formula="of:=IF([.A73]&gt;=-1000000; [.A73];&quot;&quot;)" office:value-type="float" office:value="392575.289053">
            <text:p>392575.289053</text:p>
          </table:table-cell>
          <table:table-cell table:formula="of:=ABS([.A73]+ABS([.$H$1]))" office:value-type="float" office:value="3.61673354589926E+016">
            <text:p>3.61673355E+016</text:p>
          </table:table-cell>
          <table:table-cell table:formula="of:=LOG([.C73];10)" office:value-type="float" office:value="16.5583165143441">
            <text:p>16.5583165143</text:p>
          </table:table-cell>
          <table:table-cell/>
          <table:table-cell table:formula="of:=[.F72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72]+[.I$4]" office:value-type="float" office:value="16.3773426610053">
            <text:p>1.63773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448870390.762">
            <text:p>-4.4887E+008</text:p>
          </table:table-cell>
          <table:table-cell table:formula="of:=IF([.A74]&gt;=-1000000; [.A74];&quot;&quot;)">
            <text:p/>
          </table:table-cell>
          <table:table-cell table:formula="of:=ABS([.A74]+ABS([.$H$1]))" office:value-type="float" office:value="3.61673350097296E+016">
            <text:p>3.61673350E+016</text:p>
          </table:table-cell>
          <table:table-cell table:formula="of:=LOG([.C74];10)" office:value-type="float" office:value="16.5583165089494">
            <text:p>16.5583165089</text:p>
          </table:table-cell>
          <table:table-cell/>
          <table:table-cell table:formula="of:=[.F73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73]+[.I$4]" office:value-type="float" office:value="16.3829986742914">
            <text:p>1.63830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32442230150">
            <text:p>-1.3244E+011</text:p>
          </table:table-cell>
          <table:table-cell table:formula="of:=IF([.A75]&gt;=-1000000; [.A75];&quot;&quot;)">
            <text:p/>
          </table:table-cell>
          <table:table-cell table:formula="of:=ABS([.A75]+ABS([.$H$1]))" office:value-type="float" office:value="3.61672030163698E+016">
            <text:p>3.61672030E+016</text:p>
          </table:table-cell>
          <table:table-cell table:formula="of:=LOG([.C75];10)" office:value-type="float" office:value="16.5583149239807">
            <text:p>16.558314924</text:p>
          </table:table-cell>
          <table:table-cell/>
          <table:table-cell table:formula="of:=[.F74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74]+[.I$4]" office:value-type="float" office:value="16.3886546875775">
            <text:p>1.63887E+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-1116755909010">
            <text:p>-1.1168E+012</text:p>
          </table:table-cell>
          <table:table-cell table:formula="of:=IF([.A76]&gt;=-1000000; [.A76];&quot;&quot;)">
            <text:p/>
          </table:table-cell>
          <table:table-cell table:formula="of:=ABS([.A76]+ABS([.$H$1]))" office:value-type="float" office:value="3.6166218702691E+016">
            <text:p>3.61662187E+016</text:p>
          </table:table-cell>
          <table:table-cell table:formula="of:=LOG([.C76];10)" office:value-type="float" office:value="16.5583031042164">
            <text:p>16.5583031042</text:p>
          </table:table-cell>
          <table:table-cell/>
          <table:table-cell table:formula="of:=[.F75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75]+[.I$4]" office:value-type="float" office:value="16.3943107008636">
            <text:p>1.63943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72571449477.5">
            <text:p>-7.2571E+010</text:p>
          </table:table-cell>
          <table:table-cell table:formula="of:=IF([.A77]&gt;=-1000000; [.A77];&quot;&quot;)">
            <text:p/>
          </table:table-cell>
          <table:table-cell table:formula="of:=ABS([.A77]+ABS([.$H$1]))" office:value-type="float" office:value="3.61672628871505E+016">
            <text:p>3.61672629E+016</text:p>
          </table:table-cell>
          <table:table-cell table:formula="of:=LOG([.C77];10)" office:value-type="float" office:value="16.5583156429063">
            <text:p>16.5583156429</text:p>
          </table:table-cell>
          <table:table-cell/>
          <table:table-cell table:formula="of:=[.F76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76]+[.I$4]" office:value-type="float" office:value="16.3999667141497">
            <text:p>1.64000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4857733.5045">
            <text:p>-1.4858E+007</text:p>
          </table:table-cell>
          <table:table-cell table:formula="of:=IF([.A78]&gt;=-1000000; [.A78];&quot;&quot;)">
            <text:p/>
          </table:table-cell>
          <table:table-cell table:formula="of:=ABS([.A78]+ABS([.$H$1]))" office:value-type="float" office:value="3.61673354437423E+016">
            <text:p>3.61673354E+016</text:p>
          </table:table-cell>
          <table:table-cell table:formula="of:=LOG([.C78];10)" office:value-type="float" office:value="16.558316514161">
            <text:p>16.5583165142</text:p>
          </table:table-cell>
          <table:table-cell/>
          <table:table-cell table:formula="of:=[.F77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77]+[.I$4]" office:value-type="float" office:value="16.4056227274359">
            <text:p>1.64056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57051276269">
            <text:p>-1.5705E+011</text:p>
          </table:table-cell>
          <table:table-cell table:formula="of:=IF([.A79]&gt;=-1000000; [.A79];&quot;&quot;)">
            <text:p/>
          </table:table-cell>
          <table:table-cell table:formula="of:=ABS([.A79]+ABS([.$H$1]))" office:value-type="float" office:value="3.61671784073237E+016">
            <text:p>3.61671784E+016</text:p>
          </table:table-cell>
          <table:table-cell table:formula="of:=LOG([.C79];10)" office:value-type="float" office:value="16.5583146284761">
            <text:p>16.5583146285</text:p>
          </table:table-cell>
          <table:table-cell/>
          <table:table-cell table:formula="of:=[.F78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78]+[.I$4]" office:value-type="float" office:value="16.411278740722">
            <text:p>1.64113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5430.7781">
            <text:p>4.4543E+005</text:p>
          </table:table-cell>
          <table:table-cell table:formula="of:=IF([.A80]&gt;=-1000000; [.A80];&quot;&quot;)" office:value-type="float" office:value="445430.7781">
            <text:p>445430.7781</text:p>
          </table:table-cell>
          <table:table-cell table:formula="of:=ABS([.A80]+ABS([.$H$1]))" office:value-type="float" office:value="3.61673354590454E+016">
            <text:p>3.61673355E+016</text:p>
          </table:table-cell>
          <table:table-cell table:formula="of:=LOG([.C80];10)" office:value-type="float" office:value="16.5583165143447">
            <text:p>16.5583165143</text:p>
          </table:table-cell>
          <table:table-cell/>
          <table:table-cell table:formula="of:=[.F79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79]+[.I$4]" office:value-type="float" office:value="16.4169347540081">
            <text:p>1.64169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2324718904910">
            <text:p>-2.3247E+012</text:p>
          </table:table-cell>
          <table:table-cell table:formula="of:=IF([.A81]&gt;=-1000000; [.A81];&quot;&quot;)">
            <text:p/>
          </table:table-cell>
          <table:table-cell table:formula="of:=ABS([.A81]+ABS([.$H$1]))" office:value-type="float" office:value="3.61650107396951E+016">
            <text:p>3.61650107E+016</text:p>
          </table:table-cell>
          <table:table-cell table:formula="of:=LOG([.C81];10)" office:value-type="float" office:value="16.5582885984028">
            <text:p>16.5582885984</text:p>
          </table:table-cell>
          <table:table-cell/>
          <table:table-cell table:formula="of:=[.F80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80]+[.I$4]" office:value-type="float" office:value="16.4225907672942">
            <text:p>1.64226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4375939452910">
            <text:p>-4.3759E+012</text:p>
          </table:table-cell>
          <table:table-cell table:formula="of:=IF([.A#REF!]&gt;=-1000000; [.A#REF!];&quot;&quot;)" office:value-type="float" office:value="0">
            <text:p>#REF!</text:p>
          </table:table-cell>
          <table:table-cell table:formula="of:=ABS([.A#REF!]+ABS([.$H$1]))" office:value-type="float" office:value="0">
            <text:p>#REF!</text:p>
          </table:table-cell>
          <table:table-cell table:number-columns-repeated="2"/>
          <table:table-cell table:formula="of:=[.F81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81]+[.I$4]" office:value-type="float" office:value="16.4282467805803">
            <text:p>1.64282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530669264.09">
            <text:p>-1.5307E+009</text:p>
          </table:table-cell>
          <table:table-cell table:formula="of:=IF([.A82]&gt;=-1000000; [.A82];&quot;&quot;)">
            <text:p/>
          </table:table-cell>
          <table:table-cell table:formula="of:=ABS([.A82]+ABS([.$H$1]))" office:value-type="float" office:value="3.61629595191471E+016">
            <text:p>3.61629595E+016</text:p>
          </table:table-cell>
          <table:table-cell table:formula="of:=LOG([.C83];10)" office:value-type="float" office:value="16.5582639652281">
            <text:p>16.5582639652</text:p>
          </table:table-cell>
          <table:table-cell/>
          <table:table-cell table:formula="of:=[.F82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82]+[.I$4]" office:value-type="float" office:value="16.4339027938664">
            <text:p>1.64339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778688478.64">
            <text:p>-1.7787E+009</text:p>
          </table:table-cell>
          <table:table-cell table:formula="of:=IF([.A83]&gt;=-1000000; [.A83];&quot;&quot;)">
            <text:p/>
          </table:table-cell>
          <table:table-cell table:formula="of:=ABS([.A83]+ABS([.$H$1]))" office:value-type="float" office:value="3.61673339279307E+016">
            <text:p>3.61673339E+016</text:p>
          </table:table-cell>
          <table:table-cell table:formula="of:=LOG([.C84];10)" office:value-type="float" office:value="16.5583164959592">
            <text:p>16.558316496</text:p>
          </table:table-cell>
          <table:table-cell/>
          <table:table-cell table:formula="of:=[.F83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83]+[.I$4]" office:value-type="float" office:value="16.4395588071525">
            <text:p>1.64396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25322321.2">
            <text:p>1.0025E+010</text:p>
          </table:table-cell>
          <table:table-cell table:formula="of:=IF([.A84]&gt;=-1000000; [.A84];&quot;&quot;)">
            <text:p/>
          </table:table-cell>
          <table:table-cell table:formula="of:=ABS([.A84]+ABS([.$H$1]))" office:value-type="float" office:value="3.61673336799115E+016">
            <text:p>3.61673337E+016</text:p>
          </table:table-cell>
          <table:table-cell table:formula="of:=LOG([.C85];10)" office:value-type="float" office:value="16.558316492981">
            <text:p>16.558316493</text:p>
          </table:table-cell>
          <table:table-cell/>
          <table:table-cell table:formula="of:=[.F84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84]+[.I$4]" office:value-type="float" office:value="16.4452148204387">
            <text:p>1.64452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0342886965500">
            <text:p>-1.0343E+013</text:p>
          </table:table-cell>
          <table:table-cell table:formula="of:=IF([.A85]&gt;=-1000000; [.A85];&quot;&quot;)" office:value-type="float" office:value="10025322321.2">
            <text:p>1.00E+010</text:p>
          </table:table-cell>
          <table:table-cell table:formula="of:=ABS([.A85]+ABS([.$H$1]))" office:value-type="float" office:value="3.61673454839223E+016">
            <text:p>3.61673455E+016</text:p>
          </table:table-cell>
          <table:table-cell table:formula="of:=LOG([.C86];10)" office:value-type="float" office:value="16.5583166347226">
            <text:p>16.5583166347</text:p>
          </table:table-cell>
          <table:table-cell/>
          <table:table-cell table:formula="of:=[.F85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85]+[.I$4]" office:value-type="float" office:value="16.4508708337248">
            <text:p>1.64509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5738.27866663">
            <text:p>-5.7383E+003</text:p>
          </table:table-cell>
          <table:table-cell table:formula="of:=IF([.A86]&gt;=-1000000; [.A86];&quot;&quot;)">
            <text:p/>
          </table:table-cell>
          <table:table-cell table:formula="of:=ABS([.A86]+ABS([.$H$1]))" office:value-type="float" office:value="3.61569925716345E+016">
            <text:p>3.61569926E+016</text:p>
          </table:table-cell>
          <table:table-cell table:formula="of:=LOG([.C87];10)" office:value-type="float" office:value="16.5581923000151">
            <text:p>16.5581923</text:p>
          </table:table-cell>
          <table:table-cell/>
          <table:table-cell table:formula="of:=[.F86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86]+[.I$4]" office:value-type="float" office:value="16.4565268470109">
            <text:p>1.64565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27420747.404">
            <text:p>-3.2742E+008</text:p>
          </table:table-cell>
          <table:table-cell table:formula="of:=IF([.A87]&gt;=-1000000; [.A87];&quot;&quot;)" office:value-type="float" office:value="-5738.27866663">
            <text:p>-5.74E+003</text:p>
          </table:table-cell>
          <table:table-cell table:formula="of:=ABS([.A87]+ABS([.$H$1]))" office:value-type="float" office:value="3.61673354585943E+016">
            <text:p>3.61673355E+016</text:p>
          </table:table-cell>
          <table:table-cell table:formula="of:=LOG([.C88];10)" office:value-type="float" office:value="16.5583165143393">
            <text:p>16.5583165143</text:p>
          </table:table-cell>
          <table:table-cell/>
          <table:table-cell table:formula="of:=[.F87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87]+[.I$4]" office:value-type="float" office:value="16.462182860297">
            <text:p>1.64622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249.134839">
            <text:p>1.6425E+005</text:p>
          </table:table-cell>
          <table:table-cell table:formula="of:=IF([.A88]&gt;=-1000000; [.A88];&quot;&quot;)">
            <text:p/>
          </table:table-cell>
          <table:table-cell table:formula="of:=ABS([.A88]+ABS([.$H$1]))" office:value-type="float" office:value="3.61673351311793E+016">
            <text:p>3.61673351E+016</text:p>
          </table:table-cell>
          <table:table-cell table:formula="of:=LOG([.C89];10)" office:value-type="float" office:value="16.5583165104077">
            <text:p>16.5583165104</text:p>
          </table:table-cell>
          <table:table-cell/>
          <table:table-cell table:formula="of:=[.F88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88]+[.I$4]" office:value-type="float" office:value="16.4678388735831">
            <text:p>1.64678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2718875344.95">
            <text:p>-2.7189E+009</text:p>
          </table:table-cell>
          <table:table-cell table:formula="of:=IF([.A89]&gt;=-1000000; [.A89];&quot;&quot;)" office:value-type="float" office:value="164249.134839">
            <text:p>1.64E+005</text:p>
          </table:table-cell>
          <table:table-cell table:formula="of:=ABS([.A89]+ABS([.$H$1]))" office:value-type="float" office:value="3.61673354587642E+016">
            <text:p>3.61673355E+016</text:p>
          </table:table-cell>
          <table:table-cell table:formula="of:=LOG([.C90];10)" office:value-type="float" office:value="16.5583165143413">
            <text:p>16.5583165143</text:p>
          </table:table-cell>
          <table:table-cell/>
          <table:table-cell table:formula="of:=[.F89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89]+[.I$4]" office:value-type="float" office:value="16.4734948868692">
            <text:p>1.64735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937832813731000">
            <text:p>-9.3783E+014</text:p>
          </table:table-cell>
          <table:table-cell table:formula="of:=IF([.A90]&gt;=-1000000; [.A90];&quot;&quot;)">
            <text:p/>
          </table:table-cell>
          <table:table-cell table:formula="of:=ABS([.A90]+ABS([.$H$1]))" office:value-type="float" office:value="3.61673327397247E+016">
            <text:p>3.61673327E+016</text:p>
          </table:table-cell>
          <table:table-cell table:formula="of:=LOG([.C91];10)" office:value-type="float" office:value="16.5583164816913">
            <text:p>16.5583164817</text:p>
          </table:table-cell>
          <table:table-cell/>
          <table:table-cell table:formula="of:=[.F90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90]+[.I$4]" office:value-type="float" office:value="16.4791509001553">
            <text:p>1.64792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49206036881100">
            <text:p>-4.9206E+013</text:p>
          </table:table-cell>
          <table:table-cell table:formula="of:=IF([.A91]&gt;=-1000000; [.A91];&quot;&quot;)">
            <text:p/>
          </table:table-cell>
          <table:table-cell table:formula="of:=ABS([.A91]+ABS([.$H$1]))" office:value-type="float" office:value="3.5229502644869E+016">
            <text:p>3.52295026E+016</text:p>
          </table:table-cell>
          <table:table-cell table:formula="of:=LOG([.C92];10)" office:value-type="float" office:value="16.5469065120398">
            <text:p>16.546906512</text:p>
          </table:table-cell>
          <table:table-cell/>
          <table:table-cell table:formula="of:=[.F91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91]+[.I$4]" office:value-type="float" office:value="16.4848069134415">
            <text:p>1.64848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864274970760">
            <text:p>-3.8643E+012</text:p>
          </table:table-cell>
          <table:table-cell table:formula="of:=IF([.A92]&gt;=-1000000; [.A92];&quot;&quot;)">
            <text:p/>
          </table:table-cell>
          <table:table-cell table:formula="of:=ABS([.A92]+ABS([.$H$1]))" office:value-type="float" office:value="3.61181294217189E+016">
            <text:p>3.61181294E+016</text:p>
          </table:table-cell>
          <table:table-cell table:formula="of:=LOG([.C93];10)" office:value-type="float" office:value="16.5577252498679">
            <text:p>16.5577252499</text:p>
          </table:table-cell>
          <table:table-cell/>
          <table:table-cell table:formula="of:=[.F92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92]+[.I$4]" office:value-type="float" office:value="16.4904629267276">
            <text:p>1.64905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30312175082000">
            <text:p>-1.3031E+014</text:p>
          </table:table-cell>
          <table:table-cell table:formula="of:=IF([.A93]&gt;=-1000000; [.A93];&quot;&quot;)">
            <text:p/>
          </table:table-cell>
          <table:table-cell table:formula="of:=ABS([.A93]+ABS([.$H$1]))" office:value-type="float" office:value="3.61634711836292E+016">
            <text:p>3.61634712E+016</text:p>
          </table:table-cell>
          <table:table-cell table:formula="of:=LOG([.C94];10)" office:value-type="float" office:value="16.5582701099544">
            <text:p>16.55827011</text:p>
          </table:table-cell>
          <table:table-cell/>
          <table:table-cell table:formula="of:=[.F93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93]+[.I$4]" office:value-type="float" office:value="16.4961189400137">
            <text:p>1.64961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7750599.41279">
            <text:p>-7.7506E+006</text:p>
          </table:table-cell>
          <table:table-cell table:formula="of:=IF([.A94]&gt;=-1000000; [.A94];&quot;&quot;)">
            <text:p/>
          </table:table-cell>
          <table:table-cell table:formula="of:=ABS([.A94]+ABS([.$H$1]))" office:value-type="float" office:value="3.6037023283518E+016">
            <text:p>3.60370233E+016</text:p>
          </table:table-cell>
          <table:table-cell table:formula="of:=LOG([.C95];10)" office:value-type="float" office:value="16.556748910361">
            <text:p>16.5567489104</text:p>
          </table:table-cell>
          <table:table-cell/>
          <table:table-cell table:formula="of:=[.F94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94]+[.I$4]" office:value-type="float" office:value="16.5017749532998">
            <text:p>1.65018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71222399.6538">
            <text:p>-7.1222E+007</text:p>
          </table:table-cell>
          <table:table-cell table:formula="of:=IF([.A95]&gt;=-1000000; [.A95];&quot;&quot;)">
            <text:p/>
          </table:table-cell>
          <table:table-cell table:formula="of:=ABS([.A95]+ABS([.$H$1]))" office:value-type="float" office:value="3.61673354508494E+016">
            <text:p>3.61673355E+016</text:p>
          </table:table-cell>
          <table:table-cell table:formula="of:=LOG([.C96];10)" office:value-type="float" office:value="16.5583165142463">
            <text:p>16.5583165142</text:p>
          </table:table-cell>
          <table:table-cell/>
          <table:table-cell table:formula="of:=[.F95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95]+[.I$4]" office:value-type="float" office:value="16.5074309665859">
            <text:p>1.65074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8840530.528">
            <text:p>4.4884E+008</text:p>
          </table:table-cell>
          <table:table-cell table:formula="of:=IF([.A96]&gt;=-1000000; [.A96];&quot;&quot;)">
            <text:p/>
          </table:table-cell>
          <table:table-cell table:formula="of:=ABS([.A96]+ABS([.$H$1]))" office:value-type="float" office:value="3.61673353873776E+016">
            <text:p>3.61673354E+016</text:p>
          </table:table-cell>
          <table:table-cell table:formula="of:=LOG([.C97];10)" office:value-type="float" office:value="16.5583165134841">
            <text:p>16.5583165135</text:p>
          </table:table-cell>
          <table:table-cell/>
          <table:table-cell table:formula="of:=[.F96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96]+[.I$4]" office:value-type="float" office:value="16.513086979872">
            <text:p>1.65131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95563731.51">
            <text:p>9.5956E+009</text:p>
          </table:table-cell>
          <table:table-cell table:formula="of:=IF([.A97]&gt;=-1000000; [.A97];&quot;&quot;)" office:value-type="float" office:value="448840530.528">
            <text:p>4.49E+008</text:p>
          </table:table-cell>
          <table:table-cell table:formula="of:=ABS([.A97]+ABS([.$H$1]))" office:value-type="float" office:value="3.61673359074405E+016">
            <text:p>3.61673359E+016</text:p>
          </table:table-cell>
          <table:table-cell table:formula="of:=LOG([.C98];10)" office:value-type="float" office:value="16.558316519729">
            <text:p>16.5583165197</text:p>
          </table:table-cell>
          <table:table-cell/>
          <table:table-cell table:formula="of:=[.F97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97]+[.I$4]" office:value-type="float" office:value="16.5187429931581">
            <text:p>1.65187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7287191870.9">
            <text:p>-1.7287E+010</text:p>
          </table:table-cell>
          <table:table-cell table:formula="of:=IF([.A98]&gt;=-1000000; [.A98];&quot;&quot;)" office:value-type="float" office:value="9595563731.51">
            <text:p>9.60E+009</text:p>
          </table:table-cell>
          <table:table-cell table:formula="of:=ABS([.A98]+ABS([.$H$1]))" office:value-type="float" office:value="3.61673450541637E+016">
            <text:p>3.61673451E+016</text:p>
          </table:table-cell>
          <table:table-cell table:formula="of:=LOG([.C99];10)" office:value-type="float" office:value="16.5583166295621">
            <text:p>16.5583166296</text:p>
          </table:table-cell>
          <table:table-cell/>
          <table:table-cell table:formula="of:=[.F98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98]+[.I$4]" office:value-type="float" office:value="16.5243990064442">
            <text:p>1.65244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10938.9258">
            <text:p>1.2911E+007</text:p>
          </table:table-cell>
          <table:table-cell table:formula="of:=IF([.A99]&gt;=-1000000; [.A99];&quot;&quot;)">
            <text:p/>
          </table:table-cell>
          <table:table-cell table:formula="of:=ABS([.A99]+ABS([.$H$1]))" office:value-type="float" office:value="3.61673181714081E+016">
            <text:p>3.61673182E+016</text:p>
          </table:table-cell>
          <table:table-cell table:formula="of:=LOG([.C100];10)" office:value-type="float" office:value="16.5583163067561">
            <text:p>16.5583163068</text:p>
          </table:table-cell>
          <table:table-cell/>
          <table:table-cell table:formula="of:=[.F99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99]+[.I$4]" office:value-type="float" office:value="16.5300550197304">
            <text:p>1.65301E+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-30681368145.3">
            <text:p>-3.0681E+010</text:p>
          </table:table-cell>
          <table:table-cell table:formula="of:=IF([.A100]&gt;=-1000000; [.A100];&quot;&quot;)" office:value-type="float" office:value="12910938.9258">
            <text:p>1.29E+007</text:p>
          </table:table-cell>
          <table:table-cell table:formula="of:=ABS([.A100]+ABS([.$H$1]))" office:value-type="float" office:value="3.61673354715109E+016">
            <text:p>3.61673355E+016</text:p>
          </table:table-cell>
          <table:table-cell table:formula="of:=LOG([.C101];10)" office:value-type="float" office:value="16.5583165144944">
            <text:p>16.5583165145</text:p>
          </table:table-cell>
          <table:table-cell/>
          <table:table-cell table:formula="of:=[.F100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00]+[.I$4]" office:value-type="float" office:value="16.5357110330165">
            <text:p>1.65357E+0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94822.504341">
            <text:p>7.9482E+005</text:p>
          </table:table-cell>
          <table:table-cell table:formula="of:=IF([.A101]&gt;=-1000000; [.A101];&quot;&quot;)">
            <text:p/>
          </table:table-cell>
          <table:table-cell table:formula="of:=ABS([.A101]+ABS([.$H$1]))" office:value-type="float" office:value="3.61673047772319E+016">
            <text:p>3.61673048E+016</text:p>
          </table:table-cell>
          <table:table-cell table:formula="of:=LOG([.C102];10)" office:value-type="float" office:value="16.5583161459198">
            <text:p>16.5583161459</text:p>
          </table:table-cell>
          <table:table-cell/>
          <table:table-cell table:formula="of:=[.F101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01]+[.I$4]" office:value-type="float" office:value="16.5413670463026">
            <text:p>1.65414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405778226.811">
            <text:p>-4.0578E+008</text:p>
          </table:table-cell>
          <table:table-cell table:formula="of:=IF([.A102]&gt;=-1000000; [.A102];&quot;&quot;)" office:value-type="float" office:value="794822.504341">
            <text:p>7.95E+005</text:p>
          </table:table-cell>
          <table:table-cell table:formula="of:=ABS([.A102]+ABS([.$H$1]))" office:value-type="float" office:value="3.61673354593948E+016">
            <text:p>3.61673355E+016</text:p>
          </table:table-cell>
          <table:table-cell table:formula="of:=LOG([.C103];10)" office:value-type="float" office:value="16.5583165143489">
            <text:p>16.5583165143</text:p>
          </table:table-cell>
          <table:table-cell/>
          <table:table-cell table:formula="of:=[.F102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02]+[.I$4]" office:value-type="float" office:value="16.5470230595887">
            <text:p>1.65470E+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-869058568754">
            <text:p>-8.6906E+011</text:p>
          </table:table-cell>
          <table:table-cell table:formula="of:=IF([.A103]&gt;=-1000000; [.A103];&quot;&quot;)">
            <text:p/>
          </table:table-cell>
          <table:table-cell table:formula="of:=ABS([.A103]+ABS([.$H$1]))" office:value-type="float" office:value="3.61673350528218E+016">
            <text:p>3.61673351E+016</text:p>
          </table:table-cell>
          <table:table-cell table:formula="of:=LOG([.C104];10)" office:value-type="float" office:value="16.5583165094668">
            <text:p>16.5583165095</text:p>
          </table:table-cell>
          <table:table-cell/>
          <table:table-cell table:formula="of:=[.F103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03]+[.I$4]" office:value-type="float" office:value="16.5526790728748">
            <text:p>1.65527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2911895830.37">
            <text:p>-2.9119E+009</text:p>
          </table:table-cell>
          <table:table-cell table:formula="of:=IF([.A104]&gt;=-1000000; [.A104];&quot;&quot;)">
            <text:p/>
          </table:table-cell>
          <table:table-cell table:formula="of:=ABS([.A104]+ABS([.$H$1]))" office:value-type="float" office:value="3.61664664000312E+016">
            <text:p>3.61664664E+016</text:p>
          </table:table-cell>
          <table:table-cell table:formula="of:=LOG([.C105];10)" office:value-type="float" office:value="16.558306078628">
            <text:p>16.5583060786</text:p>
          </table:table-cell>
          <table:table-cell/>
          <table:table-cell table:formula="of:=[.F104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04]+[.I$4]" office:value-type="float" office:value="16.5583350861609">
            <text:p>1.65583E+001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-410804602408">
            <text:p>-4.1080E+011</text:p>
          </table:table-cell>
          <table:table-cell table:formula="of:=IF([.A105]&gt;=-1000000; [.A105];&quot;&quot;)">
            <text:p/>
          </table:table-cell>
          <table:table-cell table:formula="of:=ABS([.A105]+ABS([.$H$1]))" office:value-type="float" office:value="3.61673325467042E+016">
            <text:p>3.61673325E+016</text:p>
          </table:table-cell>
          <table:table-cell table:formula="of:=LOG([.C106];10)" office:value-type="float" office:value="16.5583164793736">
            <text:p>16.5583164794</text:p>
          </table:table-cell>
          <table:table-cell/>
          <table:table-cell table:formula="of:=[.F105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05]+[.I$4]" office:value-type="float" office:value="16.563991099447">
            <text:p>1.65640E+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-103394278.748">
            <text:p>-1.0339E+008</text:p>
          </table:table-cell>
          <table:table-cell table:formula="of:=IF([.A106]&gt;=-1000000; [.A106];&quot;&quot;)">
            <text:p/>
          </table:table-cell>
          <table:table-cell table:formula="of:=ABS([.A106]+ABS([.$H$1]))" office:value-type="float" office:value="3.61669246539976E+016">
            <text:p>3.61669247E+016</text:p>
          </table:table-cell>
          <table:table-cell table:formula="of:=LOG([.C107];10)" office:value-type="float" office:value="16.5583115814024">
            <text:p>16.5583115814</text:p>
          </table:table-cell>
          <table:table-cell/>
          <table:table-cell table:formula="of:=[.F106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06]+[.I$4]" office:value-type="float" office:value="16.5696471127332">
            <text:p>1.65696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99318782.612">
            <text:p>-1.9932E+008</text:p>
          </table:table-cell>
          <table:table-cell table:formula="of:=IF([.A107]&gt;=-1000000; [.A107];&quot;&quot;)">
            <text:p/>
          </table:table-cell>
          <table:table-cell table:formula="of:=ABS([.A107]+ABS([.$H$1]))" office:value-type="float" office:value="3.61673353552057E+016">
            <text:p>3.61673354E+016</text:p>
          </table:table-cell>
          <table:table-cell table:formula="of:=LOG([.C108];10)" office:value-type="float" office:value="16.5583165130978">
            <text:p>16.5583165131</text:p>
          </table:table-cell>
          <table:table-cell/>
          <table:table-cell table:formula="of:=[.F107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07]+[.I$4]" office:value-type="float" office:value="16.5753031260193">
            <text:p>1.65753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8036751395480">
            <text:p>-8.0368E+012</text:p>
          </table:table-cell>
          <table:table-cell table:formula="of:=IF([.A108]&gt;=-1000000; [.A108];&quot;&quot;)">
            <text:p/>
          </table:table-cell>
          <table:table-cell table:formula="of:=ABS([.A108]+ABS([.$H$1]))" office:value-type="float" office:value="3.61673352592812E+016">
            <text:p>3.61673353E+016</text:p>
          </table:table-cell>
          <table:table-cell table:formula="of:=LOG([.C109];10)" office:value-type="float" office:value="16.558316511946">
            <text:p>16.5583165119</text:p>
          </table:table-cell>
          <table:table-cell/>
          <table:table-cell table:formula="of:=[.F108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08]+[.I$4]" office:value-type="float" office:value="16.5809591393054">
            <text:p>1.65810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713416.6702">
            <text:p>2.7713E+007</text:p>
          </table:table-cell>
          <table:table-cell table:formula="of:=IF([.A109]&gt;=-1000000; [.A109];&quot;&quot;)">
            <text:p/>
          </table:table-cell>
          <table:table-cell table:formula="of:=ABS([.A109]+ABS([.$H$1]))" office:value-type="float" office:value="3.61592987072045E+016">
            <text:p>3.61592987E+016</text:p>
          </table:table-cell>
          <table:table-cell table:formula="of:=LOG([.C110];10)" office:value-type="float" office:value="16.5582199989453">
            <text:p>16.5582199989</text:p>
          </table:table-cell>
          <table:table-cell/>
          <table:table-cell table:formula="of:=[.F109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09]+[.I$4]" office:value-type="float" office:value="16.5866151525915">
            <text:p>1.65866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835766221">
            <text:p>1.9284E+011</text:p>
          </table:table-cell>
          <table:table-cell table:formula="of:=IF([.A110]&gt;=-1000000; [.A110];&quot;&quot;)" office:value-type="float" office:value="27713416.6702">
            <text:p>2.77E+007</text:p>
          </table:table-cell>
          <table:table-cell table:formula="of:=ABS([.A110]+ABS([.$H$1]))" office:value-type="float" office:value="3.61673354863134E+016">
            <text:p>3.61673355E+016</text:p>
          </table:table-cell>
          <table:table-cell table:formula="of:=LOG([.C111];10)" office:value-type="float" office:value="16.5583165146722">
            <text:p>16.5583165147</text:p>
          </table:table-cell>
          <table:table-cell/>
          <table:table-cell table:formula="of:=[.F110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10]+[.I$4]" office:value-type="float" office:value="16.5922711658776">
            <text:p>1.65923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5756.27743">
            <text:p>3.0658E+006</text:p>
          </table:table-cell>
          <table:table-cell table:formula="of:=IF([.A111]&gt;=-1000000; [.A111];&quot;&quot;)" office:value-type="float" office:value="192835766221">
            <text:p>1.93E+011</text:p>
          </table:table-cell>
          <table:table-cell table:formula="of:=ABS([.A111]+ABS([.$H$1]))" office:value-type="float" office:value="3.61675282943662E+016">
            <text:p>3.61675283E+016</text:p>
          </table:table-cell>
          <table:table-cell table:formula="of:=LOG([.C112];10)" office:value-type="float" office:value="16.5583188298897">
            <text:p>16.5583188299</text:p>
          </table:table-cell>
          <table:table-cell/>
          <table:table-cell table:formula="of:=[.F111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11]+[.I$4]" office:value-type="float" office:value="16.5979271791637">
            <text:p>1.65979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2214101312360">
            <text:p>-2.2141E+012</text:p>
          </table:table-cell>
          <table:table-cell table:formula="of:=IF([.A112]&gt;=-1000000; [.A112];&quot;&quot;)" office:value-type="float" office:value="3065756.27743">
            <text:p>3.07E+006</text:p>
          </table:table-cell>
          <table:table-cell table:formula="of:=ABS([.A112]+ABS([.$H$1]))" office:value-type="float" office:value="3.61673354616658E+016">
            <text:p>3.61673355E+016</text:p>
          </table:table-cell>
          <table:table-cell table:formula="of:=LOG([.C113];10)" office:value-type="float" office:value="16.5583165143762">
            <text:p>16.5583165144</text:p>
          </table:table-cell>
          <table:table-cell/>
          <table:table-cell table:formula="of:=[.F112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12]+[.I$4]" office:value-type="float" office:value="16.6035831924498">
            <text:p>1.66036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625.432588">
            <text:p>1.8163E+005</text:p>
          </table:table-cell>
          <table:table-cell table:formula="of:=IF([.A113]&gt;=-1000000; [.A113];&quot;&quot;)">
            <text:p/>
          </table:table-cell>
          <table:table-cell table:formula="of:=ABS([.A113]+ABS([.$H$1]))" office:value-type="float" office:value="3.61651213572876E+016">
            <text:p>3.61651214E+016</text:p>
          </table:table-cell>
          <table:table-cell table:formula="of:=LOG([.C114];10)" office:value-type="float" office:value="16.5582899267734">
            <text:p>16.5582899268</text:p>
          </table:table-cell>
          <table:table-cell/>
          <table:table-cell table:formula="of:=[.F113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13]+[.I$4]" office:value-type="float" office:value="16.609239205736">
            <text:p>1.66092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256.357256">
            <text:p>1.1926E+005</text:p>
          </table:table-cell>
          <table:table-cell table:formula="of:=IF([.A114]&gt;=-1000000; [.A114];&quot;&quot;)" office:value-type="float" office:value="181625.432588">
            <text:p>1.82E+005</text:p>
          </table:table-cell>
          <table:table-cell table:formula="of:=ABS([.A114]+ABS([.$H$1]))" office:value-type="float" office:value="3.61673354587816E+016">
            <text:p>3.61673355E+016</text:p>
          </table:table-cell>
          <table:table-cell table:formula="of:=LOG([.C115];10)" office:value-type="float" office:value="16.5583165143416">
            <text:p>16.5583165143</text:p>
          </table:table-cell>
          <table:table-cell/>
          <table:table-cell table:formula="of:=[.F114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14]+[.I$4]" office:value-type="float" office:value="16.6148952190221">
            <text:p>1.66149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43.27205734">
            <text:p>5.4433E+003</text:p>
          </table:table-cell>
          <table:table-cell table:formula="of:=IF([.A115]&gt;=-1000000; [.A115];&quot;&quot;)" office:value-type="float" office:value="119256.357256">
            <text:p>1.19E+005</text:p>
          </table:table-cell>
          <table:table-cell table:formula="of:=ABS([.A115]+ABS([.$H$1]))" office:value-type="float" office:value="3.61673354587193E+016">
            <text:p>3.61673355E+016</text:p>
          </table:table-cell>
          <table:table-cell table:formula="of:=LOG([.C116];10)" office:value-type="float" office:value="16.5583165143408">
            <text:p>16.5583165143</text:p>
          </table:table-cell>
          <table:table-cell/>
          <table:table-cell table:formula="of:=[.F115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15]+[.I$4]" office:value-type="float" office:value="16.6205512323082">
            <text:p>1.66206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7483.92661">
            <text:p>4.6748E+005</text:p>
          </table:table-cell>
          <table:table-cell table:formula="of:=IF([.A116]&gt;=-1000000; [.A116];&quot;&quot;)" office:value-type="float" office:value="5443.27205734">
            <text:p>5.44E+003</text:p>
          </table:table-cell>
          <table:table-cell table:formula="of:=ABS([.A116]+ABS([.$H$1]))" office:value-type="float" office:value="3.61673354586054E+016">
            <text:p>3.61673355E+016</text:p>
          </table:table-cell>
          <table:table-cell table:formula="of:=LOG([.C117];10)" office:value-type="float" office:value="16.5583165143394">
            <text:p>16.5583165143</text:p>
          </table:table-cell>
          <table:table-cell/>
          <table:table-cell table:formula="of:=[.F116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16]+[.I$4]" office:value-type="float" office:value="16.6262072455943">
            <text:p>1.66262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908.530058">
            <text:p>1.0291E+005</text:p>
          </table:table-cell>
          <table:table-cell table:formula="of:=IF([.A117]&gt;=-1000000; [.A117];&quot;&quot;)" office:value-type="float" office:value="467483.92661">
            <text:p>4.67E+005</text:p>
          </table:table-cell>
          <table:table-cell table:formula="of:=ABS([.A117]+ABS([.$H$1]))" office:value-type="float" office:value="3.61673354590675E+016">
            <text:p>3.61673355E+016</text:p>
          </table:table-cell>
          <table:table-cell table:formula="of:=LOG([.C118];10)" office:value-type="float" office:value="16.558316514345">
            <text:p>16.5583165143</text:p>
          </table:table-cell>
          <table:table-cell/>
          <table:table-cell table:formula="of:=[.F117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17]+[.I$4]" office:value-type="float" office:value="16.6318632588804">
            <text:p>1.66319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77.6037876">
            <text:p>1.0478E+004</text:p>
          </table:table-cell>
          <table:table-cell table:formula="of:=IF([.A118]&gt;=-1000000; [.A118];&quot;&quot;)" office:value-type="float" office:value="102908.530058">
            <text:p>1.03E+005</text:p>
          </table:table-cell>
          <table:table-cell table:formula="of:=ABS([.A118]+ABS([.$H$1]))" office:value-type="float" office:value="3.61673354587029E+016">
            <text:p>3.61673355E+016</text:p>
          </table:table-cell>
          <table:table-cell table:formula="of:=LOG([.C119];10)" office:value-type="float" office:value="16.5583165143406">
            <text:p>16.5583165143</text:p>
          </table:table-cell>
          <table:table-cell/>
          <table:table-cell table:formula="of:=[.F118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18]+[.I$4]" office:value-type="float" office:value="16.6375192721665">
            <text:p>1.66375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801630.45">
            <text:p>1.8080E+008</text:p>
          </table:table-cell>
          <table:table-cell table:formula="of:=IF([.A119]&gt;=-1000000; [.A119];&quot;&quot;)" office:value-type="float" office:value="10477.6037876">
            <text:p>1.05E+004</text:p>
          </table:table-cell>
          <table:table-cell table:formula="of:=ABS([.A119]+ABS([.$H$1]))" office:value-type="float" office:value="3.61673354586105E+016">
            <text:p>3.61673355E+016</text:p>
          </table:table-cell>
          <table:table-cell table:formula="of:=LOG([.C120];10)" office:value-type="float" office:value="16.5583165143395">
            <text:p>16.5583165143</text:p>
          </table:table-cell>
          <table:table-cell/>
          <table:table-cell table:formula="of:=[.F119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19]+[.I$4]" office:value-type="float" office:value="16.6431752854526">
            <text:p>1.66432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682.497025">
            <text:p>1.1468E+005</text:p>
          </table:table-cell>
          <table:table-cell table:formula="of:=IF([.A120]&gt;=-1000000; [.A120];&quot;&quot;)" office:value-type="float" office:value="180801630.45">
            <text:p>1.81E+008</text:p>
          </table:table-cell>
          <table:table-cell table:formula="of:=ABS([.A120]+ABS([.$H$1]))" office:value-type="float" office:value="3.61673356394016E+016">
            <text:p>3.61673356E+016</text:p>
          </table:table-cell>
          <table:table-cell table:formula="of:=LOG([.C121];10)" office:value-type="float" office:value="16.5583165165104">
            <text:p>16.5583165165</text:p>
          </table:table-cell>
          <table:table-cell/>
          <table:table-cell table:formula="of:=[.F120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20]+[.I$4]" office:value-type="float" office:value="16.6488312987388">
            <text:p>1.66488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23720.99052">
            <text:p>7.7237E+006</text:p>
          </table:table-cell>
          <table:table-cell table:formula="of:=IF([.A121]&gt;=-1000000; [.A121];&quot;&quot;)" office:value-type="float" office:value="114682.497025">
            <text:p>1.15E+005</text:p>
          </table:table-cell>
          <table:table-cell table:formula="of:=ABS([.A121]+ABS([.$H$1]))" office:value-type="float" office:value="3.61673354587147E+016">
            <text:p>3.61673355E+016</text:p>
          </table:table-cell>
          <table:table-cell table:formula="of:=LOG([.C122];10)" office:value-type="float" office:value="16.5583165143408">
            <text:p>16.5583165143</text:p>
          </table:table-cell>
          <table:table-cell/>
          <table:table-cell table:formula="of:=[.F121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21]+[.I$4]" office:value-type="float" office:value="16.6544873120249">
            <text:p>1.66545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46664050770">
            <text:p>1.5467E+012</text:p>
          </table:table-cell>
          <table:table-cell table:formula="of:=IF([.A122]&gt;=-1000000; [.A122];&quot;&quot;)" office:value-type="float" office:value="7723720.99052">
            <text:p>7.72E+006</text:p>
          </table:table-cell>
          <table:table-cell table:formula="of:=ABS([.A122]+ABS([.$H$1]))" office:value-type="float" office:value="3.61673354663237E+016">
            <text:p>3.61673355E+016</text:p>
          </table:table-cell>
          <table:table-cell table:formula="of:=LOG([.C123];10)" office:value-type="float" office:value="16.5583165144321">
            <text:p>16.5583165144</text:p>
          </table:table-cell>
          <table:table-cell/>
          <table:table-cell table:formula="of:=[.F122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22]+[.I$4]" office:value-type="float" office:value="16.660143325311">
            <text:p>1.66601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3693.32133">
            <text:p>1.8137E+006</text:p>
          </table:table-cell>
          <table:table-cell table:formula="of:=IF([.A123]&gt;=-1000000; [.A123];&quot;&quot;)" office:value-type="float" office:value="1546664050770">
            <text:p>1.55E+012</text:p>
          </table:table-cell>
          <table:table-cell table:formula="of:=ABS([.A123]+ABS([.$H$1]))" office:value-type="float" office:value="3.61688821226508E+016">
            <text:p>3.61688821E+016</text:p>
          </table:table-cell>
          <table:table-cell table:formula="of:=LOG([.C124];10)" office:value-type="float" office:value="16.5583350861609">
            <text:p>16.5583350862</text:p>
          </table:table-cell>
          <table:table-cell/>
          <table:table-cell table:formula="of:=[.F123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23]+[.I$4]" office:value-type="float" office:value="16.6657993385971">
            <text:p>1.66658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645.8301053">
            <text:p>4.5646E+004</text:p>
          </table:table-cell>
          <table:table-cell table:formula="of:=IF([.A124]&gt;=-1000000; [.A124];&quot;&quot;)" office:value-type="float" office:value="1813693.32133">
            <text:p>1.81E+006</text:p>
          </table:table-cell>
          <table:table-cell table:formula="of:=ABS([.A124]+ABS([.$H$1]))" office:value-type="float" office:value="3.61673354604137E+016">
            <text:p>3.61673355E+016</text:p>
          </table:table-cell>
          <table:table-cell table:formula="of:=LOG([.C125];10)" office:value-type="float" office:value="16.5583165143612">
            <text:p>16.5583165144</text:p>
          </table:table-cell>
          <table:table-cell/>
          <table:table-cell table:formula="of:=[.F124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24]+[.I$4]" office:value-type="float" office:value="16.6714553518832">
            <text:p>1.66715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22376.67594">
            <text:p>3.6224E+006</text:p>
          </table:table-cell>
          <table:table-cell table:formula="of:=IF([.A125]&gt;=-1000000; [.A125];&quot;&quot;)" office:value-type="float" office:value="45645.8301053">
            <text:p>4.56E+004</text:p>
          </table:table-cell>
          <table:table-cell table:formula="of:=ABS([.A125]+ABS([.$H$1]))" office:value-type="float" office:value="3.61673354586456E+016">
            <text:p>3.61673355E+016</text:p>
          </table:table-cell>
          <table:table-cell table:formula="of:=LOG([.C126];10)" office:value-type="float" office:value="16.5583165143399">
            <text:p>16.5583165143</text:p>
          </table:table-cell>
          <table:table-cell/>
          <table:table-cell table:formula="of:=[.F125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25]+[.I$4]" office:value-type="float" office:value="16.6771113651693">
            <text:p>1.66771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81.5637718">
            <text:p>2.1982E+004</text:p>
          </table:table-cell>
          <table:table-cell table:formula="of:=IF([.A126]&gt;=-1000000; [.A126];&quot;&quot;)" office:value-type="float" office:value="3622376.67594">
            <text:p>3.62E+006</text:p>
          </table:table-cell>
          <table:table-cell table:formula="of:=ABS([.A126]+ABS([.$H$1]))" office:value-type="float" office:value="3.61673354622224E+016">
            <text:p>3.61673355E+016</text:p>
          </table:table-cell>
          <table:table-cell table:formula="of:=LOG([.C127];10)" office:value-type="float" office:value="16.5583165143829">
            <text:p>16.5583165144</text:p>
          </table:table-cell>
          <table:table-cell/>
          <table:table-cell table:formula="of:=[.F126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26]+[.I$4]" office:value-type="float" office:value="16.6827673784554">
            <text:p>1.66828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7603.002509">
            <text:p>4.9760E+005</text:p>
          </table:table-cell>
          <table:table-cell table:formula="of:=IF([.A127]&gt;=-1000000; [.A127];&quot;&quot;)" office:value-type="float" office:value="21981.5637718">
            <text:p>2.20E+004</text:p>
          </table:table-cell>
          <table:table-cell table:formula="of:=ABS([.A127]+ABS([.$H$1]))" office:value-type="float" office:value="3.6167335458622E+016">
            <text:p>3.61673355E+016</text:p>
          </table:table-cell>
          <table:table-cell table:formula="of:=LOG([.C128];10)" office:value-type="float" office:value="16.5583165143396">
            <text:p>16.5583165143</text:p>
          </table:table-cell>
          <table:table-cell/>
          <table:table-cell table:formula="of:=[.F127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27]+[.I$4]" office:value-type="float" office:value="16.6884233917415">
            <text:p>1.66884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4220583.756">
            <text:p>3.2422E+008</text:p>
          </table:table-cell>
          <table:table-cell table:formula="of:=IF([.A128]&gt;=-1000000; [.A128];&quot;&quot;)" office:value-type="float" office:value="497603.002509">
            <text:p>4.98E+005</text:p>
          </table:table-cell>
          <table:table-cell table:formula="of:=ABS([.A128]+ABS([.$H$1]))" office:value-type="float" office:value="3.61673354590976E+016">
            <text:p>3.61673355E+016</text:p>
          </table:table-cell>
          <table:table-cell table:formula="of:=LOG([.C129];10)" office:value-type="float" office:value="16.5583165143454">
            <text:p>16.5583165143</text:p>
          </table:table-cell>
          <table:table-cell/>
          <table:table-cell table:formula="of:=[.F128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28]+[.I$4]" office:value-type="float" office:value="16.6940794050277">
            <text:p>1.66941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12055.31784">
            <text:p>4.5121E+006</text:p>
          </table:table-cell>
          <table:table-cell table:formula="of:=IF([.A129]&gt;=-1000000; [.A129];&quot;&quot;)" office:value-type="float" office:value="324220583.756">
            <text:p>3.24E+008</text:p>
          </table:table-cell>
          <table:table-cell table:formula="of:=ABS([.A129]+ABS([.$H$1]))" office:value-type="float" office:value="3.61673357828206E+016">
            <text:p>3.61673358E+016</text:p>
          </table:table-cell>
          <table:table-cell table:formula="of:=LOG([.C130];10)" office:value-type="float" office:value="16.5583165182326">
            <text:p>16.5583165182</text:p>
          </table:table-cell>
          <table:table-cell/>
          <table:table-cell table:formula="of:=[.F129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29]+[.I$4]" office:value-type="float" office:value="16.6997354183138">
            <text:p>1.66997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1.78349822">
            <text:p>1.8018E+003</text:p>
          </table:table-cell>
          <table:table-cell table:formula="of:=IF([.A130]&gt;=-1000000; [.A130];&quot;&quot;)" office:value-type="float" office:value="4512055.31784">
            <text:p>4.51E+006</text:p>
          </table:table-cell>
          <table:table-cell table:formula="of:=ABS([.A130]+ABS([.$H$1]))" office:value-type="float" office:value="3.61673354631121E+016">
            <text:p>3.61673355E+016</text:p>
          </table:table-cell>
          <table:table-cell table:formula="of:=LOG([.C131];10)" office:value-type="float" office:value="16.5583165143936">
            <text:p>16.5583165144</text:p>
          </table:table-cell>
          <table:table-cell/>
          <table:table-cell table:formula="of:=[.F130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30]+[.I$4]" office:value-type="float" office:value="16.7053914315999">
            <text:p>1.67054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251094826283">
            <text:p>-2.5109E+011</text:p>
          </table:table-cell>
          <table:table-cell table:formula="of:=IF([.A131]&gt;=-1000000; [.A131];&quot;&quot;)" office:value-type="float" office:value="1801.78349822">
            <text:p>1.80E+003</text:p>
          </table:table-cell>
          <table:table-cell table:formula="of:=ABS([.A131]+ABS([.$H$1]))" office:value-type="float" office:value="3.61673354586018E+016">
            <text:p>3.61673355E+016</text:p>
          </table:table-cell>
          <table:table-cell table:formula="of:=LOG([.C132];10)" office:value-type="float" office:value="16.5583165143394">
            <text:p>16.5583165143</text:p>
          </table:table-cell>
          <table:table-cell/>
          <table:table-cell table:formula="of:=[.F131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31]+[.I$4]" office:value-type="float" office:value="16.711047444886">
            <text:p>1.67110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626729103.85">
            <text:p>-6.2673E+008</text:p>
          </table:table-cell>
          <table:table-cell table:formula="of:=IF([.A132]&gt;=-1000000; [.A132];&quot;&quot;)">
            <text:p/>
          </table:table-cell>
          <table:table-cell table:formula="of:=ABS([.A132]+ABS([.$H$1]))" office:value-type="float" office:value="3.61670843637737E+016">
            <text:p>3.61670844E+016</text:p>
          </table:table-cell>
          <table:table-cell table:formula="of:=LOG([.C133];10)" office:value-type="float" office:value="16.5583134992022">
            <text:p>16.5583134992</text:p>
          </table:table-cell>
          <table:table-cell/>
          <table:table-cell table:formula="of:=[.F132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32]+[.I$4]" office:value-type="float" office:value="16.7167034581721">
            <text:p>1.67167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2920839609.99">
            <text:p>-2.9208E+009</text:p>
          </table:table-cell>
          <table:table-cell table:formula="of:=IF([.A133]&gt;=-1000000; [.A133];&quot;&quot;)">
            <text:p/>
          </table:table-cell>
          <table:table-cell table:formula="of:=ABS([.A133]+ABS([.$H$1]))" office:value-type="float" office:value="3.61673348318709E+016">
            <text:p>3.61673348E+016</text:p>
          </table:table-cell>
          <table:table-cell table:formula="of:=LOG([.C134];10)" office:value-type="float" office:value="16.5583165068137">
            <text:p>16.5583165068</text:p>
          </table:table-cell>
          <table:table-cell/>
          <table:table-cell table:formula="of:=[.F133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33]+[.I$4]" office:value-type="float" office:value="16.7223594714582">
            <text:p>1.67224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275554564199">
            <text:p>-2.7555E+011</text:p>
          </table:table-cell>
          <table:table-cell table:formula="of:=IF([.A134]&gt;=-1000000; [.A134];&quot;&quot;)">
            <text:p/>
          </table:table-cell>
          <table:table-cell table:formula="of:=ABS([.A134]+ABS([.$H$1]))" office:value-type="float" office:value="3.61673325377604E+016">
            <text:p>3.61673325E+016</text:p>
          </table:table-cell>
          <table:table-cell table:formula="of:=LOG([.C135];10)" office:value-type="float" office:value="16.5583164792662">
            <text:p>16.5583164793</text:p>
          </table:table-cell>
          <table:table-cell/>
          <table:table-cell table:formula="of:=[.F134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34]+[.I$4]" office:value-type="float" office:value="16.7280154847443">
            <text:p>1.67280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25598730.6417">
            <text:p>-2.5599E+007</text:p>
          </table:table-cell>
          <table:table-cell table:formula="of:=IF([.A135]&gt;=-1000000; [.A135];&quot;&quot;)">
            <text:p/>
          </table:table-cell>
          <table:table-cell table:formula="of:=ABS([.A135]+ABS([.$H$1]))" office:value-type="float" office:value="3.61670599040358E+016">
            <text:p>3.61670599E+016</text:p>
          </table:table-cell>
          <table:table-cell table:formula="of:=LOG([.C136];10)" office:value-type="float" office:value="16.5583132054895">
            <text:p>16.5583132055</text:p>
          </table:table-cell>
          <table:table-cell/>
          <table:table-cell table:formula="of:=[.F135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35]+[.I$4]" office:value-type="float" office:value="16.7336714980305">
            <text:p>1.67337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9853270.7817">
            <text:p>-3.9853E+007</text:p>
          </table:table-cell>
          <table:table-cell table:formula="of:=IF([.A136]&gt;=-1000000; [.A136];&quot;&quot;)">
            <text:p/>
          </table:table-cell>
          <table:table-cell table:formula="of:=ABS([.A136]+ABS([.$H$1]))" office:value-type="float" office:value="3.61673354330013E+016">
            <text:p>3.61673354E+016</text:p>
          </table:table-cell>
          <table:table-cell table:formula="of:=LOG([.C137];10)" office:value-type="float" office:value="16.558316514032">
            <text:p>16.558316514</text:p>
          </table:table-cell>
          <table:table-cell/>
          <table:table-cell table:formula="of:=[.F136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36]+[.I$4]" office:value-type="float" office:value="16.7393275113166">
            <text:p>1.67393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.17006007225E+016">
            <text:p>-1.1701E+016</text:p>
          </table:table-cell>
          <table:table-cell table:formula="of:=IF([.A137]&gt;=-1000000; [.A137];&quot;&quot;)">
            <text:p/>
          </table:table-cell>
          <table:table-cell table:formula="of:=ABS([.A137]+ABS([.$H$1]))" office:value-type="float" office:value="3.61673354187467E+016">
            <text:p>3.61673354E+016</text:p>
          </table:table-cell>
          <table:table-cell table:formula="of:=LOG([.C138];10)" office:value-type="float" office:value="16.5583165138608">
            <text:p>16.5583165139</text:p>
          </table:table-cell>
          <table:table-cell/>
          <table:table-cell table:formula="of:=[.F137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37]+[.I$4]" office:value-type="float" office:value="16.7449835246027">
            <text:p>1.67450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4939.197113">
            <text:p>4.6494E+005</text:p>
          </table:table-cell>
          <table:table-cell table:formula="of:=IF([.A138]&gt;=-1000000; [.A138];&quot;&quot;)">
            <text:p/>
          </table:table-cell>
          <table:table-cell table:formula="of:=ABS([.A138]+ABS([.$H$1]))" office:value-type="float" office:value="2.44667347361E+016">
            <text:p>2.44667347E+016</text:p>
          </table:table-cell>
          <table:table-cell table:formula="of:=LOG([.C139];10)" office:value-type="float" office:value="16.3885760134582">
            <text:p>16.3885760135</text:p>
          </table:table-cell>
          <table:table-cell/>
          <table:table-cell table:formula="of:=[.F138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38]+[.I$4]" office:value-type="float" office:value="16.7506395378888">
            <text:p>1.67506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2318000503020">
            <text:p>-2.3180E+012</text:p>
          </table:table-cell>
          <table:table-cell table:formula="of:=IF([.A139]&gt;=-1000000; [.A139];&quot;&quot;)" office:value-type="float" office:value="464939.197113">
            <text:p>4.65E+005</text:p>
          </table:table-cell>
          <table:table-cell table:formula="of:=ABS([.A139]+ABS([.$H$1]))" office:value-type="float" office:value="3.61673354590649E+016">
            <text:p>3.61673355E+016</text:p>
          </table:table-cell>
          <table:table-cell table:formula="of:=LOG([.C140];10)" office:value-type="float" office:value="16.558316514345">
            <text:p>16.5583165143</text:p>
          </table:table-cell>
          <table:table-cell/>
          <table:table-cell table:formula="of:=[.F139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39]+[.I$4]" office:value-type="float" office:value="16.7562955511749">
            <text:p>1.67563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199087.599">
            <text:p>2.9199E+007</text:p>
          </table:table-cell>
          <table:table-cell table:formula="of:=IF([.A140]&gt;=-1000000; [.A140];&quot;&quot;)">
            <text:p/>
          </table:table-cell>
          <table:table-cell table:formula="of:=ABS([.A140]+ABS([.$H$1]))" office:value-type="float" office:value="3.6165017458097E+016">
            <text:p>3.61650175E+016</text:p>
          </table:table-cell>
          <table:table-cell table:formula="of:=LOG([.C141];10)" office:value-type="float" office:value="16.5582886790821">
            <text:p>16.5582886791</text:p>
          </table:table-cell>
          <table:table-cell/>
          <table:table-cell table:formula="of:=[.F140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40]+[.I$4]" office:value-type="float" office:value="16.761951564461">
            <text:p>1.67620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95.9972374">
            <text:p>1.6396E+004</text:p>
          </table:table-cell>
          <table:table-cell table:formula="of:=IF([.A141]&gt;=-1000000; [.A141];&quot;&quot;)" office:value-type="float" office:value="29199087.599">
            <text:p>2.92E+007</text:p>
          </table:table-cell>
          <table:table-cell table:formula="of:=ABS([.A141]+ABS([.$H$1]))" office:value-type="float" office:value="3.61673354877991E+016">
            <text:p>3.61673355E+016</text:p>
          </table:table-cell>
          <table:table-cell table:formula="of:=LOG([.C142];10)" office:value-type="float" office:value="16.55831651469">
            <text:p>16.5583165147</text:p>
          </table:table-cell>
          <table:table-cell/>
          <table:table-cell table:formula="of:=[.F141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41]+[.I$4]" office:value-type="float" office:value="16.7676075777471">
            <text:p>1.67676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00.0357402">
            <text:p>2.1800E+004</text:p>
          </table:table-cell>
          <table:table-cell table:formula="of:=IF([.A142]&gt;=-1000000; [.A142];&quot;&quot;)" office:value-type="float" office:value="16395.9972374">
            <text:p>1.64E+004</text:p>
          </table:table-cell>
          <table:table-cell table:formula="of:=ABS([.A142]+ABS([.$H$1]))" office:value-type="float" office:value="3.61673354586164E+016">
            <text:p>3.61673355E+016</text:p>
          </table:table-cell>
          <table:table-cell table:formula="of:=LOG([.C143];10)" office:value-type="float" office:value="16.5583165143396">
            <text:p>16.5583165143</text:p>
          </table:table-cell>
          <table:table-cell/>
          <table:table-cell table:formula="of:=[.F142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42]+[.I$4]" office:value-type="float" office:value="16.7732635910333">
            <text:p>1.67733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831168.5875">
            <text:p>9.2831E+007</text:p>
          </table:table-cell>
          <table:table-cell table:formula="of:=IF([.A143]&gt;=-1000000; [.A143];&quot;&quot;)" office:value-type="float" office:value="21800.0357402">
            <text:p>2.18E+004</text:p>
          </table:table-cell>
          <table:table-cell table:formula="of:=ABS([.A143]+ABS([.$H$1]))" office:value-type="float" office:value="3.61673354586218E+016">
            <text:p>3.61673355E+016</text:p>
          </table:table-cell>
          <table:table-cell table:formula="of:=LOG([.C144];10)" office:value-type="float" office:value="16.5583165143396">
            <text:p>16.5583165143</text:p>
          </table:table-cell>
          <table:table-cell/>
          <table:table-cell table:formula="of:=[.F143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43]+[.I$4]" office:value-type="float" office:value="16.7789196043194">
            <text:p>1.67789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878567.383">
            <text:p>1.8488E+008</text:p>
          </table:table-cell>
          <table:table-cell table:formula="of:=IF([.A144]&gt;=-1000000; [.A144];&quot;&quot;)" office:value-type="float" office:value="92831168.5875">
            <text:p>9.28E+007</text:p>
          </table:table-cell>
          <table:table-cell table:formula="of:=ABS([.A144]+ABS([.$H$1]))" office:value-type="float" office:value="3.61673355514312E+016">
            <text:p>3.61673356E+016</text:p>
          </table:table-cell>
          <table:table-cell table:formula="of:=LOG([.C145];10)" office:value-type="float" office:value="16.5583165154541">
            <text:p>16.5583165155</text:p>
          </table:table-cell>
          <table:table-cell/>
          <table:table-cell table:formula="of:=[.F144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44]+[.I$4]" office:value-type="float" office:value="16.7845756176055">
            <text:p>1.67846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589025565.488">
            <text:p>-5.8903E+008</text:p>
          </table:table-cell>
          <table:table-cell table:formula="of:=IF([.A145]&gt;=-1000000; [.A145];&quot;&quot;)" office:value-type="float" office:value="184878567.383">
            <text:p>1.85E+008</text:p>
          </table:table-cell>
          <table:table-cell table:formula="of:=ABS([.A145]+ABS([.$H$1]))" office:value-type="float" office:value="3.61673356434786E+016">
            <text:p>3.61673356E+016</text:p>
          </table:table-cell>
          <table:table-cell table:formula="of:=LOG([.C146];10)" office:value-type="float" office:value="16.5583165165594">
            <text:p>16.5583165166</text:p>
          </table:table-cell>
          <table:table-cell/>
          <table:table-cell table:formula="of:=[.F145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45]+[.I$4]" office:value-type="float" office:value="16.7902316308916">
            <text:p>1.67902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.97614698986E+015">
            <text:p>-1.9761E+015</text:p>
          </table:table-cell>
          <table:table-cell table:formula="of:=IF([.A146]&gt;=-1000000; [.A146];&quot;&quot;)">
            <text:p/>
          </table:table-cell>
          <table:table-cell table:formula="of:=ABS([.A146]+ABS([.$H$1]))" office:value-type="float" office:value="3.61673348695744E+016">
            <text:p>3.61673349E+016</text:p>
          </table:table-cell>
          <table:table-cell table:formula="of:=LOG([.C147];10)" office:value-type="float" office:value="16.5583165072664">
            <text:p>16.5583165073</text:p>
          </table:table-cell>
          <table:table-cell/>
          <table:table-cell table:formula="of:=[.F146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46]+[.I$4]" office:value-type="float" office:value="16.7958876441777">
            <text:p>1.67959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17.31537017">
            <text:p>1.5173E+003</text:p>
          </table:table-cell>
          <table:table-cell table:formula="of:=IF([.A147]&gt;=-1000000; [.A147];&quot;&quot;)">
            <text:p/>
          </table:table-cell>
          <table:table-cell table:formula="of:=ABS([.A147]+ABS([.$H$1]))" office:value-type="float" office:value="3.419118846874E+016">
            <text:p>3.41911885E+016</text:p>
          </table:table-cell>
          <table:table-cell table:formula="of:=LOG([.C148];10)" office:value-type="float" office:value="16.5339141969196">
            <text:p>16.5339141969</text:p>
          </table:table-cell>
          <table:table-cell/>
          <table:table-cell table:formula="of:=[.F147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47]+[.I$4]" office:value-type="float" office:value="16.8015436574638">
            <text:p>1.68015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17.31537017">
            <text:p>1.5173E+003</text:p>
          </table:table-cell>
          <table:table-cell table:formula="of:=IF([.A148]&gt;=-1000000; [.A148];&quot;&quot;)" office:value-type="float" office:value="1517.31537017">
            <text:p>1.52E+003</text:p>
          </table:table-cell>
          <table:table-cell table:formula="of:=ABS([.A148]+ABS([.$H$1]))" office:value-type="float" office:value="3.61673354586015E+016">
            <text:p>3.61673355E+016</text:p>
          </table:table-cell>
          <table:table-cell table:formula="of:=LOG([.C149];10)" office:value-type="float" office:value="16.5583165143394">
            <text:p>16.5583165143</text:p>
          </table:table-cell>
          <table:table-cell/>
          <table:table-cell table:formula="of:=[.F148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48]+[.I$4]" office:value-type="float" office:value="16.8071996707499">
            <text:p>1.68072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911089.42896">
            <text:p>-3.9111E+006</text:p>
          </table:table-cell>
          <table:table-cell table:formula="of:=IF([.A149]&gt;=-1000000; [.A149];&quot;&quot;)" office:value-type="float" office:value="1517.31537017">
            <text:p>1.52E+003</text:p>
          </table:table-cell>
          <table:table-cell table:formula="of:=ABS([.A149]+ABS([.$H$1]))" office:value-type="float" office:value="3.61673354586015E+016">
            <text:p>3.61673355E+016</text:p>
          </table:table-cell>
          <table:table-cell table:formula="of:=LOG([.C150];10)" office:value-type="float" office:value="16.5583165143394">
            <text:p>16.5583165143</text:p>
          </table:table-cell>
          <table:table-cell/>
          <table:table-cell table:formula="of:=[.F149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49]+[.I$4]" office:value-type="float" office:value="16.812855684036">
            <text:p>1.68129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.00064159786">
            <text:p>-1.0006E+000</text:p>
          </table:table-cell>
          <table:table-cell table:formula="of:=IF([.A150]&gt;=-1000000; [.A150];&quot;&quot;)">
            <text:p/>
          </table:table-cell>
          <table:table-cell table:formula="of:=ABS([.A150]+ABS([.$H$1]))" office:value-type="float" office:value="3.61673354546889E+016">
            <text:p>3.61673355E+016</text:p>
          </table:table-cell>
          <table:table-cell table:formula="of:=LOG([.C151];10)" office:value-type="float" office:value="16.5583165142924">
            <text:p>16.5583165143</text:p>
          </table:table-cell>
          <table:table-cell/>
          <table:table-cell table:formula="of:=[.F150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50]+[.I$4]" office:value-type="float" office:value="16.8185116973222">
            <text:p>1.68185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table:formula="of:=STDEV([.A1:.A151])" office:value-type="float" office:value="4.27497068505813E+015">
            <text:p>4.27E+015</text:p>
          </table:table-cell>
          <table:table-cell table:formula="of:=IF([.A151]&gt;=-1000000; [.A151];&quot;&quot;)" office:value-type="float" office:value="-1.00064159786">
            <text:p>-1.00E+000</text:p>
          </table:table-cell>
          <table:table-cell table:formula="of:=ABS([.A151]+ABS([.$H$1]))" office:value-type="float" office:value="3.61673354586E+016">
            <text:p>3.61673355E+016</text:p>
          </table:table-cell>
          <table:table-cell table:formula="of:=LOG([.C152];10)" office:value-type="float" office:value="16.5583165143394">
            <text:p>16.5583165143</text:p>
          </table:table-cell>
          <table:table-cell/>
          <table:table-cell table:formula="of:=[.F151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51]+[.I$4]" office:value-type="float" office:value="16.8241677106083">
            <text:p>1.68242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table:formula="of:=MEDIAN([.A1:.A151])" office:value-type="float" office:value="-38641826.8394">
            <text:p>-3.86E+007</text:p>
          </table:table-cell>
          <table:table-cell/>
          <table:table-cell table:style-name="Default"/>
          <table:table-cell table:number-columns-repeated="2"/>
          <table:table-cell table:formula="of:=[.F152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52]+[.I$4]" office:value-type="float" office:value="16.8298237238944">
            <text:p>1.68298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53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53]+[.I$4]" office:value-type="float" office:value="16.8354797371805">
            <text:p>1.68355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54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54]+[.I$4]" office:value-type="float" office:value="16.8411357504666">
            <text:p>1.68411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55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55]+[.I$4]" office:value-type="float" office:value="16.8467917637527">
            <text:p>1.68468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56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56]+[.I$4]" office:value-type="float" office:value="16.8524477770388">
            <text:p>1.68524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57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57]+[.I$4]" office:value-type="float" office:value="16.858103790325">
            <text:p>1.68581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58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58]+[.I$4]" office:value-type="float" office:value="16.8637598036111">
            <text:p>1.68638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59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59]+[.I$4]" office:value-type="float" office:value="16.8694158168972">
            <text:p>1.68694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60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60]+[.I$4]" office:value-type="float" office:value="16.8750718301833">
            <text:p>1.68751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61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61]+[.I$4]" office:value-type="float" office:value="16.8807278434694">
            <text:p>1.68807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62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62]+[.I$4]" office:value-type="float" office:value="16.8863838567555">
            <text:p>1.68864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63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63]+[.I$4]" office:value-type="float" office:value="16.8920398700416">
            <text:p>1.68920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64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64]+[.I$4]" office:value-type="float" office:value="16.8976958833278">
            <text:p>1.68977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65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65]+[.I$4]" office:value-type="float" office:value="16.9033518966139">
            <text:p>1.69034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66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66]+[.I$4]" office:value-type="float" office:value="16.9090079099">
            <text:p>1.69090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67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67]+[.I$4]" office:value-type="float" office:value="16.9146639231861">
            <text:p>1.69147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68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68]+[.I$4]" office:value-type="float" office:value="16.9203199364722">
            <text:p>1.69203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69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69]+[.I$4]" office:value-type="float" office:value="16.9259759497583">
            <text:p>1.69260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70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70]+[.I$4]" office:value-type="float" office:value="16.9316319630444">
            <text:p>1.69316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71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71]+[.I$4]" office:value-type="float" office:value="16.9372879763305">
            <text:p>1.69373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72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72]+[.I$4]" office:value-type="float" office:value="16.9429439896167">
            <text:p>1.69429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73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73]+[.I$4]" office:value-type="float" office:value="16.9486000029028">
            <text:p>1.69486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74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74]+[.I$4]" office:value-type="float" office:value="16.9542560161889">
            <text:p>1.69543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75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75]+[.I$4]" office:value-type="float" office:value="16.959912029475">
            <text:p>1.69599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76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76]+[.I$4]" office:value-type="float" office:value="16.9655680427611">
            <text:p>1.69656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77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77]+[.I$4]" office:value-type="float" office:value="16.9712240560472">
            <text:p>1.69712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78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78]+[.I$4]" office:value-type="float" office:value="16.9768800693333">
            <text:p>1.69769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79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79]+[.I$4]" office:value-type="float" office:value="16.9825360826195">
            <text:p>1.69825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80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80]+[.I$4]" office:value-type="float" office:value="16.9881920959056">
            <text:p>1.69882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81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81]+[.I$4]" office:value-type="float" office:value="16.9938481091917">
            <text:p>1.69938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82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82]+[.I$4]" office:value-type="float" office:value="16.9995041224778">
            <text:p>1.69995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83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83]+[.I$4]" office:value-type="float" office:value="17.0051601357639">
            <text:p>1.70052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84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84]+[.I$4]" office:value-type="float" office:value="17.01081614905">
            <text:p>1.70108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85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85]+[.I$4]" office:value-type="float" office:value="17.0164721623361">
            <text:p>1.70165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86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86]+[.I$4]" office:value-type="float" office:value="17.0221281756222">
            <text:p>1.70221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87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87]+[.I$4]" office:value-type="float" office:value="17.0277841889084">
            <text:p>1.70278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88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88]+[.I$4]" office:value-type="float" office:value="17.0334402021945">
            <text:p>1.70334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89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89]+[.I$4]" office:value-type="float" office:value="17.0390962154806">
            <text:p>1.70391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90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90]+[.I$4]" office:value-type="float" office:value="17.0447522287667">
            <text:p>1.70448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91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91]+[.I$4]" office:value-type="float" office:value="17.0504082420528">
            <text:p>1.70504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92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92]+[.I$4]" office:value-type="float" office:value="17.0560642553389">
            <text:p>1.70561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93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93]+[.I$4]" office:value-type="float" office:value="17.061720268625">
            <text:p>1.70617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94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94]+[.I$4]" office:value-type="float" office:value="17.0673762819112">
            <text:p>1.70674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95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95]+[.I$4]" office:value-type="float" office:value="17.0730322951973">
            <text:p>1.70730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96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96]+[.I$4]" office:value-type="float" office:value="17.0786883084834">
            <text:p>1.70787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97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97]+[.I$4]" office:value-type="float" office:value="17.0843443217695">
            <text:p>1.70843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98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98]+[.I$4]" office:value-type="float" office:value="17.0900003350556">
            <text:p>1.70900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99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199]+[.I$4]" office:value-type="float" office:value="17.0956563483417">
            <text:p>1.70957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200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200]+[.I$4]" office:value-type="float" office:value="17.1013123616278">
            <text:p>1.71013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201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201]+[.I$4]" office:value-type="float" office:value="17.106968374914">
            <text:p>1.71070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202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202]+[.I$4]" office:value-type="float" office:value="17.1126243882001">
            <text:p>1.71126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203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203]+[.I$4]" office:value-type="float" office:value="17.1182804014862">
            <text:p>1.71183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204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204]+[.I$4]" office:value-type="float" office:value="17.1239364147723">
            <text:p>1.71239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205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205]+[.I$4]" office:value-type="float" office:value="17.1295924280584">
            <text:p>1.71296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206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206]+[.I$4]" office:value-type="float" office:value="17.1352484413445">
            <text:p>1.71352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207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207]+[.I$4]" office:value-type="float" office:value="17.1409044546306">
            <text:p>1.71409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208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208]+[.I$4]" office:value-type="float" office:value="17.1465604679168">
            <text:p>1.71466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209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209]+[.I$4]" office:value-type="float" office:value="17.1522164812029">
            <text:p>1.71522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210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210]+[.I$4]" office:value-type="float" office:value="17.157872494489">
            <text:p>1.71579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211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211]+[.I$4]" office:value-type="float" office:value="17.1635285077751">
            <text:p>1.71635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212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212]+[.I$4]" office:value-type="float" office:value="17.1691845210612">
            <text:p>1.71692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213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213]+[.I$4]" office:value-type="float" office:value="17.1748405343473">
            <text:p>1.71748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214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214]+[.I$4]" office:value-type="float" office:value="17.1804965476334">
            <text:p>1.71805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215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215]+[.I$4]" office:value-type="float" office:value="17.1861525609195">
            <text:p>1.71862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216]+[.$F$4]" office:value-type="float" office:value="0">
            <text:p>#REF!</text:p>
          </table:table-cell>
          <table:table-cell office:value-type="float" office:value="0">
            <text:p>#REF!</text:p>
          </table:table-cell>
          <table:table-cell table:formula="of:=[.H216]+[.I$4]" office:value-type="float" office:value="17.1918085742057">
            <text:p>1.71918E+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office:value-type="float" office:value="0">
            <text:p>#REF!</text:p>
          </table:table-cell>
          <table:table-cell table:style-name="Default"/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7" table:default-cell-style-name="ce1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 office:value-type="float" office:value="9293054.11583">
            <text:p>9.2931E+006</text:p>
          </table:table-cell>
          <table:table-cell table:formula="of:=[.$A1]+ABS(MIN([.A$1:.A$150]))" office:value-type="float" office:value="3.61673354678931E+016">
            <text:p>36167335467893100</text:p>
          </table:table-cell>
          <table:table-cell table:formula="of:=[.$B1]/AVERAGE([.B$1:.B$150])" office:value-type="float" office:value="1.013539959004">
            <text:p>1.013539959</text:p>
          </table:table-cell>
          <table:table-cell table:formula="of:=[.C154]+[.$C$156]" office:value-type="float" office:value="1.013539940167">
            <text:p>1.0135399402</text:p>
          </table:table-cell>
          <table:table-cell table:number-matrix-columns-spanned="1" table:number-matrix-rows-spanned="152" table:formula="of:=FREQUENCY([.C1:.C151];[.D1:.D151])" office:value-type="float" office:value="60">
            <text:p>60</text:p>
          </table:table-cell>
          <table:table-cell office:value-type="string">
            <text:p>MIN</text:p>
            <draw:frame table:end-cell-address="Sheet2.M23" table:end-x="1.72cm" table:end-y="0.297cm" draw:z-index="4" draw:style-name="gr1" draw:text-style-name="P1" svg:width="16.002cm" svg:height="8.983cm" svg:x="1.525cm" svg:y="0.128cm">
              <draw:object draw:notify-on-update-of-ranges="Sheet2.D1:Sheet2.D151 Sheet2.E1:Sheet2.E15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formula="of:=MIN([.C1:.C152])" office:value-type="float" office:value="0.275586613833028">
            <text:p>0.2755866138</text:p>
          </table:table-cell>
          <table:table-cell/>
        </table:table-row>
        <table:table-row table:style-name="ro1">
          <table:table-cell office:value-type="float" office:value="850782735.021">
            <text:p>8.5078E+008</text:p>
          </table:table-cell>
          <table:table-cell table:formula="of:=[.$A2]+ABS(MIN([.A$1:.A$150]))" office:value-type="float" office:value="3.61673363093827E+016">
            <text:p>36167336309382700</text:p>
          </table:table-cell>
          <table:table-cell table:formula="of:=[.$B2]/AVERAGE([.B$1:.B$150])" office:value-type="float" office:value="1.0135399825856">
            <text:p>1.0135399826</text:p>
          </table:table-cell>
          <table:table-cell table:formula="of:=[.D1]+[.C$156]" office:value-type="float" office:value="1.013539940334">
            <text:p>1.0135399403</text:p>
          </table:table-cell>
          <table:table-cell office:value-type="float" office:value="0">
            <text:p>0</text:p>
          </table:table-cell>
          <table:table-cell office:value-type="string">
            <text:p>MAX</text:p>
          </table:table-cell>
          <table:table-cell table:formula="of:=MAX([.C2:.C153])" office:value-type="float" office:value="1.01358330188175">
            <text:p>1.0135833019</text:p>
          </table:table-cell>
          <table:table-cell/>
        </table:table-row>
        <table:table-row table:style-name="ro1">
          <table:table-cell office:value-type="float" office:value="-6175964549350">
            <text:p>-6.1760E+012</text:p>
          </table:table-cell>
          <table:table-cell table:formula="of:=[.$A3]+ABS(MIN([.A$1:.A$150]))" office:value-type="float" office:value="3.61611594940506E+016">
            <text:p>36161159494050600</text:p>
          </table:table-cell>
          <table:table-cell table:formula="of:=[.$B3]/AVERAGE([.B$1:.B$150])" office:value-type="float" office:value="1.01336688580981">
            <text:p>1.0133668858</text:p>
          </table:table-cell>
          <table:table-cell table:formula="of:=[.D2]+[.C$156]" office:value-type="float" office:value="1.013539940501">
            <text:p>1.0135399405</text:p>
          </table:table-cell>
          <table:table-cell office:value-type="float" office:value="0">
            <text:p>0</text:p>
          </table:table-cell>
          <table:table-cell office:value-type="string">
            <text:p>n = </text:p>
          </table:table-cell>
          <table:table-cell table:formula="of:=100" office:value-type="float" office:value="100">
            <text:p>100</text:p>
          </table:table-cell>
          <table:table-cell>
            <draw:frame table:end-cell-address="Sheet2.O25" table:end-x="1.802cm" table:end-y="0.17cm" draw:z-index="1" draw:style-name="gr1" draw:text-style-name="P1" svg:width="16.001cm" svg:height="8.984cm" svg:x="1.608cm" svg:y="0cm">
              <draw:object draw:notify-on-update-of-ranges="Sheet2.B1:Sheet2.B15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975864.91424">
            <text:p>1.9759E+006</text:p>
          </table:table-cell>
          <table:table-cell table:formula="of:=[.$A4]+ABS(MIN([.A$1:.A$150]))" office:value-type="float" office:value="3.61673354605759E+016">
            <text:p>36167335460575900</text:p>
          </table:table-cell>
          <table:table-cell table:formula="of:=[.$B4]/AVERAGE([.B$1:.B$150])" office:value-type="float" office:value="1.01353995879895">
            <text:p>1.0135399588</text:p>
          </table:table-cell>
          <table:table-cell table:formula="of:=[.D3]+[.C$156]" office:value-type="float" office:value="1.013539940668">
            <text:p>1.013539940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544147055.9">
            <text:p>1.1544E+010</text:p>
          </table:table-cell>
          <table:table-cell table:formula="of:=[.$A5]+ABS(MIN([.A$1:.A$150]))" office:value-type="float" office:value="3.61673470027471E+016">
            <text:p>36167347002747100</text:p>
          </table:table-cell>
          <table:table-cell table:formula="of:=[.$B5]/AVERAGE([.B$1:.B$150])" office:value-type="float" office:value="1.01354028225246">
            <text:p>1.0135402823</text:p>
          </table:table-cell>
          <table:table-cell table:formula="of:=[.D4]+[.C$156]" office:value-type="float" office:value="1.013539940835">
            <text:p>1.013539940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2.51743528494E+015">
            <text:p>-2.5174E+015</text:p>
          </table:table-cell>
          <table:table-cell table:formula="of:=[.$A6]+ABS(MIN([.A$1:.A$150]))" office:value-type="float" office:value="3.364990017366E+016">
            <text:p>33649900173660000</text:p>
          </table:table-cell>
          <table:table-cell table:formula="of:=[.$B6]/AVERAGE([.B$1:.B$150])" office:value-type="float" office:value="0.942992288518925">
            <text:p>0.9429922885</text:p>
          </table:table-cell>
          <table:table-cell table:formula="of:=[.D5]+[.C$156]" office:value-type="float" office:value="1.013539941002">
            <text:p>1.01353994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3.61673354586E+016">
            <text:p>-3.6167E+016</text:p>
          </table:table-cell>
          <table:table-cell office:value-type="string">
            <text:p>“”</text:p>
          </table:table-cell>
          <table:table-cell/>
          <table:table-cell table:formula="of:=[.D6]+[.C$156]" office:value-type="float" office:value="1.013539941169">
            <text:p>1.01353994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7808298076.31">
            <text:p>-7.8083E+009</text:p>
          </table:table-cell>
          <table:table-cell table:formula="of:=[.$A8]+ABS(MIN([.A$1:.A$150]))" office:value-type="float" office:value="3.61673276503019E+016">
            <text:p>36167327650301900</text:p>
          </table:table-cell>
          <table:table-cell table:formula="of:=[.$B8]/AVERAGE([.B$1:.B$150])" office:value-type="float" office:value="1.01353973992674">
            <text:p>1.0135397399</text:p>
          </table:table-cell>
          <table:table-cell table:formula="of:=[.D7]+[.C$156]" office:value-type="float" office:value="1.013539941336">
            <text:p>1.0135399413</text:p>
          </table:table-cell>
          <table:table-cell office:value-type="float" office:value="1">
            <text:p>1</text:p>
          </table:table-cell>
          <table:table-cell/>
          <table:table-cell>
            <draw:frame table:end-cell-address="Sheet2.R43" table:end-x="0.685cm" table:end-y="0.171cm" draw:z-index="0" draw:style-name="gr1" draw:text-style-name="P1" svg:width="24.087cm" svg:height="14.171cm" svg:x="1.437cm" svg:y="0.023cm">
              <draw:object draw:notify-on-update-of-ranges="Sheet2.A1:Sheet2.A1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-61390821393.7">
            <text:p>-6.1391E+010</text:p>
          </table:table-cell>
          <table:table-cell table:formula="of:=[.$A9]+ABS(MIN([.A$1:.A$150]))" office:value-type="float" office:value="3.61672740677786E+016">
            <text:p>36167274067778600</text:p>
          </table:table-cell>
          <table:table-cell table:formula="of:=[.$B9]/AVERAGE([.B$1:.B$150])" office:value-type="float" office:value="1.01353823835003">
            <text:p>1.0135382384</text:p>
          </table:table-cell>
          <table:table-cell table:formula="of:=[.D8]+[.C$156]" office:value-type="float" office:value="1.013539941503">
            <text:p>1.01353994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23596645651700">
            <text:p>-2.3597E+013</text:p>
          </table:table-cell>
          <table:table-cell table:formula="of:=[.$A10]+ABS(MIN([.A$1:.A$150]))" office:value-type="float" office:value="3.61437388129483E+016">
            <text:p>36143738812948300</text:p>
          </table:table-cell>
          <table:table-cell table:formula="of:=[.$B10]/AVERAGE([.B$1:.B$150])" office:value-type="float" office:value="1.01287869512111">
            <text:p>1.0128786951</text:p>
          </table:table-cell>
          <table:table-cell table:formula="of:=[.D9]+[.C$156]" office:value-type="float" office:value="1.01353994167">
            <text:p>1.01353994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2121997880.69">
            <text:p>-2.1220E+009</text:p>
          </table:table-cell>
          <table:table-cell table:formula="of:=[.$A11]+ABS(MIN([.A$1:.A$150]))" office:value-type="float" office:value="3.61673333366021E+016">
            <text:p>36167333336602100</text:p>
          </table:table-cell>
          <table:table-cell table:formula="of:=[.$B11]/AVERAGE([.B$1:.B$150])" office:value-type="float" office:value="1.0135398992775">
            <text:p>1.0135398993</text:p>
          </table:table-cell>
          <table:table-cell table:formula="of:=[.D10]+[.C$156]" office:value-type="float" office:value="1.013539941837">
            <text:p>1.01353994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9951467917.77">
            <text:p>-9.9515E+009</text:p>
          </table:table-cell>
          <table:table-cell table:formula="of:=[.$A12]+ABS(MIN([.A$1:.A$150]))" office:value-type="float" office:value="3.61673255071321E+016">
            <text:p>36167325507132100</text:p>
          </table:table-cell>
          <table:table-cell table:formula="of:=[.$B12]/AVERAGE([.B$1:.B$150])" office:value-type="float" office:value="1.01353967986734">
            <text:p>1.0135396799</text:p>
          </table:table-cell>
          <table:table-cell table:formula="of:=[.D11]+[.C$156]" office:value-type="float" office:value="1.013539942004">
            <text:p>1.01353994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17536671.7338">
            <text:p>-1.7537E+007</text:p>
          </table:table-cell>
          <table:table-cell table:formula="of:=[.$A13]+ABS(MIN([.A$1:.A$150]))" office:value-type="float" office:value="3.61673354410633E+016">
            <text:p>36167335441063300</text:p>
          </table:table-cell>
          <table:table-cell table:formula="of:=[.$B13]/AVERAGE([.B$1:.B$150])" office:value-type="float" office:value="1.01353995825214">
            <text:p>1.0135399583</text:p>
          </table:table-cell>
          <table:table-cell table:formula="of:=[.D12]+[.C$156]" office:value-type="float" office:value="1.013539942171">
            <text:p>1.01353994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3475682892.12">
            <text:p>-3.4757E+009</text:p>
          </table:table-cell>
          <table:table-cell table:formula="of:=[.$A14]+ABS(MIN([.A$1:.A$150]))" office:value-type="float" office:value="3.61673319829171E+016">
            <text:p>36167331982917100</text:p>
          </table:table-cell>
          <table:table-cell table:formula="of:=[.$B14]/AVERAGE([.B$1:.B$150])" office:value-type="float" office:value="1.01353986134233">
            <text:p>1.0135398613</text:p>
          </table:table-cell>
          <table:table-cell table:formula="of:=[.D13]+[.C$156]" office:value-type="float" office:value="1.013539942338">
            <text:p>1.013539942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-38641826.8394">
            <text:p>-3.8642E+007</text:p>
          </table:table-cell>
          <table:table-cell table:formula="of:=[.$A15]+ABS(MIN([.A$1:.A$150]))" office:value-type="float" office:value="3.61673354199582E+016">
            <text:p>36167335419958200</text:p>
          </table:table-cell>
          <table:table-cell table:formula="of:=[.$B15]/AVERAGE([.B$1:.B$150])" office:value-type="float" office:value="1.01353995766069">
            <text:p>1.0135399577</text:p>
          </table:table-cell>
          <table:table-cell table:formula="of:=[.D14]+[.C$156]" office:value-type="float" office:value="1.013539942505">
            <text:p>1.01353994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302762.3466">
            <text:p>3.8303E+007</text:p>
          </table:table-cell>
          <table:table-cell table:formula="of:=[.$A16]+ABS(MIN([.A$1:.A$150]))" office:value-type="float" office:value="3.61673354969028E+016">
            <text:p>36167335496902800</text:p>
          </table:table-cell>
          <table:table-cell table:formula="of:=[.$B16]/AVERAGE([.B$1:.B$150])" office:value-type="float" office:value="1.01353995981696">
            <text:p>1.0135399598</text:p>
          </table:table-cell>
          <table:table-cell table:formula="of:=[.D15]+[.C$156]" office:value-type="float" office:value="1.013539942672">
            <text:p>1.01353994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36446744348">
            <text:p>-3.6447E+010</text:p>
          </table:table-cell>
          <table:table-cell table:formula="of:=[.$A17]+ABS(MIN([.A$1:.A$150]))" office:value-type="float" office:value="3.61672990118556E+016">
            <text:p>36167299011855600</text:p>
          </table:table-cell>
          <table:table-cell table:formula="of:=[.$B17]/AVERAGE([.B$1:.B$150])" office:value-type="float" office:value="1.01353893737357">
            <text:p>1.0135389374</text:p>
          </table:table-cell>
          <table:table-cell table:formula="of:=[.D16]+[.C$156]" office:value-type="float" office:value="1.013539942839">
            <text:p>1.01353994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18764748039300">
            <text:p>-1.8765E+013</text:p>
          </table:table-cell>
          <table:table-cell table:formula="of:=[.$A18]+ABS(MIN([.A$1:.A$150]))" office:value-type="float" office:value="3.61485707105607E+016">
            <text:p>36148570710560700</text:p>
          </table:table-cell>
          <table:table-cell table:formula="of:=[.$B18]/AVERAGE([.B$1:.B$150])" office:value-type="float" office:value="1.01301410242288">
            <text:p>1.0130141024</text:p>
          </table:table-cell>
          <table:table-cell table:formula="of:=[.D17]+[.C$156]" office:value-type="float" office:value="1.013539943006">
            <text:p>1.01353994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114813163217000">
            <text:p>-1.1481E+014</text:p>
          </table:table-cell>
          <table:table-cell table:formula="of:=[.$A19]+ABS(MIN([.A$1:.A$150]))" office:value-type="float" office:value="3.6052522295383E+016">
            <text:p>36052522295383000</text:p>
          </table:table-cell>
          <table:table-cell table:formula="of:=[.$B19]/AVERAGE([.B$1:.B$150])" office:value-type="float" office:value="1.01032247735506">
            <text:p>1.0103224774</text:p>
          </table:table-cell>
          <table:table-cell table:formula="of:=[.D18]+[.C$156]" office:value-type="float" office:value="1.013539943173">
            <text:p>1.013539943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72741245.8364">
            <text:p>-7.2741E+007</text:p>
          </table:table-cell>
          <table:table-cell table:formula="of:=[.$A20]+ABS(MIN([.A$1:.A$150]))" office:value-type="float" office:value="3.61673353858587E+016">
            <text:p>36167335385858700</text:p>
          </table:table-cell>
          <table:table-cell table:formula="of:=[.$B20]/AVERAGE([.B$1:.B$150])" office:value-type="float" office:value="1.0135399567051">
            <text:p>1.0135399567</text:p>
          </table:table-cell>
          <table:table-cell table:formula="of:=[.D19]+[.C$156]" office:value-type="float" office:value="1.01353994334">
            <text:p>1.013539943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15137648042.2">
            <text:p>-1.5138E+010</text:p>
          </table:table-cell>
          <table:table-cell table:formula="of:=[.$A21]+ABS(MIN([.A$1:.A$150]))" office:value-type="float" office:value="3.6167320320952E+016">
            <text:p>36167320320952000</text:p>
          </table:table-cell>
          <table:table-cell table:formula="of:=[.$B21]/AVERAGE([.B$1:.B$150])" office:value-type="float" office:value="1.01353953453176">
            <text:p>1.0135395345</text:p>
          </table:table-cell>
          <table:table-cell table:formula="of:=[.D20]+[.C$156]" office:value-type="float" office:value="1.013539943507">
            <text:p>1.013539943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061337.13132">
            <text:p>7.0613E+006</text:p>
          </table:table-cell>
          <table:table-cell table:formula="of:=[.$A22]+ABS(MIN([.A$1:.A$150]))" office:value-type="float" office:value="3.61673354656613E+016">
            <text:p>36167335465661300</text:p>
          </table:table-cell>
          <table:table-cell table:formula="of:=[.$B22]/AVERAGE([.B$1:.B$150])" office:value-type="float" office:value="1.01353995894146">
            <text:p>1.0135399589</text:p>
          </table:table-cell>
          <table:table-cell table:formula="of:=[.D21]+[.C$156]" office:value-type="float" office:value="1.013539943674">
            <text:p>1.013539943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364654081.352">
            <text:p>-3.6465E+008</text:p>
          </table:table-cell>
          <table:table-cell table:formula="of:=[.$A23]+ABS(MIN([.A$1:.A$150]))" office:value-type="float" office:value="3.61673350939459E+016">
            <text:p>36167335093945900</text:p>
          </table:table-cell>
          <table:table-cell table:formula="of:=[.$B23]/AVERAGE([.B$1:.B$150])" office:value-type="float" office:value="1.01353994852465">
            <text:p>1.0135399485</text:p>
          </table:table-cell>
          <table:table-cell table:formula="of:=[.D22]+[.C$156]" office:value-type="float" office:value="1.013539943841">
            <text:p>1.013539943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87059.578614">
            <text:p>9.8706E+005</text:p>
          </table:table-cell>
          <table:table-cell table:formula="of:=[.$A24]+ABS(MIN([.A$1:.A$150]))" office:value-type="float" office:value="3.61673354595871E+016">
            <text:p>36167335459587100</text:p>
          </table:table-cell>
          <table:table-cell table:formula="of:=[.$B24]/AVERAGE([.B$1:.B$150])" office:value-type="float" office:value="1.01353995877124">
            <text:p>1.0135399588</text:p>
          </table:table-cell>
          <table:table-cell table:formula="of:=[.D23]+[.C$156]" office:value-type="float" office:value="1.013539944008">
            <text:p>1.01353994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224201.05187">
            <text:p>3.2242E+006</text:p>
          </table:table-cell>
          <table:table-cell table:formula="of:=[.$A25]+ABS(MIN([.A$1:.A$150]))" office:value-type="float" office:value="3.61673354618242E+016">
            <text:p>36167335461824200</text:p>
          </table:table-cell>
          <table:table-cell table:formula="of:=[.$B25]/AVERAGE([.B$1:.B$150])" office:value-type="float" office:value="1.01353995883393">
            <text:p>1.0135399588</text:p>
          </table:table-cell>
          <table:table-cell table:formula="of:=[.D24]+[.C$156]" office:value-type="float" office:value="1.013539944175">
            <text:p>1.013539944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929179.26052">
            <text:p>6.9292E+006</text:p>
          </table:table-cell>
          <table:table-cell table:formula="of:=[.$A26]+ABS(MIN([.A$1:.A$150]))" office:value-type="float" office:value="3.61673354655292E+016">
            <text:p>36167335465529200</text:p>
          </table:table-cell>
          <table:table-cell table:formula="of:=[.$B26]/AVERAGE([.B$1:.B$150])" office:value-type="float" office:value="1.01353995893776">
            <text:p>1.0135399589</text:p>
          </table:table-cell>
          <table:table-cell table:formula="of:=[.D25]+[.C$156]" office:value-type="float" office:value="1.013539944342">
            <text:p>1.013539944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29376.323366">
            <text:p>4.2938E+005</text:p>
          </table:table-cell>
          <table:table-cell table:formula="of:=[.$A27]+ABS(MIN([.A$1:.A$150]))" office:value-type="float" office:value="3.61673354590294E+016">
            <text:p>36167335459029400</text:p>
          </table:table-cell>
          <table:table-cell table:formula="of:=[.$B27]/AVERAGE([.B$1:.B$150])" office:value-type="float" office:value="1.01353995875561">
            <text:p>1.0135399588</text:p>
          </table:table-cell>
          <table:table-cell table:formula="of:=[.D26]+[.C$156]" office:value-type="float" office:value="1.013539944509">
            <text:p>1.013539944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7565.116917">
            <text:p>2.1757E+005</text:p>
          </table:table-cell>
          <table:table-cell table:formula="of:=[.$A28]+ABS(MIN([.A$1:.A$150]))" office:value-type="float" office:value="3.61673354588176E+016">
            <text:p>36167335458817600</text:p>
          </table:table-cell>
          <table:table-cell table:formula="of:=[.$B28]/AVERAGE([.B$1:.B$150])" office:value-type="float" office:value="1.01353995874968">
            <text:p>1.0135399587</text:p>
          </table:table-cell>
          <table:table-cell table:formula="of:=[.D27]+[.C$156]" office:value-type="float" office:value="1.013539944676">
            <text:p>1.013539944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2495230.7131">
            <text:p>8.2495E+007</text:p>
          </table:table-cell>
          <table:table-cell table:formula="of:=[.$A29]+ABS(MIN([.A$1:.A$150]))" office:value-type="float" office:value="3.61673355410952E+016">
            <text:p>36167335541095200</text:p>
          </table:table-cell>
          <table:table-cell table:formula="of:=[.$B29]/AVERAGE([.B$1:.B$150])" office:value-type="float" office:value="1.01353996105539">
            <text:p>1.0135399611</text:p>
          </table:table-cell>
          <table:table-cell table:formula="of:=[.D28]+[.C$156]" office:value-type="float" office:value="1.013539944843">
            <text:p>1.013539944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582718.96118">
            <text:p>5.5827E+006</text:p>
          </table:table-cell>
          <table:table-cell table:formula="of:=[.$A30]+ABS(MIN([.A$1:.A$150]))" office:value-type="float" office:value="3.61673354641827E+016">
            <text:p>36167335464182700</text:p>
          </table:table-cell>
          <table:table-cell table:formula="of:=[.$B30]/AVERAGE([.B$1:.B$150])" office:value-type="float" office:value="1.01353995890003">
            <text:p>1.0135399589</text:p>
          </table:table-cell>
          <table:table-cell table:formula="of:=[.D29]+[.C$156]" office:value-type="float" office:value="1.01353994501">
            <text:p>1.01353994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415.9790801">
            <text:p>2.8416E+004</text:p>
          </table:table-cell>
          <table:table-cell table:formula="of:=[.$A31]+ABS(MIN([.A$1:.A$150]))" office:value-type="float" office:value="3.61673354586284E+016">
            <text:p>36167335458628400</text:p>
          </table:table-cell>
          <table:table-cell table:formula="of:=[.$B31]/AVERAGE([.B$1:.B$150])" office:value-type="float" office:value="1.01353995874437">
            <text:p>1.0135399587</text:p>
          </table:table-cell>
          <table:table-cell table:formula="of:=[.D30]+[.C$156]" office:value-type="float" office:value="1.013539945177">
            <text:p>1.013539945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24285.013532">
            <text:p>6.2429E+005</text:p>
          </table:table-cell>
          <table:table-cell table:formula="of:=[.$A32]+ABS(MIN([.A$1:.A$150]))" office:value-type="float" office:value="3.61673354592243E+016">
            <text:p>36167335459224300</text:p>
          </table:table-cell>
          <table:table-cell table:formula="of:=[.$B32]/AVERAGE([.B$1:.B$150])" office:value-type="float" office:value="1.01353995876107">
            <text:p>1.0135399588</text:p>
          </table:table-cell>
          <table:table-cell table:formula="of:=[.D31]+[.C$156]" office:value-type="float" office:value="1.013539945344">
            <text:p>1.013539945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650.7267718">
            <text:p>2.3651E+004</text:p>
          </table:table-cell>
          <table:table-cell table:formula="of:=[.$A33]+ABS(MIN([.A$1:.A$150]))" office:value-type="float" office:value="3.61673354586236E+016">
            <text:p>36167335458623600</text:p>
          </table:table-cell>
          <table:table-cell table:formula="of:=[.$B33]/AVERAGE([.B$1:.B$150])" office:value-type="float" office:value="1.01353995874424">
            <text:p>1.0135399587</text:p>
          </table:table-cell>
          <table:table-cell table:formula="of:=[.D32]+[.C$156]" office:value-type="float" office:value="1.013539945511">
            <text:p>1.013539945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2506165445.6">
            <text:p>7.2506E+010</text:p>
          </table:table-cell>
          <table:table-cell table:formula="of:=[.$A34]+ABS(MIN([.A$1:.A$150]))" office:value-type="float" office:value="3.61674079647654E+016">
            <text:p>36167407964765400</text:p>
          </table:table-cell>
          <table:table-cell table:formula="of:=[.$B34]/AVERAGE([.B$1:.B$150])" office:value-type="float" office:value="1.01354199062939">
            <text:p>1.0135419906</text:p>
          </table:table-cell>
          <table:table-cell table:formula="of:=[.D33]+[.C$156]" office:value-type="float" office:value="1.013539945678">
            <text:p>1.013539945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88811.495729">
            <text:p>8.8881E+005</text:p>
          </table:table-cell>
          <table:table-cell table:formula="of:=[.$A35]+ABS(MIN([.A$1:.A$150]))" office:value-type="float" office:value="3.61673354594888E+016">
            <text:p>36167335459488800</text:p>
          </table:table-cell>
          <table:table-cell table:formula="of:=[.$B35]/AVERAGE([.B$1:.B$150])" office:value-type="float" office:value="1.01353995876849">
            <text:p>1.0135399588</text:p>
          </table:table-cell>
          <table:table-cell table:formula="of:=[.D34]+[.C$156]" office:value-type="float" office:value="1.013539945845">
            <text:p>1.013539945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3510343968.63">
            <text:p>-3.5103E+009</text:p>
          </table:table-cell>
          <table:table-cell table:formula="of:=[.$A36]+ABS(MIN([.A$1:.A$150]))" office:value-type="float" office:value="3.6167331948256E+016">
            <text:p>36167331948256000</text:p>
          </table:table-cell>
          <table:table-cell table:formula="of:=[.$B36]/AVERAGE([.B$1:.B$150])" office:value-type="float" office:value="1.013539860371">
            <text:p>1.0135398604</text:p>
          </table:table-cell>
          <table:table-cell table:formula="of:=[.D35]+[.C$156]" office:value-type="float" office:value="1.013539946012">
            <text:p>1.01353994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-8078080.46345">
            <text:p>-8.0781E+006</text:p>
          </table:table-cell>
          <table:table-cell table:formula="of:=[.$A37]+ABS(MIN([.A$1:.A$150]))" office:value-type="float" office:value="3.61673354505219E+016">
            <text:p>36167335450521900</text:p>
          </table:table-cell>
          <table:table-cell table:formula="of:=[.$B37]/AVERAGE([.B$1:.B$150])" office:value-type="float" office:value="1.0135399585172">
            <text:p>1.0135399585</text:p>
          </table:table-cell>
          <table:table-cell table:formula="of:=[.D36]+[.C$156]" office:value-type="float" office:value="1.013539946179">
            <text:p>1.013539946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-36304825191.1">
            <text:p>-3.6305E+010</text:p>
          </table:table-cell>
          <table:table-cell table:formula="of:=[.$A38]+ABS(MIN([.A$1:.A$150]))" office:value-type="float" office:value="3.61672991537748E+016">
            <text:p>36167299153774800</text:p>
          </table:table-cell>
          <table:table-cell table:formula="of:=[.$B38]/AVERAGE([.B$1:.B$150])" office:value-type="float" office:value="1.01353894135066">
            <text:p>1.0135389414</text:p>
          </table:table-cell>
          <table:table-cell table:formula="of:=[.D37]+[.C$156]" office:value-type="float" office:value="1.013539946346">
            <text:p>1.013539946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2.11396155168E+015">
            <text:p>-2.1140E+015</text:p>
          </table:table-cell>
          <table:table-cell table:formula="of:=[.$A39]+ABS(MIN([.A$1:.A$150]))" office:value-type="float" office:value="3.405337390692E+016">
            <text:p>34053373906920000</text:p>
          </table:table-cell>
          <table:table-cell table:formula="of:=[.$B39]/AVERAGE([.B$1:.B$150])" office:value-type="float" office:value="0.954299086373319">
            <text:p>0.9542990864</text:p>
          </table:table-cell>
          <table:table-cell table:formula="of:=[.D38]+[.C$156]" office:value-type="float" office:value="1.013539946513">
            <text:p>1.01353994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520264027080">
            <text:p>-5.2026E+011</text:p>
          </table:table-cell>
          <table:table-cell table:formula="of:=[.$A40]+ABS(MIN([.A$1:.A$150]))" office:value-type="float" office:value="3.61668151945729E+016">
            <text:p>36166815194572900</text:p>
          </table:table-cell>
          <table:table-cell table:formula="of:=[.$B40]/AVERAGE([.B$1:.B$150])" office:value-type="float" office:value="1.01352537905796">
            <text:p>1.0135253791</text:p>
          </table:table-cell>
          <table:table-cell table:formula="of:=[.D39]+[.C$156]" office:value-type="float" office:value="1.01353994668">
            <text:p>1.013539946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204648153122">
            <text:p>-2.0465E+011</text:p>
          </table:table-cell>
          <table:table-cell table:formula="of:=[.$A41]+ABS(MIN([.A$1:.A$150]))" office:value-type="float" office:value="3.61671308104469E+016">
            <text:p>36167130810446900</text:p>
          </table:table-cell>
          <table:table-cell table:formula="of:=[.$B41]/AVERAGE([.B$1:.B$150])" office:value-type="float" office:value="1.01353422375984">
            <text:p>1.0135342238</text:p>
          </table:table-cell>
          <table:table-cell table:formula="of:=[.D40]+[.C$156]" office:value-type="float" office:value="1.013539946847">
            <text:p>1.013539946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0025.76721">
            <text:p>1.9003E+005</text:p>
          </table:table-cell>
          <table:table-cell table:formula="of:=[.$A42]+ABS(MIN([.A$1:.A$150]))" office:value-type="float" office:value="3.616733545879E+016">
            <text:p>36167335458790000</text:p>
          </table:table-cell>
          <table:table-cell table:formula="of:=[.$B42]/AVERAGE([.B$1:.B$150])" office:value-type="float" office:value="1.0135399587489">
            <text:p>1.0135399587</text:p>
          </table:table-cell>
          <table:table-cell table:formula="of:=[.D41]+[.C$156]" office:value-type="float" office:value="1.013539947014">
            <text:p>1.01353994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156235.350739">
            <text:p>-1.5624E+005</text:p>
          </table:table-cell>
          <table:table-cell table:formula="of:=[.$A43]+ABS(MIN([.A$1:.A$150]))" office:value-type="float" office:value="3.61673354584438E+016">
            <text:p>36167335458443800</text:p>
          </table:table-cell>
          <table:table-cell table:formula="of:=[.$B43]/AVERAGE([.B$1:.B$150])" office:value-type="float" office:value="1.0135399587392">
            <text:p>1.0135399587</text:p>
          </table:table-cell>
          <table:table-cell table:formula="of:=[.D42]+[.C$156]" office:value-type="float" office:value="1.013539947181">
            <text:p>1.013539947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5460704.40668">
            <text:p>-5.4607E+006</text:p>
          </table:table-cell>
          <table:table-cell table:formula="of:=[.$A44]+ABS(MIN([.A$1:.A$150]))" office:value-type="float" office:value="3.61673354531393E+016">
            <text:p>36167335453139300</text:p>
          </table:table-cell>
          <table:table-cell table:formula="of:=[.$B44]/AVERAGE([.B$1:.B$150])" office:value-type="float" office:value="1.01353995859055">
            <text:p>1.0135399586</text:p>
          </table:table-cell>
          <table:table-cell table:formula="of:=[.D43]+[.C$156]" office:value-type="float" office:value="1.013539947348">
            <text:p>1.013539947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2730.867979">
            <text:p>5.1273E+005</text:p>
          </table:table-cell>
          <table:table-cell table:formula="of:=[.$A45]+ABS(MIN([.A$1:.A$150]))" office:value-type="float" office:value="3.61673354591127E+016">
            <text:p>36167335459112700</text:p>
          </table:table-cell>
          <table:table-cell table:formula="of:=[.$B45]/AVERAGE([.B$1:.B$150])" office:value-type="float" office:value="1.01353995875795">
            <text:p>1.0135399588</text:p>
          </table:table-cell>
          <table:table-cell table:formula="of:=[.D44]+[.C$156]" office:value-type="float" office:value="1.013539947515">
            <text:p>1.013539947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-746717339.239">
            <text:p>-7.4672E+008</text:p>
          </table:table-cell>
          <table:table-cell table:formula="of:=[.$A46]+ABS(MIN([.A$1:.A$150]))" office:value-type="float" office:value="3.61673347118827E+016">
            <text:p>36167334711882700</text:p>
          </table:table-cell>
          <table:table-cell table:formula="of:=[.$B46]/AVERAGE([.B$1:.B$150])" office:value-type="float" office:value="1.01353993781785">
            <text:p>1.0135399378</text:p>
          </table:table-cell>
          <table:table-cell table:formula="of:=[.D45]+[.C$156]" office:value-type="float" office:value="1.013539947682">
            <text:p>1.013539947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12097129.304">
            <text:p>-1.2097E+007</text:p>
          </table:table-cell>
          <table:table-cell table:formula="of:=[.$A47]+ABS(MIN([.A$1:.A$150]))" office:value-type="float" office:value="3.61673354465029E+016">
            <text:p>36167335446502900</text:p>
          </table:table-cell>
          <table:table-cell table:formula="of:=[.$B47]/AVERAGE([.B$1:.B$150])" office:value-type="float" office:value="1.01353995840457">
            <text:p>1.0135399584</text:p>
          </table:table-cell>
          <table:table-cell table:formula="of:=[.D46]+[.C$156]" office:value-type="float" office:value="1.013539947849">
            <text:p>1.013539947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8378319398730">
            <text:p>-8.3783E+012</text:p>
          </table:table-cell>
          <table:table-cell table:formula="of:=[.$A48]+ABS(MIN([.A$1:.A$150]))" office:value-type="float" office:value="3.61589571392013E+016">
            <text:p>36158957139201300</text:p>
          </table:table-cell>
          <table:table-cell table:formula="of:=[.$B48]/AVERAGE([.B$1:.B$150])" office:value-type="float" office:value="1.01330516783653">
            <text:p>1.0133051678</text:p>
          </table:table-cell>
          <table:table-cell table:formula="of:=[.D47]+[.C$156]" office:value-type="float" office:value="1.013539948016">
            <text:p>1.01353994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36804.7957817">
            <text:p>-3.6805E+004</text:p>
          </table:table-cell>
          <table:table-cell table:formula="of:=[.$A49]+ABS(MIN([.A$1:.A$150]))" office:value-type="float" office:value="3.61673354585632E+016">
            <text:p>36167335458563200</text:p>
          </table:table-cell>
          <table:table-cell table:formula="of:=[.$B49]/AVERAGE([.B$1:.B$150])" office:value-type="float" office:value="1.01353995874255">
            <text:p>1.0135399587</text:p>
          </table:table-cell>
          <table:table-cell table:formula="of:=[.D48]+[.C$156]" office:value-type="float" office:value="1.013539948183">
            <text:p>1.013539948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23559.044651">
            <text:p>4.2356E+005</text:p>
          </table:table-cell>
          <table:table-cell table:formula="of:=[.$A50]+ABS(MIN([.A$1:.A$150]))" office:value-type="float" office:value="3.61673354590236E+016">
            <text:p>36167335459023600</text:p>
          </table:table-cell>
          <table:table-cell table:formula="of:=[.$B50]/AVERAGE([.B$1:.B$150])" office:value-type="float" office:value="1.01353995875545">
            <text:p>1.0135399588</text:p>
          </table:table-cell>
          <table:table-cell table:formula="of:=[.D49]+[.C$156]" office:value-type="float" office:value="1.01353994835">
            <text:p>1.013539948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17342418388.9">
            <text:p>-1.7342E+010</text:p>
          </table:table-cell>
          <table:table-cell table:formula="of:=[.$A51]+ABS(MIN([.A$1:.A$150]))" office:value-type="float" office:value="3.61673181161816E+016">
            <text:p>36167318116181600</text:p>
          </table:table-cell>
          <table:table-cell table:formula="of:=[.$B51]/AVERAGE([.B$1:.B$150])" office:value-type="float" office:value="1.01353947274609">
            <text:p>1.0135394727</text:p>
          </table:table-cell>
          <table:table-cell table:formula="of:=[.D50]+[.C$156]" office:value-type="float" office:value="1.013539948517">
            <text:p>1.01353994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10795631.7519">
            <text:p>-1.0796E+007</text:p>
          </table:table-cell>
          <table:table-cell table:formula="of:=[.$A52]+ABS(MIN([.A$1:.A$150]))" office:value-type="float" office:value="3.61673354478044E+016">
            <text:p>36167335447804400</text:p>
          </table:table-cell>
          <table:table-cell table:formula="of:=[.$B52]/AVERAGE([.B$1:.B$150])" office:value-type="float" office:value="1.01353995844105">
            <text:p>1.0135399584</text:p>
          </table:table-cell>
          <table:table-cell table:formula="of:=[.D51]+[.C$156]" office:value-type="float" office:value="1.013539948684">
            <text:p>1.01353994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-458038623.539">
            <text:p>-4.5804E+008</text:p>
          </table:table-cell>
          <table:table-cell table:formula="of:=[.$A53]+ABS(MIN([.A$1:.A$150]))" office:value-type="float" office:value="3.61673350005614E+016">
            <text:p>36167335000561400</text:p>
          </table:table-cell>
          <table:table-cell table:formula="of:=[.$B53]/AVERAGE([.B$1:.B$150])" office:value-type="float" office:value="1.01353994590767">
            <text:p>1.0135399459</text:p>
          </table:table-cell>
          <table:table-cell table:formula="of:=[.D52]+[.C$156]" office:value-type="float" office:value="1.013539948851">
            <text:p>1.013539948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5647789205.22">
            <text:p>-5.6478E+009</text:p>
          </table:table-cell>
          <table:table-cell table:formula="of:=[.$A54]+ABS(MIN([.A$1:.A$150]))" office:value-type="float" office:value="3.61673298108108E+016">
            <text:p>36167329810810800</text:p>
          </table:table-cell>
          <table:table-cell table:formula="of:=[.$B54]/AVERAGE([.B$1:.B$150])" office:value-type="float" office:value="1.01353980047203">
            <text:p>1.0135398005</text:p>
          </table:table-cell>
          <table:table-cell table:formula="of:=[.D53]+[.C$156]" office:value-type="float" office:value="1.013539949018">
            <text:p>1.01353994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181197764.172">
            <text:p>-1.8120E+008</text:p>
          </table:table-cell>
          <table:table-cell table:formula="of:=[.$A55]+ABS(MIN([.A$1:.A$150]))" office:value-type="float" office:value="3.61673352774022E+016">
            <text:p>36167335277402200</text:p>
          </table:table-cell>
          <table:table-cell table:formula="of:=[.$B55]/AVERAGE([.B$1:.B$150])" office:value-type="float" office:value="1.01353995366576">
            <text:p>1.0135399537</text:p>
          </table:table-cell>
          <table:table-cell table:formula="of:=[.D54]+[.C$156]" office:value-type="float" office:value="1.013539949185">
            <text:p>1.01353994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7247.700204">
            <text:p>1.4725E+005</text:p>
          </table:table-cell>
          <table:table-cell table:formula="of:=[.$A56]+ABS(MIN([.A$1:.A$150]))" office:value-type="float" office:value="3.61673354587472E+016">
            <text:p>36167335458747200</text:p>
          </table:table-cell>
          <table:table-cell table:formula="of:=[.$B56]/AVERAGE([.B$1:.B$150])" office:value-type="float" office:value="1.0135399587477">
            <text:p>1.0135399587</text:p>
          </table:table-cell>
          <table:table-cell table:formula="of:=[.D55]+[.C$156]" office:value-type="float" office:value="1.013539949352">
            <text:p>1.013539949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77908583.4896">
            <text:p>-7.7909E+007</text:p>
          </table:table-cell>
          <table:table-cell table:formula="of:=[.$A57]+ABS(MIN([.A$1:.A$150]))" office:value-type="float" office:value="3.61673353806914E+016">
            <text:p>36167335380691400</text:p>
          </table:table-cell>
          <table:table-cell table:formula="of:=[.$B57]/AVERAGE([.B$1:.B$150])" office:value-type="float" office:value="1.0135399565603">
            <text:p>1.0135399566</text:p>
          </table:table-cell>
          <table:table-cell table:formula="of:=[.D56]+[.C$156]" office:value-type="float" office:value="1.013539949519">
            <text:p>1.013539949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0218.3661131">
            <text:p>8.0218E+004</text:p>
          </table:table-cell>
          <table:table-cell table:formula="of:=[.$A58]+ABS(MIN([.A$1:.A$150]))" office:value-type="float" office:value="3.61673354586802E+016">
            <text:p>36167335458680200</text:p>
          </table:table-cell>
          <table:table-cell table:formula="of:=[.$B58]/AVERAGE([.B$1:.B$150])" office:value-type="float" office:value="1.01353995874583">
            <text:p>1.0135399587</text:p>
          </table:table-cell>
          <table:table-cell table:formula="of:=[.D57]+[.C$156]" office:value-type="float" office:value="1.013539949686">
            <text:p>1.01353994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-125533365188">
            <text:p>-1.2553E+011</text:p>
          </table:table-cell>
          <table:table-cell table:formula="of:=[.$A59]+ABS(MIN([.A$1:.A$150]))" office:value-type="float" office:value="3.61672099252348E+016">
            <text:p>36167209925234800</text:p>
          </table:table-cell>
          <table:table-cell table:formula="of:=[.$B59]/AVERAGE([.B$1:.B$150])" office:value-type="float" office:value="1.01353644084324">
            <text:p>1.0135364408</text:p>
          </table:table-cell>
          <table:table-cell table:formula="of:=[.D58]+[.C$156]" office:value-type="float" office:value="1.013539949853">
            <text:p>1.013539949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169379237935000">
            <text:p>-1.6938E+014</text:p>
          </table:table-cell>
          <table:table-cell table:formula="of:=[.$A60]+ABS(MIN([.A$1:.A$150]))" office:value-type="float" office:value="3.5997956220665E+016">
            <text:p>35997956220665000</text:p>
          </table:table-cell>
          <table:table-cell table:formula="of:=[.$B60]/AVERAGE([.B$1:.B$150])" office:value-type="float" office:value="1.00879333796956">
            <text:p>1.008793338</text:p>
          </table:table-cell>
          <table:table-cell table:formula="of:=[.D59]+[.C$156]" office:value-type="float" office:value="1.01353995002">
            <text:p>1.0135399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2.6333254992E+016">
            <text:p>-2.6333E+016</text:p>
          </table:table-cell>
          <table:table-cell table:formula="of:=[.$A61]+ABS(MIN([.A$1:.A$150]))" office:value-type="float" office:value="9.8340804666E+015">
            <text:p>9834080466600000</text:p>
          </table:table-cell>
          <table:table-cell table:formula="of:=[.$B61]/AVERAGE([.B$1:.B$150])" office:value-type="float" office:value="0.275586613833028">
            <text:p>0.2755866138</text:p>
          </table:table-cell>
          <table:table-cell table:formula="of:=[.D60]+[.C$156]" office:value-type="float" office:value="1.013539950187">
            <text:p>1.013539950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10093395.7767">
            <text:p>-1.0093E+007</text:p>
          </table:table-cell>
          <table:table-cell table:formula="of:=[.$A62]+ABS(MIN([.A$1:.A$150]))" office:value-type="float" office:value="3.61673354485066E+016">
            <text:p>36167335448506600</text:p>
          </table:table-cell>
          <table:table-cell table:formula="of:=[.$B62]/AVERAGE([.B$1:.B$150])" office:value-type="float" office:value="1.01353995846072">
            <text:p>1.0135399585</text:p>
          </table:table-cell>
          <table:table-cell table:formula="of:=[.D61]+[.C$156]" office:value-type="float" office:value="1.013539950354">
            <text:p>1.01353995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2.57817585677E+016">
            <text:p>-2.5782E+016</text:p>
          </table:table-cell>
          <table:table-cell table:formula="of:=[.$A63]+ABS(MIN([.A$1:.A$150]))" office:value-type="float" office:value="1.03855768909E+016">
            <text:p>10385576890900000</text:p>
          </table:table-cell>
          <table:table-cell table:formula="of:=[.$B63]/AVERAGE([.B$1:.B$150])" office:value-type="float" office:value="0.291041544533469">
            <text:p>0.2910415445</text:p>
          </table:table-cell>
          <table:table-cell table:formula="of:=[.D62]+[.C$156]" office:value-type="float" office:value="1.013539950521">
            <text:p>1.013539950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1307791179650">
            <text:p>-1.3078E+012</text:p>
          </table:table-cell>
          <table:table-cell table:formula="of:=[.$A64]+ABS(MIN([.A$1:.A$150]))" office:value-type="float" office:value="3.61660276674203E+016">
            <text:p>36166027667420300</text:p>
          </table:table-cell>
          <table:table-cell table:formula="of:=[.$B64]/AVERAGE([.B$1:.B$150])" office:value-type="float" office:value="1.01350330968991">
            <text:p>1.0135033097</text:p>
          </table:table-cell>
          <table:table-cell table:formula="of:=[.D63]+[.C$156]" office:value-type="float" office:value="1.013539950688">
            <text:p>1.013539950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57864098651.4">
            <text:p>-5.7864E+010</text:p>
          </table:table-cell>
          <table:table-cell table:formula="of:=[.$A65]+ABS(MIN([.A$1:.A$150]))" office:value-type="float" office:value="3.61672775945014E+016">
            <text:p>36167277594501400</text:p>
          </table:table-cell>
          <table:table-cell table:formula="of:=[.$B65]/AVERAGE([.B$1:.B$150])" office:value-type="float" office:value="1.0135383371816">
            <text:p>1.0135383372</text:p>
          </table:table-cell>
          <table:table-cell table:formula="of:=[.D64]+[.C$156]" office:value-type="float" office:value="1.013539950855">
            <text:p>1.013539950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3459653623.43">
            <text:p>-3.4597E+009</text:p>
          </table:table-cell>
          <table:table-cell table:formula="of:=[.$A66]+ABS(MIN([.A$1:.A$150]))" office:value-type="float" office:value="3.61673319989464E+016">
            <text:p>36167331998946400</text:p>
          </table:table-cell>
          <table:table-cell table:formula="of:=[.$B66]/AVERAGE([.B$1:.B$150])" office:value-type="float" office:value="1.01353986179153">
            <text:p>1.0135398618</text:p>
          </table:table-cell>
          <table:table-cell table:formula="of:=[.D65]+[.C$156]" office:value-type="float" office:value="1.013539951022">
            <text:p>1.01353995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3835479.3144">
            <text:p>-3.8355E+006</text:p>
          </table:table-cell>
          <table:table-cell table:formula="of:=[.$A67]+ABS(MIN([.A$1:.A$150]))" office:value-type="float" office:value="3.61673354547645E+016">
            <text:p>36167335454764500</text:p>
          </table:table-cell>
          <table:table-cell table:formula="of:=[.$B67]/AVERAGE([.B$1:.B$150])" office:value-type="float" office:value="1.01353995863609">
            <text:p>1.0135399586</text:p>
          </table:table-cell>
          <table:table-cell table:formula="of:=[.D66]+[.C$156]" office:value-type="float" office:value="1.013539951189">
            <text:p>1.01353995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486765519967">
            <text:p>-4.8677E+011</text:p>
          </table:table-cell>
          <table:table-cell table:formula="of:=[.$A68]+ABS(MIN([.A$1:.A$150]))" office:value-type="float" office:value="3.616684869308E+016">
            <text:p>36166848693080000</text:p>
          </table:table-cell>
          <table:table-cell table:formula="of:=[.$B68]/AVERAGE([.B$1:.B$150])" office:value-type="float" office:value="1.01352631780767">
            <text:p>1.0135263178</text:p>
          </table:table-cell>
          <table:table-cell table:formula="of:=[.D67]+[.C$156]" office:value-type="float" office:value="1.013539951356">
            <text:p>1.013539951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1351340763.26">
            <text:p>-1.3513E+009</text:p>
          </table:table-cell>
          <table:table-cell table:formula="of:=[.$A69]+ABS(MIN([.A$1:.A$150]))" office:value-type="float" office:value="3.61673341072592E+016">
            <text:p>36167334107259200</text:p>
          </table:table-cell>
          <table:table-cell table:formula="of:=[.$B69]/AVERAGE([.B$1:.B$150])" office:value-type="float" office:value="1.01353992087411">
            <text:p>1.0135399209</text:p>
          </table:table-cell>
          <table:table-cell table:formula="of:=[.D68]+[.C$156]" office:value-type="float" office:value="1.013539951523">
            <text:p>1.01353995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386586144540">
            <text:p>-3.8659E+011</text:p>
          </table:table-cell>
          <table:table-cell table:formula="of:=[.$A70]+ABS(MIN([.A$1:.A$150]))" office:value-type="float" office:value="3.61669488724555E+016">
            <text:p>36166948872455500</text:p>
          </table:table-cell>
          <table:table-cell table:formula="of:=[.$B70]/AVERAGE([.B$1:.B$150])" office:value-type="float" office:value="1.01352912519723">
            <text:p>1.0135291252</text:p>
          </table:table-cell>
          <table:table-cell table:formula="of:=[.D69]+[.C$156]" office:value-type="float" office:value="1.01353995169">
            <text:p>1.01353995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802725493565">
            <text:p>-8.0273E+011</text:p>
          </table:table-cell>
          <table:table-cell table:formula="of:=[.$A71]+ABS(MIN([.A$1:.A$150]))" office:value-type="float" office:value="3.61665327331064E+016">
            <text:p>36166532733106400</text:p>
          </table:table-cell>
          <table:table-cell table:formula="of:=[.$B71]/AVERAGE([.B$1:.B$150])" office:value-type="float" office:value="1.01351746346287">
            <text:p>1.0135174635</text:p>
          </table:table-cell>
          <table:table-cell table:formula="of:=[.D70]+[.C$156]" office:value-type="float" office:value="1.013539951857">
            <text:p>1.01353995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70478216039300">
            <text:p>-7.0478E+013</text:p>
          </table:table-cell>
          <table:table-cell table:formula="of:=[.$A72]+ABS(MIN([.A$1:.A$150]))" office:value-type="float" office:value="3.60968572425607E+016">
            <text:p>36096857242560700</text:p>
          </table:table-cell>
          <table:table-cell table:formula="of:=[.$B72]/AVERAGE([.B$1:.B$150])" office:value-type="float" office:value="1.0115649034272">
            <text:p>1.0115649034</text:p>
          </table:table-cell>
          <table:table-cell table:formula="of:=[.D71]+[.C$156]" office:value-type="float" office:value="1.013539952024">
            <text:p>1.01353995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92575.289053">
            <text:p>3.9258E+005</text:p>
          </table:table-cell>
          <table:table-cell table:formula="of:=[.$A73]+ABS(MIN([.A$1:.A$150]))" office:value-type="float" office:value="3.61673354589926E+016">
            <text:p>36167335458992600</text:p>
          </table:table-cell>
          <table:table-cell table:formula="of:=[.$B73]/AVERAGE([.B$1:.B$150])" office:value-type="float" office:value="1.01353995875458">
            <text:p>1.0135399588</text:p>
          </table:table-cell>
          <table:table-cell table:formula="of:=[.D72]+[.C$156]" office:value-type="float" office:value="1.013539952191">
            <text:p>1.01353995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448870390.762">
            <text:p>-4.4887E+008</text:p>
          </table:table-cell>
          <table:table-cell table:formula="of:=[.$A74]+ABS(MIN([.A$1:.A$150]))" office:value-type="float" office:value="3.61673350097296E+016">
            <text:p>36167335009729600</text:p>
          </table:table-cell>
          <table:table-cell table:formula="of:=[.$B74]/AVERAGE([.B$1:.B$150])" office:value-type="float" office:value="1.0135399461646">
            <text:p>1.0135399462</text:p>
          </table:table-cell>
          <table:table-cell table:formula="of:=[.D73]+[.C$156]" office:value-type="float" office:value="1.013539952358">
            <text:p>1.013539952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132442230150">
            <text:p>-1.3244E+011</text:p>
          </table:table-cell>
          <table:table-cell table:formula="of:=[.$A75]+ABS(MIN([.A$1:.A$150]))" office:value-type="float" office:value="3.61672030163698E+016">
            <text:p>36167203016369800</text:p>
          </table:table-cell>
          <table:table-cell table:formula="of:=[.$B75]/AVERAGE([.B$1:.B$150])" office:value-type="float" office:value="1.01353624723177">
            <text:p>1.0135362472</text:p>
          </table:table-cell>
          <table:table-cell table:formula="of:=[.D74]+[.C$156]" office:value-type="float" office:value="1.013539952525">
            <text:p>1.01353995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1116755909010">
            <text:p>-1.1168E+012</text:p>
          </table:table-cell>
          <table:table-cell table:formula="of:=[.$A76]+ABS(MIN([.A$1:.A$150]))" office:value-type="float" office:value="3.6166218702691E+016">
            <text:p>36166218702691000</text:p>
          </table:table-cell>
          <table:table-cell table:formula="of:=[.$B76]/AVERAGE([.B$1:.B$150])" office:value-type="float" office:value="1.01350866319129">
            <text:p>1.0135086632</text:p>
          </table:table-cell>
          <table:table-cell table:formula="of:=[.D75]+[.C$156]" office:value-type="float" office:value="1.013539952692">
            <text:p>1.01353995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72571449477.5">
            <text:p>-7.2571E+010</text:p>
          </table:table-cell>
          <table:table-cell table:formula="of:=[.$A77]+ABS(MIN([.A$1:.A$150]))" office:value-type="float" office:value="3.61672628871505E+016">
            <text:p>36167262887150500</text:p>
          </table:table-cell>
          <table:table-cell table:formula="of:=[.$B77]/AVERAGE([.B$1:.B$150])" office:value-type="float" office:value="1.01353792502827">
            <text:p>1.013537925</text:p>
          </table:table-cell>
          <table:table-cell table:formula="of:=[.D76]+[.C$156]" office:value-type="float" office:value="1.013539952859">
            <text:p>1.01353995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14857733.5045">
            <text:p>-1.4858E+007</text:p>
          </table:table-cell>
          <table:table-cell table:formula="of:=[.$A78]+ABS(MIN([.A$1:.A$150]))" office:value-type="float" office:value="3.61673354437423E+016">
            <text:p>36167335443742300</text:p>
          </table:table-cell>
          <table:table-cell table:formula="of:=[.$B78]/AVERAGE([.B$1:.B$150])" office:value-type="float" office:value="1.01353995832721">
            <text:p>1.0135399583</text:p>
          </table:table-cell>
          <table:table-cell table:formula="of:=[.D77]+[.C$156]" office:value-type="float" office:value="1.013539953026">
            <text:p>1.01353995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157051276269">
            <text:p>-1.5705E+011</text:p>
          </table:table-cell>
          <table:table-cell table:formula="of:=[.$A79]+ABS(MIN([.A$1:.A$150]))" office:value-type="float" office:value="3.61671784073237E+016">
            <text:p>36167178407323700</text:p>
          </table:table-cell>
          <table:table-cell table:formula="of:=[.$B79]/AVERAGE([.B$1:.B$150])" office:value-type="float" office:value="1.01353555759702">
            <text:p>1.0135355576</text:p>
          </table:table-cell>
          <table:table-cell table:formula="of:=[.D78]+[.C$156]" office:value-type="float" office:value="1.013539953193">
            <text:p>1.013539953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45430.7781">
            <text:p>4.4543E+005</text:p>
          </table:table-cell>
          <table:table-cell table:formula="of:=[.$A80]+ABS(MIN([.A$1:.A$150]))" office:value-type="float" office:value="3.61673354590454E+016">
            <text:p>36167335459045400</text:p>
          </table:table-cell>
          <table:table-cell table:formula="of:=[.$B80]/AVERAGE([.B$1:.B$150])" office:value-type="float" office:value="1.01353995875606">
            <text:p>1.0135399588</text:p>
          </table:table-cell>
          <table:table-cell table:formula="of:=[.D79]+[.C$156]" office:value-type="float" office:value="1.01353995336">
            <text:p>1.013539953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2324718904910">
            <text:p>-2.3247E+012</text:p>
          </table:table-cell>
          <table:table-cell table:formula="of:=[.$A81]+ABS(MIN([.A$1:.A$150]))" office:value-type="float" office:value="3.61650107396951E+016">
            <text:p>36165010739695100</text:p>
          </table:table-cell>
          <table:table-cell table:formula="of:=[.$B81]/AVERAGE([.B$1:.B$150])" office:value-type="float" office:value="1.01347481168552">
            <text:p>1.0134748117</text:p>
          </table:table-cell>
          <table:table-cell table:formula="of:=[.D80]+[.C$156]" office:value-type="float" office:value="1.013539953527">
            <text:p>1.013539953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4375939452910">
            <text:p>-4.3759E+012</text:p>
          </table:table-cell>
          <table:table-cell table:formula="of:=[.$A82]+ABS(MIN([.A$1:.A$150]))" office:value-type="float" office:value="3.61629595191471E+016">
            <text:p>36162959519147100</text:p>
          </table:table-cell>
          <table:table-cell table:formula="of:=[.$B82]/AVERAGE([.B$1:.B$150])" office:value-type="float" office:value="1.0134173290437">
            <text:p>1.013417329</text:p>
          </table:table-cell>
          <table:table-cell table:formula="of:=[.D81]+[.C$156]" office:value-type="float" office:value="1.013539953694">
            <text:p>1.01353995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-1530669264.09">
            <text:p>-1.5307E+009</text:p>
          </table:table-cell>
          <table:table-cell table:formula="of:=[.$A83]+ABS(MIN([.A$1:.A$150]))" office:value-type="float" office:value="3.61673339279307E+016">
            <text:p>36167333927930700</text:p>
          </table:table-cell>
          <table:table-cell table:formula="of:=[.$B83]/AVERAGE([.B$1:.B$150])" office:value-type="float" office:value="1.01353991584867">
            <text:p>1.0135399158</text:p>
          </table:table-cell>
          <table:table-cell table:formula="of:=[.D82]+[.C$156]" office:value-type="float" office:value="1.013539953861">
            <text:p>1.013539953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1778688478.64">
            <text:p>-1.7787E+009</text:p>
          </table:table-cell>
          <table:table-cell table:formula="of:=[.$A84]+ABS(MIN([.A$1:.A$150]))" office:value-type="float" office:value="3.61673336799115E+016">
            <text:p>36167333679911500</text:p>
          </table:table-cell>
          <table:table-cell table:formula="of:=[.$B84]/AVERAGE([.B$1:.B$150])" office:value-type="float" office:value="1.01353990889827">
            <text:p>1.0135399089</text:p>
          </table:table-cell>
          <table:table-cell table:formula="of:=[.D83]+[.C$156]" office:value-type="float" office:value="1.013539954028">
            <text:p>1.01353995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025322321.2">
            <text:p>1.0025E+010</text:p>
          </table:table-cell>
          <table:table-cell table:formula="of:=[.$A85]+ABS(MIN([.A$1:.A$150]))" office:value-type="float" office:value="3.61673454839223E+016">
            <text:p>36167345483922300</text:p>
          </table:table-cell>
          <table:table-cell table:formula="of:=[.$B85]/AVERAGE([.B$1:.B$150])" office:value-type="float" office:value="1.01354023968948">
            <text:p>1.0135402397</text:p>
          </table:table-cell>
          <table:table-cell table:formula="of:=[.D84]+[.C$156]" office:value-type="float" office:value="1.013539954195">
            <text:p>1.013539954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10342886965500">
            <text:p>-1.0343E+013</text:p>
          </table:table-cell>
          <table:table-cell table:formula="of:=[.$A86]+ABS(MIN([.A$1:.A$150]))" office:value-type="float" office:value="3.61569925716345E+016">
            <text:p>36156992571634500</text:p>
          </table:table-cell>
          <table:table-cell table:formula="of:=[.$B86]/AVERAGE([.B$1:.B$150])" office:value-type="float" office:value="1.01325011352564">
            <text:p>1.0132501135</text:p>
          </table:table-cell>
          <table:table-cell table:formula="of:=[.D85]+[.C$156]" office:value-type="float" office:value="1.013539954362">
            <text:p>1.013539954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5738.27866663">
            <text:p>-5.7383E+003</text:p>
          </table:table-cell>
          <table:table-cell table:formula="of:=[.$A87]+ABS(MIN([.A$1:.A$150]))" office:value-type="float" office:value="3.61673354585943E+016">
            <text:p>36167335458594300</text:p>
          </table:table-cell>
          <table:table-cell table:formula="of:=[.$B87]/AVERAGE([.B$1:.B$150])" office:value-type="float" office:value="1.01353995874342">
            <text:p>1.0135399587</text:p>
          </table:table-cell>
          <table:table-cell table:formula="of:=[.D86]+[.C$156]" office:value-type="float" office:value="1.013539954529">
            <text:p>1.013539954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327420747.404">
            <text:p>-3.2742E+008</text:p>
          </table:table-cell>
          <table:table-cell table:formula="of:=[.$A88]+ABS(MIN([.A$1:.A$150]))" office:value-type="float" office:value="3.61673351311793E+016">
            <text:p>36167335131179300</text:p>
          </table:table-cell>
          <table:table-cell table:formula="of:=[.$B88]/AVERAGE([.B$1:.B$150])" office:value-type="float" office:value="1.01353994956806">
            <text:p>1.0135399496</text:p>
          </table:table-cell>
          <table:table-cell table:formula="of:=[.D87]+[.C$156]" office:value-type="float" office:value="1.013539954696">
            <text:p>1.013539954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4249.134839">
            <text:p>1.6425E+005</text:p>
          </table:table-cell>
          <table:table-cell table:formula="of:=[.$A89]+ABS(MIN([.A$1:.A$150]))" office:value-type="float" office:value="3.61673354587642E+016">
            <text:p>36167335458764200</text:p>
          </table:table-cell>
          <table:table-cell table:formula="of:=[.$B89]/AVERAGE([.B$1:.B$150])" office:value-type="float" office:value="1.01353995874818">
            <text:p>1.0135399587</text:p>
          </table:table-cell>
          <table:table-cell table:formula="of:=[.D88]+[.C$156]" office:value-type="float" office:value="1.013539954863">
            <text:p>1.013539954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2718875344.95">
            <text:p>-2.7189E+009</text:p>
          </table:table-cell>
          <table:table-cell table:formula="of:=[.$A90]+ABS(MIN([.A$1:.A$150]))" office:value-type="float" office:value="3.61673327397247E+016">
            <text:p>36167332739724700</text:p>
          </table:table-cell>
          <table:table-cell table:formula="of:=[.$B90]/AVERAGE([.B$1:.B$150])" office:value-type="float" office:value="1.01353988255083">
            <text:p>1.0135398826</text:p>
          </table:table-cell>
          <table:table-cell table:formula="of:=[.D89]+[.C$156]" office:value-type="float" office:value="1.01353995503">
            <text:p>1.01353995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937832813731000">
            <text:p>-9.3783E+014</text:p>
          </table:table-cell>
          <table:table-cell table:formula="of:=[.$A91]+ABS(MIN([.A$1:.A$150]))" office:value-type="float" office:value="3.5229502644869E+016">
            <text:p>35229502644869000</text:p>
          </table:table-cell>
          <table:table-cell table:formula="of:=[.$B91]/AVERAGE([.B$1:.B$150])" office:value-type="float" office:value="0.987258480739058">
            <text:p>0.9872584807</text:p>
          </table:table-cell>
          <table:table-cell table:formula="of:=[.D90]+[.C$156]" office:value-type="float" office:value="1.013539955197">
            <text:p>1.013539955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49206036881100">
            <text:p>-4.9206E+013</text:p>
          </table:table-cell>
          <table:table-cell table:formula="of:=[.$A92]+ABS(MIN([.A$1:.A$150]))" office:value-type="float" office:value="3.61181294217189E+016">
            <text:p>36118129421718900</text:p>
          </table:table-cell>
          <table:table-cell table:formula="of:=[.$B92]/AVERAGE([.B$1:.B$150])" office:value-type="float" office:value="1.01216102706509">
            <text:p>1.0121610271</text:p>
          </table:table-cell>
          <table:table-cell table:formula="of:=[.D91]+[.C$156]" office:value-type="float" office:value="1.013539955364">
            <text:p>1.013539955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3864274970760">
            <text:p>-3.8643E+012</text:p>
          </table:table-cell>
          <table:table-cell table:formula="of:=[.$A93]+ABS(MIN([.A$1:.A$150]))" office:value-type="float" office:value="3.61634711836292E+016">
            <text:p>36163471183629200</text:p>
          </table:table-cell>
          <table:table-cell table:formula="of:=[.$B93]/AVERAGE([.B$1:.B$150])" office:value-type="float" office:value="1.01343166773887">
            <text:p>1.0134316677</text:p>
          </table:table-cell>
          <table:table-cell table:formula="of:=[.D92]+[.C$156]" office:value-type="float" office:value="1.013539955531">
            <text:p>1.013539955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130312175082000">
            <text:p>-1.3031E+014</text:p>
          </table:table-cell>
          <table:table-cell table:formula="of:=[.$A94]+ABS(MIN([.A$1:.A$150]))" office:value-type="float" office:value="3.6037023283518E+016">
            <text:p>36037023283518000</text:p>
          </table:table-cell>
          <table:table-cell table:formula="of:=[.$B94]/AVERAGE([.B$1:.B$150])" office:value-type="float" office:value="1.00988813881043">
            <text:p>1.0098881388</text:p>
          </table:table-cell>
          <table:table-cell table:formula="of:=[.D93]+[.C$156]" office:value-type="float" office:value="1.013539955698">
            <text:p>1.013539955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7750599.41279">
            <text:p>-7.7506E+006</text:p>
          </table:table-cell>
          <table:table-cell table:formula="of:=[.$A95]+ABS(MIN([.A$1:.A$150]))" office:value-type="float" office:value="3.61673354508494E+016">
            <text:p>36167335450849400</text:p>
          </table:table-cell>
          <table:table-cell table:formula="of:=[.$B95]/AVERAGE([.B$1:.B$150])" office:value-type="float" office:value="1.01353995852638">
            <text:p>1.0135399585</text:p>
          </table:table-cell>
          <table:table-cell table:formula="of:=[.D94]+[.C$156]" office:value-type="float" office:value="1.013539955865">
            <text:p>1.01353995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-71222399.6538">
            <text:p>-7.1222E+007</text:p>
          </table:table-cell>
          <table:table-cell table:formula="of:=[.$A96]+ABS(MIN([.A$1:.A$150]))" office:value-type="float" office:value="3.61673353873776E+016">
            <text:p>36167335387377600</text:p>
          </table:table-cell>
          <table:table-cell table:formula="of:=[.$B96]/AVERAGE([.B$1:.B$150])" office:value-type="float" office:value="1.01353995674767">
            <text:p>1.0135399567</text:p>
          </table:table-cell>
          <table:table-cell table:formula="of:=[.D95]+[.C$156]" office:value-type="float" office:value="1.013539956032">
            <text:p>1.01353995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48840530.528">
            <text:p>4.4884E+008</text:p>
          </table:table-cell>
          <table:table-cell table:formula="of:=[.$A97]+ABS(MIN([.A$1:.A$150]))" office:value-type="float" office:value="3.61673359074405E+016">
            <text:p>36167335907440500</text:p>
          </table:table-cell>
          <table:table-cell table:formula="of:=[.$B97]/AVERAGE([.B$1:.B$150])" office:value-type="float" office:value="1.01353997132172">
            <text:p>1.0135399713</text:p>
          </table:table-cell>
          <table:table-cell table:formula="of:=[.D96]+[.C$156]" office:value-type="float" office:value="1.013539956199">
            <text:p>1.013539956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595563731.51">
            <text:p>9.5956E+009</text:p>
          </table:table-cell>
          <table:table-cell table:formula="of:=[.$A98]+ABS(MIN([.A$1:.A$150]))" office:value-type="float" office:value="3.61673450541637E+016">
            <text:p>36167345054163700</text:p>
          </table:table-cell>
          <table:table-cell table:formula="of:=[.$B98]/AVERAGE([.B$1:.B$150])" office:value-type="float" office:value="1.01354022764609">
            <text:p>1.0135402276</text:p>
          </table:table-cell>
          <table:table-cell table:formula="of:=[.D97]+[.C$156]" office:value-type="float" office:value="1.013539956366">
            <text:p>1.013539956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17287191870.9">
            <text:p>-1.7287E+010</text:p>
          </table:table-cell>
          <table:table-cell table:formula="of:=[.$A99]+ABS(MIN([.A$1:.A$150]))" office:value-type="float" office:value="3.61673181714081E+016">
            <text:p>36167318171408100</text:p>
          </table:table-cell>
          <table:table-cell table:formula="of:=[.$B99]/AVERAGE([.B$1:.B$150])" office:value-type="float" office:value="1.01353947429374">
            <text:p>1.0135394743</text:p>
          </table:table-cell>
          <table:table-cell table:formula="of:=[.D98]+[.C$156]" office:value-type="float" office:value="1.013539956533">
            <text:p>1.01353995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910938.9258">
            <text:p>1.2911E+007</text:p>
          </table:table-cell>
          <table:table-cell table:formula="of:=[.$A100]+ABS(MIN([.A$1:.A$150]))" office:value-type="float" office:value="3.61673354715109E+016">
            <text:p>36167335471510900</text:p>
          </table:table-cell>
          <table:table-cell table:formula="of:=[.$B100]/AVERAGE([.B$1:.B$150])" office:value-type="float" office:value="1.01353995910539">
            <text:p>1.0135399591</text:p>
          </table:table-cell>
          <table:table-cell table:formula="of:=[.D99]+[.C$156]" office:value-type="float" office:value="1.0135399567">
            <text:p>1.013539956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-30681368145.3">
            <text:p>-3.0681E+010</text:p>
          </table:table-cell>
          <table:table-cell table:formula="of:=[.$A101]+ABS(MIN([.A$1:.A$150]))" office:value-type="float" office:value="3.61673047772319E+016">
            <text:p>36167304777231900</text:p>
          </table:table-cell>
          <table:table-cell table:formula="of:=[.$B101]/AVERAGE([.B$1:.B$150])" office:value-type="float" office:value="1.01353909894033">
            <text:p>1.0135390989</text:p>
          </table:table-cell>
          <table:table-cell table:formula="of:=[.D100]+[.C$156]" office:value-type="float" office:value="1.013539956867">
            <text:p>1.0135399569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794822.504341">
            <text:p>7.9482E+005</text:p>
          </table:table-cell>
          <table:table-cell table:formula="of:=[.$A102]+ABS(MIN([.A$1:.A$150]))" office:value-type="float" office:value="3.61673354593948E+016">
            <text:p>36167335459394800</text:p>
          </table:table-cell>
          <table:table-cell table:formula="of:=[.$B102]/AVERAGE([.B$1:.B$150])" office:value-type="float" office:value="1.01353995876585">
            <text:p>1.0135399588</text:p>
          </table:table-cell>
          <table:table-cell table:formula="of:=[.D101]+[.C$156]" office:value-type="float" office:value="1.013539957034">
            <text:p>1.01353995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405778226.811">
            <text:p>-4.0578E+008</text:p>
          </table:table-cell>
          <table:table-cell table:formula="of:=[.$A103]+ABS(MIN([.A$1:.A$150]))" office:value-type="float" office:value="3.61673350528218E+016">
            <text:p>36167335052821800</text:p>
          </table:table-cell>
          <table:table-cell table:formula="of:=[.$B103]/AVERAGE([.B$1:.B$150])" office:value-type="float" office:value="1.0135399473722">
            <text:p>1.0135399474</text:p>
          </table:table-cell>
          <table:table-cell table:formula="of:=[.D102]+[.C$156]" office:value-type="float" office:value="1.013539957201">
            <text:p>1.013539957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869058568754">
            <text:p>-8.6906E+011</text:p>
          </table:table-cell>
          <table:table-cell table:formula="of:=[.$A104]+ABS(MIN([.A$1:.A$150]))" office:value-type="float" office:value="3.61664664000312E+016">
            <text:p>36166466400031200</text:p>
          </table:table-cell>
          <table:table-cell table:formula="of:=[.$B104]/AVERAGE([.B$1:.B$150])" office:value-type="float" office:value="1.01351560456944">
            <text:p>1.0135156046</text:p>
          </table:table-cell>
          <table:table-cell table:formula="of:=[.D103]+[.C$156]" office:value-type="float" office:value="1.013539957368">
            <text:p>1.013539957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2911895830.37">
            <text:p>-2.9119E+009</text:p>
          </table:table-cell>
          <table:table-cell table:formula="of:=[.$A105]+ABS(MIN([.A$1:.A$150]))" office:value-type="float" office:value="3.61673325467042E+016">
            <text:p>36167332546704200</text:p>
          </table:table-cell>
          <table:table-cell table:formula="of:=[.$B105]/AVERAGE([.B$1:.B$150])" office:value-type="float" office:value="1.01353987714169">
            <text:p>1.0135398771</text:p>
          </table:table-cell>
          <table:table-cell table:formula="of:=[.D104]+[.C$156]" office:value-type="float" office:value="1.013539957535">
            <text:p>1.013539957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410804602408">
            <text:p>-4.1080E+011</text:p>
          </table:table-cell>
          <table:table-cell table:formula="of:=[.$A106]+ABS(MIN([.A$1:.A$150]))" office:value-type="float" office:value="3.61669246539976E+016">
            <text:p>36166924653997600</text:p>
          </table:table-cell>
          <table:table-cell table:formula="of:=[.$B106]/AVERAGE([.B$1:.B$150])" office:value-type="float" office:value="1.01352844650817">
            <text:p>1.0135284465</text:p>
          </table:table-cell>
          <table:table-cell table:formula="of:=[.D105]+[.C$156]" office:value-type="float" office:value="1.013539957702">
            <text:p>1.0135399577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-103394278.748">
            <text:p>-1.0339E+008</text:p>
          </table:table-cell>
          <table:table-cell table:formula="of:=[.$A107]+ABS(MIN([.A$1:.A$150]))" office:value-type="float" office:value="3.61673353552057E+016">
            <text:p>36167335355205700</text:p>
          </table:table-cell>
          <table:table-cell table:formula="of:=[.$B107]/AVERAGE([.B$1:.B$150])" office:value-type="float" office:value="1.0135399558461">
            <text:p>1.0135399558</text:p>
          </table:table-cell>
          <table:table-cell table:formula="of:=[.D106]+[.C$156]" office:value-type="float" office:value="1.013539957869">
            <text:p>1.013539957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199318782.612">
            <text:p>-1.9932E+008</text:p>
          </table:table-cell>
          <table:table-cell table:formula="of:=[.$A108]+ABS(MIN([.A$1:.A$150]))" office:value-type="float" office:value="3.61673352592812E+016">
            <text:p>36167335259281200</text:p>
          </table:table-cell>
          <table:table-cell table:formula="of:=[.$B108]/AVERAGE([.B$1:.B$150])" office:value-type="float" office:value="1.01353995315794">
            <text:p>1.0135399532</text:p>
          </table:table-cell>
          <table:table-cell table:formula="of:=[.D107]+[.C$156]" office:value-type="float" office:value="1.013539958036">
            <text:p>1.0135399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-8036751395480">
            <text:p>-8.0368E+012</text:p>
          </table:table-cell>
          <table:table-cell table:formula="of:=[.$A109]+ABS(MIN([.A$1:.A$150]))" office:value-type="float" office:value="3.61592987072045E+016">
            <text:p>36159298707204500</text:p>
          </table:table-cell>
          <table:table-cell table:formula="of:=[.$B109]/AVERAGE([.B$1:.B$150])" office:value-type="float" office:value="1.01331473981123">
            <text:p>1.0133147398</text:p>
          </table:table-cell>
          <table:table-cell table:formula="of:=[.D108]+[.C$156]" office:value-type="float" office:value="1.013539958203">
            <text:p>1.013539958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713416.6702">
            <text:p>2.7713E+007</text:p>
          </table:table-cell>
          <table:table-cell table:formula="of:=[.$A110]+ABS(MIN([.A$1:.A$150]))" office:value-type="float" office:value="3.61673354863134E+016">
            <text:p>36167335486313400</text:p>
          </table:table-cell>
          <table:table-cell table:formula="of:=[.$B110]/AVERAGE([.B$1:.B$150])" office:value-type="float" office:value="1.01353995952021">
            <text:p>1.0135399595</text:p>
          </table:table-cell>
          <table:table-cell table:formula="of:=[.D109]+[.C$156]" office:value-type="float" office:value="1.01353995837">
            <text:p>1.013539958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92835766221">
            <text:p>1.9284E+011</text:p>
          </table:table-cell>
          <table:table-cell table:formula="of:=[.$A111]+ABS(MIN([.A$1:.A$150]))" office:value-type="float" office:value="3.61675282943662E+016">
            <text:p>36167528294366200</text:p>
          </table:table-cell>
          <table:table-cell table:formula="of:=[.$B111]/AVERAGE([.B$1:.B$150])" office:value-type="float" office:value="1.01354536270138">
            <text:p>1.0135453627</text:p>
          </table:table-cell>
          <table:table-cell table:formula="of:=[.D110]+[.C$156]" office:value-type="float" office:value="1.013539958537">
            <text:p>1.013539958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065756.27743">
            <text:p>3.0658E+006</text:p>
          </table:table-cell>
          <table:table-cell table:formula="of:=[.$A112]+ABS(MIN([.A$1:.A$150]))" office:value-type="float" office:value="3.61673354616658E+016">
            <text:p>36167335461665800</text:p>
          </table:table-cell>
          <table:table-cell table:formula="of:=[.$B112]/AVERAGE([.B$1:.B$150])" office:value-type="float" office:value="1.01353995882949">
            <text:p>1.0135399588</text:p>
          </table:table-cell>
          <table:table-cell table:formula="of:=[.D111]+[.C$156]" office:value-type="float" office:value="1.013539958704">
            <text:p>1.0135399587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-2214101312360">
            <text:p>-2.2141E+012</text:p>
          </table:table-cell>
          <table:table-cell table:formula="of:=[.$A113]+ABS(MIN([.A$1:.A$150]))" office:value-type="float" office:value="3.61651213572876E+016">
            <text:p>36165121357287600</text:p>
          </table:table-cell>
          <table:table-cell table:formula="of:=[.$B113]/AVERAGE([.B$1:.B$150])" office:value-type="float" office:value="1.0134779115918">
            <text:p>1.0134779116</text:p>
          </table:table-cell>
          <table:table-cell table:formula="of:=[.D112]+[.C$156]" office:value-type="float" office:value="1.013539958871">
            <text:p>1.0135399589</text:p>
          </table:table-cell>
          <table:table-cell office:value-type="float" office:value="42">
            <text:p>42</text:p>
          </table:table-cell>
          <table:table-cell table:number-columns-repeated="2"/>
          <table:table-cell>
            <draw:frame table:end-cell-address="Sheet2.O135" table:end-x="0.294cm" table:end-y="0.285cm" draw:z-index="2" draw:style-name="gr1" draw:text-style-name="P1" svg:width="15.999cm" svg:height="8.999cm" svg:x="0.102cm" svg:y="0.1cm">
              <draw:object draw:notify-on-update-of-ranges="Sheet2.F1:Sheet2.F1 Sheet2.G1:Sheet2.G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81625.432588">
            <text:p>1.8163E+005</text:p>
          </table:table-cell>
          <table:table-cell table:formula="of:=[.$A114]+ABS(MIN([.A$1:.A$150]))" office:value-type="float" office:value="3.61673354587816E+016">
            <text:p>36167335458781600</text:p>
          </table:table-cell>
          <table:table-cell table:formula="of:=[.$B114]/AVERAGE([.B$1:.B$150])" office:value-type="float" office:value="1.01353995874867">
            <text:p>1.0135399587</text:p>
          </table:table-cell>
          <table:table-cell table:formula="of:=[.D113]+[.C$156]" office:value-type="float" office:value="1.013539959038">
            <text:p>1.01353995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19256.357256">
            <text:p>1.1926E+005</text:p>
          </table:table-cell>
          <table:table-cell table:formula="of:=[.$A115]+ABS(MIN([.A$1:.A$150]))" office:value-type="float" office:value="3.61673354587193E+016">
            <text:p>36167335458719300</text:p>
          </table:table-cell>
          <table:table-cell table:formula="of:=[.$B115]/AVERAGE([.B$1:.B$150])" office:value-type="float" office:value="1.01353995874692">
            <text:p>1.0135399587</text:p>
          </table:table-cell>
          <table:table-cell table:formula="of:=[.D114]+[.C$156]" office:value-type="float" office:value="1.013539959205">
            <text:p>1.01353995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443.27205734">
            <text:p>5.4433E+003</text:p>
          </table:table-cell>
          <table:table-cell table:formula="of:=[.$A116]+ABS(MIN([.A$1:.A$150]))" office:value-type="float" office:value="3.61673354586054E+016">
            <text:p>36167335458605400</text:p>
          </table:table-cell>
          <table:table-cell table:formula="of:=[.$B116]/AVERAGE([.B$1:.B$150])" office:value-type="float" office:value="1.01353995874373">
            <text:p>1.0135399587</text:p>
          </table:table-cell>
          <table:table-cell table:formula="of:=[.D115]+[.C$156]" office:value-type="float" office:value="1.013539959372">
            <text:p>1.013539959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67483.92661">
            <text:p>4.6748E+005</text:p>
          </table:table-cell>
          <table:table-cell table:formula="of:=[.$A117]+ABS(MIN([.A$1:.A$150]))" office:value-type="float" office:value="3.61673354590675E+016">
            <text:p>36167335459067500</text:p>
          </table:table-cell>
          <table:table-cell table:formula="of:=[.$B117]/AVERAGE([.B$1:.B$150])" office:value-type="float" office:value="1.01353995875668">
            <text:p>1.0135399588</text:p>
          </table:table-cell>
          <table:table-cell table:formula="of:=[.D116]+[.C$156]" office:value-type="float" office:value="1.013539959539">
            <text:p>1.013539959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2908.530058">
            <text:p>1.0291E+005</text:p>
          </table:table-cell>
          <table:table-cell table:formula="of:=[.$A118]+ABS(MIN([.A$1:.A$150]))" office:value-type="float" office:value="3.61673354587029E+016">
            <text:p>36167335458702900</text:p>
          </table:table-cell>
          <table:table-cell table:formula="of:=[.$B118]/AVERAGE([.B$1:.B$150])" office:value-type="float" office:value="1.01353995874646">
            <text:p>1.0135399587</text:p>
          </table:table-cell>
          <table:table-cell table:formula="of:=[.D117]+[.C$156]" office:value-type="float" office:value="1.013539959706">
            <text:p>1.01353995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477.6037876">
            <text:p>1.0478E+004</text:p>
          </table:table-cell>
          <table:table-cell table:formula="of:=[.$A119]+ABS(MIN([.A$1:.A$150]))" office:value-type="float" office:value="3.61673354586105E+016">
            <text:p>36167335458610500</text:p>
          </table:table-cell>
          <table:table-cell table:formula="of:=[.$B119]/AVERAGE([.B$1:.B$150])" office:value-type="float" office:value="1.01353995874387">
            <text:p>1.0135399587</text:p>
          </table:table-cell>
          <table:table-cell table:formula="of:=[.D118]+[.C$156]" office:value-type="float" office:value="1.013539959873">
            <text:p>1.01353995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80801630.45">
            <text:p>1.8080E+008</text:p>
          </table:table-cell>
          <table:table-cell table:formula="of:=[.$A120]+ABS(MIN([.A$1:.A$150]))" office:value-type="float" office:value="3.61673356394016E+016">
            <text:p>36167335639401600</text:p>
          </table:table-cell>
          <table:table-cell table:formula="of:=[.$B120]/AVERAGE([.B$1:.B$150])" office:value-type="float" office:value="1.0135399638103">
            <text:p>1.0135399638</text:p>
          </table:table-cell>
          <table:table-cell table:formula="of:=[.D119]+[.C$156]" office:value-type="float" office:value="1.01353996004">
            <text:p>1.0135399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4682.497025">
            <text:p>1.1468E+005</text:p>
          </table:table-cell>
          <table:table-cell table:formula="of:=[.$A121]+ABS(MIN([.A$1:.A$150]))" office:value-type="float" office:value="3.61673354587147E+016">
            <text:p>36167335458714700</text:p>
          </table:table-cell>
          <table:table-cell table:formula="of:=[.$B121]/AVERAGE([.B$1:.B$150])" office:value-type="float" office:value="1.01353995874679">
            <text:p>1.0135399587</text:p>
          </table:table-cell>
          <table:table-cell table:formula="of:=[.D120]+[.C$156]" office:value-type="float" office:value="1.013539960207">
            <text:p>1.013539960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723720.99052">
            <text:p>7.7237E+006</text:p>
          </table:table-cell>
          <table:table-cell table:formula="of:=[.$A122]+ABS(MIN([.A$1:.A$150]))" office:value-type="float" office:value="3.61673354663237E+016">
            <text:p>36167335466323700</text:p>
          </table:table-cell>
          <table:table-cell table:formula="of:=[.$B122]/AVERAGE([.B$1:.B$150])" office:value-type="float" office:value="1.01353995896002">
            <text:p>1.013539959</text:p>
          </table:table-cell>
          <table:table-cell table:formula="of:=[.D121]+[.C$156]" office:value-type="float" office:value="1.013539960374">
            <text:p>1.01353996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46664050770">
            <text:p>1.5467E+012</text:p>
          </table:table-cell>
          <table:table-cell table:formula="of:=[.$A123]+ABS(MIN([.A$1:.A$150]))" office:value-type="float" office:value="3.61688821226508E+016">
            <text:p>36168882122650800</text:p>
          </table:table-cell>
          <table:table-cell table:formula="of:=[.$B123]/AVERAGE([.B$1:.B$150])" office:value-type="float" office:value="1.01358330188175">
            <text:p>1.0135833019</text:p>
          </table:table-cell>
          <table:table-cell table:formula="of:=[.D122]+[.C$156]" office:value-type="float" office:value="1.013539960541">
            <text:p>1.013539960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13693.32133">
            <text:p>1.8137E+006</text:p>
          </table:table-cell>
          <table:table-cell table:formula="of:=[.$A124]+ABS(MIN([.A$1:.A$150]))" office:value-type="float" office:value="3.61673354604137E+016">
            <text:p>36167335460413700</text:p>
          </table:table-cell>
          <table:table-cell table:formula="of:=[.$B124]/AVERAGE([.B$1:.B$150])" office:value-type="float" office:value="1.0135399587944">
            <text:p>1.0135399588</text:p>
          </table:table-cell>
          <table:table-cell table:formula="of:=[.D123]+[.C$156]" office:value-type="float" office:value="1.013539960708">
            <text:p>1.013539960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5645.8301053">
            <text:p>4.5646E+004</text:p>
          </table:table-cell>
          <table:table-cell table:formula="of:=[.$A125]+ABS(MIN([.A$1:.A$150]))" office:value-type="float" office:value="3.61673354586456E+016">
            <text:p>36167335458645600</text:p>
          </table:table-cell>
          <table:table-cell table:formula="of:=[.$B125]/AVERAGE([.B$1:.B$150])" office:value-type="float" office:value="1.01353995874486">
            <text:p>1.0135399587</text:p>
          </table:table-cell>
          <table:table-cell table:formula="of:=[.D124]+[.C$156]" office:value-type="float" office:value="1.013539960875">
            <text:p>1.013539960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622376.67594">
            <text:p>3.6224E+006</text:p>
          </table:table-cell>
          <table:table-cell table:formula="of:=[.$A126]+ABS(MIN([.A$1:.A$150]))" office:value-type="float" office:value="3.61673354622224E+016">
            <text:p>36167335462222400</text:p>
          </table:table-cell>
          <table:table-cell table:formula="of:=[.$B126]/AVERAGE([.B$1:.B$150])" office:value-type="float" office:value="1.01353995884509">
            <text:p>1.0135399588</text:p>
          </table:table-cell>
          <table:table-cell table:formula="of:=[.D125]+[.C$156]" office:value-type="float" office:value="1.013539961042">
            <text:p>1.01353996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981.5637718">
            <text:p>2.1982E+004</text:p>
          </table:table-cell>
          <table:table-cell table:formula="of:=[.$A127]+ABS(MIN([.A$1:.A$150]))" office:value-type="float" office:value="3.6167335458622E+016">
            <text:p>36167335458622000</text:p>
          </table:table-cell>
          <table:table-cell table:formula="of:=[.$B127]/AVERAGE([.B$1:.B$150])" office:value-type="float" office:value="1.01353995874419">
            <text:p>1.0135399587</text:p>
          </table:table-cell>
          <table:table-cell table:formula="of:=[.D126]+[.C$156]" office:value-type="float" office:value="1.013539961209">
            <text:p>1.01353996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97603.002509">
            <text:p>4.9760E+005</text:p>
          </table:table-cell>
          <table:table-cell table:formula="of:=[.$A128]+ABS(MIN([.A$1:.A$150]))" office:value-type="float" office:value="3.61673354590976E+016">
            <text:p>36167335459097600</text:p>
          </table:table-cell>
          <table:table-cell table:formula="of:=[.$B128]/AVERAGE([.B$1:.B$150])" office:value-type="float" office:value="1.01353995875752">
            <text:p>1.0135399588</text:p>
          </table:table-cell>
          <table:table-cell table:formula="of:=[.D127]+[.C$156]" office:value-type="float" office:value="1.013539961376">
            <text:p>1.013539961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24220583.756">
            <text:p>3.2422E+008</text:p>
          </table:table-cell>
          <table:table-cell table:formula="of:=[.$A129]+ABS(MIN([.A$1:.A$150]))" office:value-type="float" office:value="3.61673357828206E+016">
            <text:p>36167335782820600</text:p>
          </table:table-cell>
          <table:table-cell table:formula="of:=[.$B129]/AVERAGE([.B$1:.B$150])" office:value-type="float" office:value="1.01353996782942">
            <text:p>1.0135399678</text:p>
          </table:table-cell>
          <table:table-cell table:formula="of:=[.D128]+[.C$156]" office:value-type="float" office:value="1.013539961543">
            <text:p>1.01353996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512055.31784">
            <text:p>4.5121E+006</text:p>
          </table:table-cell>
          <table:table-cell table:formula="of:=[.$A130]+ABS(MIN([.A$1:.A$150]))" office:value-type="float" office:value="3.61673354631121E+016">
            <text:p>36167335463112100</text:p>
          </table:table-cell>
          <table:table-cell table:formula="of:=[.$B130]/AVERAGE([.B$1:.B$150])" office:value-type="float" office:value="1.01353995887002">
            <text:p>1.0135399589</text:p>
          </table:table-cell>
          <table:table-cell table:formula="of:=[.D129]+[.C$156]" office:value-type="float" office:value="1.01353996171">
            <text:p>1.01353996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01.78349822">
            <text:p>1.8018E+003</text:p>
          </table:table-cell>
          <table:table-cell table:formula="of:=[.$A131]+ABS(MIN([.A$1:.A$150]))" office:value-type="float" office:value="3.61673354586018E+016">
            <text:p>36167335458601800</text:p>
          </table:table-cell>
          <table:table-cell table:formula="of:=[.$B131]/AVERAGE([.B$1:.B$150])" office:value-type="float" office:value="1.01353995874363">
            <text:p>1.0135399587</text:p>
          </table:table-cell>
          <table:table-cell table:formula="of:=[.D130]+[.C$156]" office:value-type="float" office:value="1.013539961877">
            <text:p>1.01353996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251094826283">
            <text:p>-2.5109E+011</text:p>
          </table:table-cell>
          <table:table-cell table:formula="of:=[.$A132]+ABS(MIN([.A$1:.A$150]))" office:value-type="float" office:value="3.61670843637737E+016">
            <text:p>36167084363773700</text:p>
          </table:table-cell>
          <table:table-cell table:formula="of:=[.$B132]/AVERAGE([.B$1:.B$150])" office:value-type="float" office:value="1.01353292215555">
            <text:p>1.0135329222</text:p>
          </table:table-cell>
          <table:table-cell table:formula="of:=[.D131]+[.C$156]" office:value-type="float" office:value="1.013539962044">
            <text:p>1.013539962</text:p>
          </table:table-cell>
          <table:table-cell office:value-type="float" office:value="0">
            <text:p>0</text:p>
          </table:table-cell>
          <table:table-cell table:number-columns-repeated="2"/>
          <table:table-cell>
            <draw:frame table:end-cell-address="Sheet2.O155" table:end-x="0.814cm" table:end-y="0.064cm" draw:z-index="3" draw:style-name="gr1" draw:text-style-name="P1" svg:width="16.001cm" svg:height="8.983cm" svg:x="0.62cm" svg:y="0.296cm">
              <draw:object draw:notify-on-update-of-ranges="Sheet2.C1:Sheet2.C15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-626729103.85">
            <text:p>-6.2673E+008</text:p>
          </table:table-cell>
          <table:table-cell table:formula="of:=[.$A133]+ABS(MIN([.A$1:.A$150]))" office:value-type="float" office:value="3.61673348318709E+016">
            <text:p>36167334831870900</text:p>
          </table:table-cell>
          <table:table-cell table:formula="of:=[.$B133]/AVERAGE([.B$1:.B$150])" office:value-type="float" office:value="1.01353994118035">
            <text:p>1.0135399412</text:p>
          </table:table-cell>
          <table:table-cell table:formula="of:=[.D132]+[.C$156]" office:value-type="float" office:value="1.013539962211">
            <text:p>1.01353996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2920839609.99">
            <text:p>-2.9208E+009</text:p>
          </table:table-cell>
          <table:table-cell table:formula="of:=[.$A134]+ABS(MIN([.A$1:.A$150]))" office:value-type="float" office:value="3.61673325377604E+016">
            <text:p>36167332537760400</text:p>
          </table:table-cell>
          <table:table-cell table:formula="of:=[.$B134]/AVERAGE([.B$1:.B$150])" office:value-type="float" office:value="1.01353987689106">
            <text:p>1.0135398769</text:p>
          </table:table-cell>
          <table:table-cell table:formula="of:=[.D133]+[.C$156]" office:value-type="float" office:value="1.013539962378">
            <text:p>1.013539962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275554564199">
            <text:p>-2.7555E+011</text:p>
          </table:table-cell>
          <table:table-cell table:formula="of:=[.$A135]+ABS(MIN([.A$1:.A$150]))" office:value-type="float" office:value="3.61670599040358E+016">
            <text:p>36167059904035800</text:p>
          </table:table-cell>
          <table:table-cell table:formula="of:=[.$B135]/AVERAGE([.B$1:.B$150])" office:value-type="float" office:value="1.01353223670495">
            <text:p>1.0135322367</text:p>
          </table:table-cell>
          <table:table-cell table:formula="of:=[.D134]+[.C$156]" office:value-type="float" office:value="1.013539962545">
            <text:p>1.01353996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25598730.6417">
            <text:p>-2.5599E+007</text:p>
          </table:table-cell>
          <table:table-cell table:formula="of:=[.$A136]+ABS(MIN([.A$1:.A$150]))" office:value-type="float" office:value="3.61673354330013E+016">
            <text:p>36167335433001300</text:p>
          </table:table-cell>
          <table:table-cell table:formula="of:=[.$B136]/AVERAGE([.B$1:.B$150])" office:value-type="float" office:value="1.01353995802621">
            <text:p>1.013539958</text:p>
          </table:table-cell>
          <table:table-cell table:formula="of:=[.D135]+[.C$156]" office:value-type="float" office:value="1.013539962712">
            <text:p>1.01353996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39853270.7817">
            <text:p>-3.9853E+007</text:p>
          </table:table-cell>
          <table:table-cell table:formula="of:=[.$A137]+ABS(MIN([.A$1:.A$150]))" office:value-type="float" office:value="3.61673354187467E+016">
            <text:p>36167335418746700</text:p>
          </table:table-cell>
          <table:table-cell table:formula="of:=[.$B137]/AVERAGE([.B$1:.B$150])" office:value-type="float" office:value="1.01353995762674">
            <text:p>1.0135399576</text:p>
          </table:table-cell>
          <table:table-cell table:formula="of:=[.D136]+[.C$156]" office:value-type="float" office:value="1.013539962879">
            <text:p>1.01353996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1.17006007225E+016">
            <text:p>-1.1701E+016</text:p>
          </table:table-cell>
          <table:table-cell table:formula="of:=[.$A138]+ABS(MIN([.A$1:.A$150]))" office:value-type="float" office:value="2.44667347361E+016">
            <text:p>24466734736100000</text:p>
          </table:table-cell>
          <table:table-cell table:formula="of:=[.$B138]/AVERAGE([.B$1:.B$150])" office:value-type="float" office:value="0.685646675393122">
            <text:p>0.6856466754</text:p>
          </table:table-cell>
          <table:table-cell table:formula="of:=[.D137]+[.C$156]" office:value-type="float" office:value="1.013539963046">
            <text:p>1.01353996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64939.197113">
            <text:p>4.6494E+005</text:p>
          </table:table-cell>
          <table:table-cell table:formula="of:=[.$A139]+ABS(MIN([.A$1:.A$150]))" office:value-type="float" office:value="3.61673354590649E+016">
            <text:p>36167335459064900</text:p>
          </table:table-cell>
          <table:table-cell table:formula="of:=[.$B139]/AVERAGE([.B$1:.B$150])" office:value-type="float" office:value="1.01353995875661">
            <text:p>1.0135399588</text:p>
          </table:table-cell>
          <table:table-cell table:formula="of:=[.D138]+[.C$156]" office:value-type="float" office:value="1.013539963213">
            <text:p>1.013539963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2318000503020">
            <text:p>-2.3180E+012</text:p>
          </table:table-cell>
          <table:table-cell table:formula="of:=[.$A140]+ABS(MIN([.A$1:.A$150]))" office:value-type="float" office:value="3.6165017458097E+016">
            <text:p>36165017458097000</text:p>
          </table:table-cell>
          <table:table-cell table:formula="of:=[.$B140]/AVERAGE([.B$1:.B$150])" office:value-type="float" office:value="1.01347499995951">
            <text:p>1.013475</text:p>
          </table:table-cell>
          <table:table-cell table:formula="of:=[.D139]+[.C$156]" office:value-type="float" office:value="1.01353996338">
            <text:p>1.013539963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199087.599">
            <text:p>2.9199E+007</text:p>
          </table:table-cell>
          <table:table-cell table:formula="of:=[.$A141]+ABS(MIN([.A$1:.A$150]))" office:value-type="float" office:value="3.61673354877991E+016">
            <text:p>36167335487799100</text:p>
          </table:table-cell>
          <table:table-cell table:formula="of:=[.$B141]/AVERAGE([.B$1:.B$150])" office:value-type="float" office:value="1.01353995956184">
            <text:p>1.0135399596</text:p>
          </table:table-cell>
          <table:table-cell table:formula="of:=[.D140]+[.C$156]" office:value-type="float" office:value="1.013539963547">
            <text:p>1.013539963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395.9972374">
            <text:p>1.6396E+004</text:p>
          </table:table-cell>
          <table:table-cell table:formula="of:=[.$A142]+ABS(MIN([.A$1:.A$150]))" office:value-type="float" office:value="3.61673354586164E+016">
            <text:p>36167335458616400</text:p>
          </table:table-cell>
          <table:table-cell table:formula="of:=[.$B142]/AVERAGE([.B$1:.B$150])" office:value-type="float" office:value="1.01353995874404">
            <text:p>1.0135399587</text:p>
          </table:table-cell>
          <table:table-cell table:formula="of:=[.D141]+[.C$156]" office:value-type="float" office:value="1.013539963714">
            <text:p>1.013539963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800.0357402">
            <text:p>2.1800E+004</text:p>
          </table:table-cell>
          <table:table-cell table:formula="of:=[.$A143]+ABS(MIN([.A$1:.A$150]))" office:value-type="float" office:value="3.61673354586218E+016">
            <text:p>36167335458621800</text:p>
          </table:table-cell>
          <table:table-cell table:formula="of:=[.$B143]/AVERAGE([.B$1:.B$150])" office:value-type="float" office:value="1.01353995874419">
            <text:p>1.0135399587</text:p>
          </table:table-cell>
          <table:table-cell table:formula="of:=[.D142]+[.C$156]" office:value-type="float" office:value="1.013539963881">
            <text:p>1.013539963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2831168.5875">
            <text:p>9.2831E+007</text:p>
          </table:table-cell>
          <table:table-cell table:formula="of:=[.$A144]+ABS(MIN([.A$1:.A$150]))" office:value-type="float" office:value="3.61673355514312E+016">
            <text:p>36167335551431200</text:p>
          </table:table-cell>
          <table:table-cell table:formula="of:=[.$B144]/AVERAGE([.B$1:.B$150])" office:value-type="float" office:value="1.01353996134504">
            <text:p>1.0135399613</text:p>
          </table:table-cell>
          <table:table-cell table:formula="of:=[.D143]+[.C$156]" office:value-type="float" office:value="1.013539964048">
            <text:p>1.0135399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84878567.383">
            <text:p>1.8488E+008</text:p>
          </table:table-cell>
          <table:table-cell table:formula="of:=[.$A145]+ABS(MIN([.A$1:.A$150]))" office:value-type="float" office:value="3.61673356434786E+016">
            <text:p>36167335643478600</text:p>
          </table:table-cell>
          <table:table-cell table:formula="of:=[.$B145]/AVERAGE([.B$1:.B$150])" office:value-type="float" office:value="1.01353996392455">
            <text:p>1.0135399639</text:p>
          </table:table-cell>
          <table:table-cell table:formula="of:=[.D144]+[.C$156]" office:value-type="float" office:value="1.013539964215">
            <text:p>1.013539964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589025565.488">
            <text:p>-5.8903E+008</text:p>
          </table:table-cell>
          <table:table-cell table:formula="of:=[.$A146]+ABS(MIN([.A$1:.A$150]))" office:value-type="float" office:value="3.61673348695744E+016">
            <text:p>36167334869574400</text:p>
          </table:table-cell>
          <table:table-cell table:formula="of:=[.$B146]/AVERAGE([.B$1:.B$150])" office:value-type="float" office:value="1.01353994223694">
            <text:p>1.0135399422</text:p>
          </table:table-cell>
          <table:table-cell table:formula="of:=[.D145]+[.C$156]" office:value-type="float" office:value="1.013539964382">
            <text:p>1.013539964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1.97614698986E+015">
            <text:p>-1.9761E+015</text:p>
          </table:table-cell>
          <table:table-cell table:formula="of:=[.$A147]+ABS(MIN([.A$1:.A$150]))" office:value-type="float" office:value="3.419118846874E+016">
            <text:p>34191188468740000</text:p>
          </table:table-cell>
          <table:table-cell table:formula="of:=[.$B147]/AVERAGE([.B$1:.B$150])" office:value-type="float" office:value="0.958161150402371">
            <text:p>0.9581611504</text:p>
          </table:table-cell>
          <table:table-cell table:formula="of:=[.D146]+[.C$156]" office:value-type="float" office:value="1.013539964549">
            <text:p>1.013539964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17.31537017">
            <text:p>1.5173E+003</text:p>
          </table:table-cell>
          <table:table-cell table:formula="of:=[.$A148]+ABS(MIN([.A$1:.A$150]))" office:value-type="float" office:value="3.61673354586015E+016">
            <text:p>36167335458601500</text:p>
          </table:table-cell>
          <table:table-cell table:formula="of:=[.$B148]/AVERAGE([.B$1:.B$150])" office:value-type="float" office:value="1.01353995874362">
            <text:p>1.0135399587</text:p>
          </table:table-cell>
          <table:table-cell table:formula="of:=[.D147]+[.C$156]" office:value-type="float" office:value="1.013539964716">
            <text:p>1.013539964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17.31537017">
            <text:p>1.5173E+003</text:p>
          </table:table-cell>
          <table:table-cell table:formula="of:=[.$A149]+ABS(MIN([.A$1:.A$150]))" office:value-type="float" office:value="3.61673354586015E+016">
            <text:p>36167335458601500</text:p>
          </table:table-cell>
          <table:table-cell table:formula="of:=[.$B149]/AVERAGE([.B$1:.B$150])" office:value-type="float" office:value="1.01353995874362">
            <text:p>1.0135399587</text:p>
          </table:table-cell>
          <table:table-cell table:formula="of:=[.D148]+[.C$156]" office:value-type="float" office:value="1.013539964883">
            <text:p>1.013539964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3911089.42896">
            <text:p>-3.9111E+006</text:p>
          </table:table-cell>
          <table:table-cell table:formula="of:=[.$A150]+ABS(MIN([.A$1:.A$150]))" office:value-type="float" office:value="3.61673354546889E+016">
            <text:p>36167335454688900</text:p>
          </table:table-cell>
          <table:table-cell table:formula="of:=[.$B150]/AVERAGE([.B$1:.B$150])" office:value-type="float" office:value="1.01353995863398">
            <text:p>1.0135399586</text:p>
          </table:table-cell>
          <table:table-cell table:formula="of:=[.D149]+[.C$156]" office:value-type="float" office:value="1.01353996505">
            <text:p>1.013539965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1.00064159786">
            <text:p>-1.0006E+000</text:p>
          </table:table-cell>
          <table:table-cell table:formula="of:=[.$A151]+ABS(MIN([.A$1:.A$150]))" office:value-type="float" office:value="3.61673354586E+016">
            <text:p>36167335458600000</text:p>
          </table:table-cell>
          <table:table-cell table:formula="of:=[.$B151]/AVERAGE([.B$1:.B$150])" office:value-type="float" office:value="1.01353995874358">
            <text:p>1.0135399587</text:p>
          </table:table-cell>
          <table:table-cell table:formula="of:=[.D150]+[.C$156]" office:value-type="float" office:value="1.013539965217">
            <text:p>1.013539965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>
            <text:p>Median</text:p>
          </table:table-cell>
          <table:table-cell table:formula="of:=MEDIAN([.C1:.C151])" office:value-type="float" office:value="1.01353995784345">
            <text:p>1.0135399578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>
            <text:p>std</text:p>
          </table:table-cell>
          <table:table-cell table:formula="of:=STDEV([.C1:.C151])" office:value-type="float" office:value="0.088205676064031">
            <text:p>0.0882056761</text:p>
          </table:table-cell>
          <table:table-cell/>
          <table:table-cell table:number-columns-repeated="4"/>
        </table:table-row>
        <table:table-row table:style-name="ro1">
          <table:table-cell table:style-name="Default"/>
          <table:table-cell office:value-type="string">
            <text:p>lower</text:p>
          </table:table-cell>
          <table:table-cell office:value-type="float" office:value="1.01353994">
            <text:p>1.01353994</text:p>
          </table:table-cell>
          <table:table-cell table:formula="of:=[.D152]-[.D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>
            <text:p>higher</text:p>
          </table:table-cell>
          <table:table-cell office:value-type="float" office:value="1.0135399734">
            <text:p>1.0135399734</text:p>
          </table:table-cell>
          <table:table-cell table:formula="of:=[.D152]+[.D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>
            <text:p>interval</text:p>
          </table:table-cell>
          <table:table-cell table:formula="of:=([.C155]-[.C154])/200" office:value-type="float" office:value="0.000000000166999999384743">
            <text:p>1.66999999384743E-010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>
            <text:p>mean</text:p>
          </table:table-cell>
          <table:table-cell table:formula="of:=AVERAGE([.C1:.C151])" office:value-type="float" office:value="1.00009026639162">
            <text:p>1.0000902664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scientific-number number:decimal-places="8" number:min-integer-digits="1" number:min-exponent-digits="3"/>
    </number:number-style>
    <number:number-style style:name="N107">
      <number:scientific-number number:decimal-places="5" number:min-integer-digits="1" number:min-exponent-digits="3"/>
    </number:number-style>
    <number:number-style style:name="N108">
      <number:scientific-number number:decimal-places="4" number:min-integer-digits="1" number:min-exponent-digits="3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1">2013-06-21</text:date>, <text:time>15:4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3:24:05</meta:creation-date>
    <dc:date>2013-06-21T15:45:50</dc:date>
    <meta:editing-duration>PT2M51S</meta:editing-duration>
    <meta:editing-cycles>1</meta:editing-cycles>
    <meta:document-statistic meta:table-count="3" meta:cell-count="2252" meta:object-count="5"/>
    <meta:generator>OpenOffice.org/3.4.1$Unix OpenOffice.org_project/341m1$Build-959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scientific-number number:decimal-places="4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minimum="-10000000000" chart:maximum="1000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88cm" svg:height="14.172cm" xlink:href=".." xlink:type="simple" chart:class="chart:line" chart:style-name="ch1">
        <chart:legend chart:legend-position="end" svg:x="21.226cm" svg:y="6.799cm" style:legend-expansion="high" chart:style-name="ch2"/>
        <chart:plot-area chart:style-name="ch3" table:cell-range-address="Sheet2.A1:Sheet2.A151" svg:x="2.414cm" svg:y="1.452cm" svg:width="20.741cm" svg:height="11.666cm">
          <chartooo:coordinate-region svg:x="4.895cm" svg:y="1.639cm" svg:width="17.964cm" svg:height="11.2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A1:Sheet2.A151" chart:class="chart:line">
            <chart:data-point chart:repeated="1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93054.11583">
                <text:p>9293054.11583</text:p>
                <draw:g>
                  <svg:desc>Sheet2.A1:Sheet2.A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0782735.021">
                <text:p>850782735.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175964549350">
                <text:p>-61759645493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5864.91424">
                <text:p>1975864.91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44147055.9">
                <text:p>11544147055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51743528494E+015">
                <text:p>-2.51743528494E+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61673354586E+016">
                <text:p>-3.61673354586E+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808298076.31">
                <text:p>-7808298076.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1390821393.7">
                <text:p>-61390821393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3596645651700">
                <text:p>-235966456517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121997880.69">
                <text:p>-2121997880.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951467917.77">
                <text:p>-9951467917.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7536671.7338">
                <text:p>-17536671.73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475682892.12">
                <text:p>-3475682892.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8641826.8394">
                <text:p>-38641826.83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302762.3466">
                <text:p>38302762.3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6446744348">
                <text:p>-364467443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8764748039300">
                <text:p>-187647480393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14813163217000">
                <text:p>-114813163217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72741245.8364">
                <text:p>-72741245.8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5137648042.2">
                <text:p>-15137648042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61337.13132">
                <text:p>7061337.131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64654081.352">
                <text:p>-364654081.3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7059.578614">
                <text:p>987059.5786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24201.05187">
                <text:p>3224201.051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29179.26052">
                <text:p>6929179.260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9376.323366">
                <text:p>429376.3233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7565.116917">
                <text:p>217565.1169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2495230.7131">
                <text:p>82495230.71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82718.96118">
                <text:p>5582718.961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415.9790801">
                <text:p>28415.9790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4285.013532">
                <text:p>624285.0135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650.7267718">
                <text:p>23650.72677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2506165445.6">
                <text:p>72506165445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8811.495729">
                <text:p>888811.4957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510343968.63">
                <text:p>-3510343968.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078080.46345">
                <text:p>-8078080.463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6304825191.1">
                <text:p>-36304825191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11396155168E+015">
                <text:p>-2.11396155168E+0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20264027080">
                <text:p>-5202640270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04648153122">
                <text:p>-2046481531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0025.76721">
                <text:p>190025.767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6235.350739">
                <text:p>-156235.3507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460704.40668">
                <text:p>-5460704.406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2730.867979">
                <text:p>512730.8679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746717339.239">
                <text:p>-746717339.2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2097129.304">
                <text:p>-12097129.3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8378319398730">
                <text:p>-83783193987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6804.7957817">
                <text:p>-36804.79578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3559.044651">
                <text:p>423559.0446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7342418388.9">
                <text:p>-17342418388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795631.7519">
                <text:p>-10795631.75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58038623.539">
                <text:p>-458038623.5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5647789205.22">
                <text:p>-5647789205.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81197764.172">
                <text:p>-181197764.1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7247.700204">
                <text:p>147247.7002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77908583.4896">
                <text:p>-77908583.48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218.3661131">
                <text:p>80218.36611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25533365188">
                <text:p>-1255333651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69379237935000">
                <text:p>-169379237935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.6333254992E+016">
                <text:p>-2.6333254992E+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093395.7767">
                <text:p>-10093395.77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.57817585677E+016">
                <text:p>-2.57817585677E+0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307791179650">
                <text:p>-13077911796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7864098651.4">
                <text:p>-57864098651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459653623.43">
                <text:p>-3459653623.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835479.3144">
                <text:p>-3835479.31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86765519967">
                <text:p>-4867655199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351340763.26">
                <text:p>-1351340763.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86586144540">
                <text:p>-3865861445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802725493565">
                <text:p>-8027254935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70478216039300">
                <text:p>-704782160393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2575.289053">
                <text:p>392575.2890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448870390.762">
                <text:p>-448870390.7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32442230150">
                <text:p>-1324422301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116755909010">
                <text:p>-11167559090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2571449477.5">
                <text:p>-72571449477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4857733.5045">
                <text:p>-14857733.50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57051276269">
                <text:p>-1570512762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5430.7781">
                <text:p>445430.77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324718904910">
                <text:p>-23247189049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4375939452910">
                <text:p>-43759394529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530669264.09">
                <text:p>-1530669264.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78688478.64">
                <text:p>-1778688478.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25322321.2">
                <text:p>10025322321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0342886965500">
                <text:p>-103428869655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5738.27866663">
                <text:p>-5738.278666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27420747.404">
                <text:p>-327420747.4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4249.134839">
                <text:p>164249.1348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718875344.95">
                <text:p>-2718875344.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37832813731000">
                <text:p>-937832813731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9206036881100">
                <text:p>-49206036881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864274970760">
                <text:p>-38642749707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30312175082000">
                <text:p>-130312175082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7750599.41279">
                <text:p>-7750599.412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71222399.6538">
                <text:p>-71222399.65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8840530.528">
                <text:p>448840530.5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595563731.51">
                <text:p>9595563731.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7287191870.9">
                <text:p>-17287191870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910938.9258">
                <text:p>12910938.92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30681368145.3">
                <text:p>-30681368145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94822.504341">
                <text:p>794822.5043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405778226.811">
                <text:p>-405778226.8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869058568754">
                <text:p>-8690585687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911895830.37">
                <text:p>-2911895830.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410804602408">
                <text:p>-4108046024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3394278.748">
                <text:p>-103394278.7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99318782.612">
                <text:p>-199318782.6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8036751395480">
                <text:p>-80367513954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713416.6702">
                <text:p>27713416.67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2835766221">
                <text:p>1928357662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65756.27743">
                <text:p>3065756.277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214101312360">
                <text:p>-221410131236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1625.432588">
                <text:p>181625.4325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256.357256">
                <text:p>119256.3572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43.27205734">
                <text:p>5443.272057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7483.92661">
                <text:p>467483.926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2908.530058">
                <text:p>102908.5300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477.6037876">
                <text:p>10477.60378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0801630.45">
                <text:p>180801630.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4682.497025">
                <text:p>114682.4970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723720.99052">
                <text:p>7723720.990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46664050770">
                <text:p>15466640507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13693.32133">
                <text:p>1813693.321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5645.8301053">
                <text:p>45645.83010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22376.67594">
                <text:p>3622376.675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981.5637718">
                <text:p>21981.56377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97603.002509">
                <text:p>497603.0025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4220583.756">
                <text:p>324220583.7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512055.31784">
                <text:p>4512055.317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01.78349822">
                <text:p>1801.783498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51094826283">
                <text:p>-2510948262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626729103.85">
                <text:p>-626729103.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920839609.99">
                <text:p>-2920839609.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75554564199">
                <text:p>-2755545641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5598730.6417">
                <text:p>-25598730.64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9853270.7817">
                <text:p>-39853270.78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17006007225E+016">
                <text:p>-1.17006007225E+0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64939.197113">
                <text:p>464939.1971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318000503020">
                <text:p>-231800050302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199087.599">
                <text:p>29199087.5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395.9972374">
                <text:p>16395.99723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800.0357402">
                <text:p>21800.03574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2831168.5875">
                <text:p>92831168.58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4878567.383">
                <text:p>184878567.3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89025565.488">
                <text:p>-589025565.4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97614698986E+015">
                <text:p>-1.97614698986E+0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17.31537017">
                <text:p>1517.315370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7.31537017">
                <text:p>1517.315370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911089.42896">
                <text:p>-3911089.428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00064159786">
                <text:p>-1.000641597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E+01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85cm" xlink:href=".." xlink:type="simple" chart:class="chart:scatter" chart:style-name="ch1">
        <chart:legend chart:legend-position="end" svg:x="13.698cm" svg:y="4.205cm" style:legend-expansion="high" chart:style-name="ch2"/>
        <chart:plot-area chart:style-name="ch3" table:cell-range-address="Sheet2.B1:Sheet2.B151" svg:x="0.727cm" svg:y="0.853cm" svg:width="12.286cm" svg:height="7.532cm">
          <chartooo:coordinate-region svg:x="4.695cm" svg:y="1.041cm" svg:width="8.022cm" svg:height="6.7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1:Sheet2.B151" chart:class="chart:scatter">
            <chart:data-point chart:repeated="1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1673354678931E+016">
                <text:p>3.61673354678931E+016</text:p>
                <draw:g>
                  <svg:desc>Sheet2.B1:Sheet2.B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1673363093827E+016">
                <text:p>3.61673363093827E+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61611594940506E+016">
                <text:p>3.61611594940506E+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1673354605759E+016">
                <text:p>3.61673354605759E+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1673470027471E+016">
                <text:p>3.61673470027471E+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64990017366E+016">
                <text:p>3.364990017366E+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1673276503019E+016">
                <text:p>3.61673276503019E+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1672740677786E+016">
                <text:p>3.61672740677786E+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1437388129483E+016">
                <text:p>3.61437388129483E+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1673333366021E+016">
                <text:p>3.61673333366021E+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1673255071321E+016">
                <text:p>3.61673255071321E+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1673354410633E+016">
                <text:p>3.61673354410633E+0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1673319829171E+016">
                <text:p>3.61673319829171E+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1673354199582E+016">
                <text:p>3.61673354199582E+0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1673354969028E+016">
                <text:p>3.61673354969028E+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61672990118556E+016">
                <text:p>3.61672990118556E+0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1485707105607E+016">
                <text:p>3.61485707105607E+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052522295383E+016">
                <text:p>3.6052522295383E+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1673353858587E+016">
                <text:p>3.61673353858587E+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6167320320952E+016">
                <text:p>3.6167320320952E+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61673354656613E+016">
                <text:p>3.61673354656613E+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1673350939459E+016">
                <text:p>3.61673350939459E+0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61673354595871E+016">
                <text:p>3.61673354595871E+0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61673354618242E+016">
                <text:p>3.61673354618242E+0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61673354655292E+016">
                <text:p>3.61673354655292E+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1673354590294E+016">
                <text:p>3.61673354590294E+0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1673354588176E+016">
                <text:p>3.61673354588176E+0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61673355410952E+016">
                <text:p>3.61673355410952E+0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1673354641827E+016">
                <text:p>3.61673354641827E+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61673354586284E+016">
                <text:p>3.61673354586284E+0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61673354592243E+016">
                <text:p>3.61673354592243E+0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61673354586236E+016">
                <text:p>3.61673354586236E+0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61674079647654E+016">
                <text:p>3.61674079647654E+0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61673354594888E+016">
                <text:p>3.61673354594888E+0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167331948256E+016">
                <text:p>3.6167331948256E+0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1673354505219E+016">
                <text:p>3.61673354505219E+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61672991537748E+016">
                <text:p>3.61672991537748E+0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405337390692E+016">
                <text:p>3.405337390692E+0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61668151945729E+016">
                <text:p>3.61668151945729E+0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1671308104469E+016">
                <text:p>3.61671308104469E+0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616733545879E+016">
                <text:p>3.616733545879E+0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61673354584438E+016">
                <text:p>3.61673354584438E+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61673354531393E+016">
                <text:p>3.61673354531393E+0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61673354591127E+016">
                <text:p>3.61673354591127E+0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61673347118827E+016">
                <text:p>3.61673347118827E+0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1673354465029E+016">
                <text:p>3.61673354465029E+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61589571392013E+016">
                <text:p>3.61589571392013E+0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61673354585632E+016">
                <text:p>3.61673354585632E+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61673354590236E+016">
                <text:p>3.61673354590236E+0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61673181161816E+016">
                <text:p>3.61673181161816E+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61673354478044E+016">
                <text:p>3.61673354478044E+0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61673350005614E+016">
                <text:p>3.61673350005614E+0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61673298108108E+016">
                <text:p>3.61673298108108E+0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61673352774022E+016">
                <text:p>3.61673352774022E+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61673354587472E+016">
                <text:p>3.61673354587472E+0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61673353806914E+016">
                <text:p>3.61673353806914E+0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61673354586802E+016">
                <text:p>3.61673354586802E+0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61672099252348E+016">
                <text:p>3.61672099252348E+0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5997956220665E+016">
                <text:p>3.5997956220665E+0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8340804666E+015">
                <text:p>9.8340804666E+0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61673354485066E+016">
                <text:p>3.61673354485066E+0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3855768909E+016">
                <text:p>1.03855768909E+0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61660276674203E+016">
                <text:p>3.61660276674203E+0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1672775945014E+016">
                <text:p>3.61672775945014E+0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1673319989464E+016">
                <text:p>3.61673319989464E+0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61673354547645E+016">
                <text:p>3.61673354547645E+0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616684869308E+016">
                <text:p>3.616684869308E+0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61673341072592E+016">
                <text:p>3.61673341072592E+0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1669488724555E+016">
                <text:p>3.61669488724555E+0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1665327331064E+016">
                <text:p>3.61665327331064E+0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60968572425607E+016">
                <text:p>3.60968572425607E+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1673354589926E+016">
                <text:p>3.61673354589926E+0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1673350097296E+016">
                <text:p>3.61673350097296E+0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1672030163698E+016">
                <text:p>3.61672030163698E+0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6166218702691E+016">
                <text:p>3.6166218702691E+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61672628871505E+016">
                <text:p>3.61672628871505E+0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61673354437423E+016">
                <text:p>3.61673354437423E+0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61671784073237E+016">
                <text:p>3.61671784073237E+0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61673354590454E+016">
                <text:p>3.61673354590454E+0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61650107396951E+016">
                <text:p>3.61650107396951E+0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61629595191471E+016">
                <text:p>3.61629595191471E+0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61673339279307E+016">
                <text:p>3.61673339279307E+0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61673336799115E+016">
                <text:p>3.61673336799115E+0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61673454839223E+016">
                <text:p>3.61673454839223E+0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61569925716345E+016">
                <text:p>3.61569925716345E+0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1673354585943E+016">
                <text:p>3.61673354585943E+0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1673351311793E+016">
                <text:p>3.61673351311793E+0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61673354587642E+016">
                <text:p>3.61673354587642E+0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61673327397247E+016">
                <text:p>3.61673327397247E+0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5229502644869E+016">
                <text:p>3.5229502644869E+0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1181294217189E+016">
                <text:p>3.61181294217189E+0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61634711836292E+016">
                <text:p>3.61634711836292E+0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6037023283518E+016">
                <text:p>3.6037023283518E+0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61673354508494E+016">
                <text:p>3.61673354508494E+0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61673353873776E+016">
                <text:p>3.61673353873776E+0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61673359074405E+016">
                <text:p>3.61673359074405E+0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61673450541637E+016">
                <text:p>3.61673450541637E+0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61673181714081E+016">
                <text:p>3.61673181714081E+0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61673354715109E+016">
                <text:p>3.61673354715109E+0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61673047772319E+016">
                <text:p>3.61673047772319E+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61673354593948E+016">
                <text:p>3.61673354593948E+0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61673350528218E+016">
                <text:p>3.61673350528218E+0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61664664000312E+016">
                <text:p>3.61664664000312E+0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61673325467042E+016">
                <text:p>3.61673325467042E+0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61669246539976E+016">
                <text:p>3.61669246539976E+0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61673353552057E+016">
                <text:p>3.61673353552057E+0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61673352592812E+016">
                <text:p>3.61673352592812E+0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61592987072045E+016">
                <text:p>3.61592987072045E+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61673354863134E+016">
                <text:p>3.61673354863134E+0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61675282943662E+016">
                <text:p>3.61675282943662E+0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61673354616658E+016">
                <text:p>3.61673354616658E+0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61651213572876E+016">
                <text:p>3.61651213572876E+0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61673354587816E+016">
                <text:p>3.61673354587816E+0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61673354587193E+016">
                <text:p>3.61673354587193E+0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61673354586054E+016">
                <text:p>3.61673354586054E+0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61673354590675E+016">
                <text:p>3.61673354590675E+0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61673354587029E+016">
                <text:p>3.61673354587029E+0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61673354586105E+016">
                <text:p>3.61673354586105E+0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61673356394016E+016">
                <text:p>3.61673356394016E+0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61673354587147E+016">
                <text:p>3.61673354587147E+0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61673354663237E+016">
                <text:p>3.61673354663237E+0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61688821226508E+016">
                <text:p>3.61688821226508E+0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61673354604137E+016">
                <text:p>3.61673354604137E+0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61673354586456E+016">
                <text:p>3.61673354586456E+0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61673354622224E+016">
                <text:p>3.61673354622224E+0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6167335458622E+016">
                <text:p>3.6167335458622E+0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61673354590976E+016">
                <text:p>3.61673354590976E+0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61673357828206E+016">
                <text:p>3.61673357828206E+0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61673354631121E+016">
                <text:p>3.61673354631121E+0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61673354586018E+016">
                <text:p>3.61673354586018E+0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61670843637737E+016">
                <text:p>3.61670843637737E+0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61673348318709E+016">
                <text:p>3.61673348318709E+0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61673325377604E+016">
                <text:p>3.61673325377604E+0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61670599040358E+016">
                <text:p>3.61670599040358E+0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61673354330013E+016">
                <text:p>3.61673354330013E+0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61673354187467E+016">
                <text:p>3.61673354187467E+0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44667347361E+016">
                <text:p>2.44667347361E+0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61673354590649E+016">
                <text:p>3.61673354590649E+0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6165017458097E+016">
                <text:p>3.6165017458097E+0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61673354877991E+016">
                <text:p>3.61673354877991E+0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61673354586164E+016">
                <text:p>3.61673354586164E+0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61673354586218E+016">
                <text:p>3.61673354586218E+0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61673355514312E+016">
                <text:p>3.61673355514312E+0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61673356434786E+016">
                <text:p>3.61673356434786E+0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61673348695744E+016">
                <text:p>3.61673348695744E+0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419118846874E+016">
                <text:p>3.419118846874E+0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61673354586015E+016">
                <text:p>3.61673354586015E+0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61673354586015E+016">
                <text:p>3.61673354586015E+0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61673354546889E+016">
                <text:p>3.61673354546889E+0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61673354586E+016">
                <text:p>3.61673354586E+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95cm" svg:y="4.213cm" style:legend-expansion="high" chart:style-name="ch2"/>
        <chart:plot-area chart:style-name="ch3" table:cell-range-address="Sheet2.F1:Sheet2.G1" chart:data-source-has-labels="column" svg:x="0.77cm" svg:y="0.855cm" svg:width="13.185cm" svg:height="7.545cm">
          <chartooo:coordinate-region svg:x="1.702cm" svg:y="1.043cm" svg:width="12.253cm" svg:height="7.1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G1:Sheet2.G1" chart:label-cell-address="Sheet2.F1:Sheet2.F1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Sheet2.F1:Sheet2.F1</svg:desc>
                </draw:g>
              </table:table-cell>
              <table:table-cell office:value-type="float" office:value="0.275586613833028">
                <text:p>0.275586613833028</text:p>
                <draw:g>
                  <svg:desc>Sheet2.G1:Sheet2.G1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84cm" xlink:href=".." xlink:type="simple" chart:class="chart:bar" chart:style-name="ch1">
        <chart:legend chart:legend-position="end" svg:x="13.667cm" svg:y="4.205cm" style:legend-expansion="high" chart:style-name="ch2"/>
        <chart:plot-area chart:style-name="ch3" table:cell-range-address="Sheet2.C1:Sheet2.C151" svg:x="0.748cm" svg:y="0.873cm" svg:width="12.253cm" svg:height="7.533cm">
          <chartooo:coordinate-region svg:x="1.495cm" svg:y="1.061cm" svg:width="11.399cm" svg:height="6.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C1:Sheet2.C151" chart:class="chart:bar">
            <chart:data-point chart:repeated="1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3539959004">
                <text:p>1.013539959004</text:p>
                <draw:g>
                  <svg:desc>Sheet2.C1:Sheet2.C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35399825856">
                <text:p>1.0135399825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336688580981">
                <text:p>1.013366885809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353995879895">
                <text:p>1.01353995879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354028225246">
                <text:p>1.013540282252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2992288518925">
                <text:p>0.942992288518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353973992674">
                <text:p>1.013539739926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353823835003">
                <text:p>1.01353823835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1287869512111">
                <text:p>1.01287869512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135398992775">
                <text:p>1.01353989927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1353967986734">
                <text:p>1.013539679867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1353995825214">
                <text:p>1.013539958252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1353986134233">
                <text:p>1.013539861342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1353995766069">
                <text:p>1.013539957660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1353995981696">
                <text:p>1.013539959816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1353893737357">
                <text:p>1.013538937373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1301410242288">
                <text:p>1.013014102422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1032247735506">
                <text:p>1.010322477355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135399567051">
                <text:p>1.01353995670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1353953453176">
                <text:p>1.013539534531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1353995894146">
                <text:p>1.01353995894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1353994852465">
                <text:p>1.013539948524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353995877124">
                <text:p>1.013539958771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1353995883393">
                <text:p>1.013539958833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1353995893776">
                <text:p>1.013539958937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1353995875561">
                <text:p>1.013539958755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1353995874968">
                <text:p>1.013539958749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1353996105539">
                <text:p>1.013539961055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1353995890003">
                <text:p>1.013539958900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1353995874437">
                <text:p>1.013539958744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1353995876107">
                <text:p>1.013539958761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1353995874424">
                <text:p>1.013539958744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1354199062939">
                <text:p>1.013541990629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1353995876849">
                <text:p>1.013539958768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13539860371">
                <text:p>1.0135398603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135399585172">
                <text:p>1.01353995851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1353894135066">
                <text:p>1.013538941350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4299086373319">
                <text:p>0.9542990863733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1352537905796">
                <text:p>1.013525379057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1353422375984">
                <text:p>1.013534223759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135399587489">
                <text:p>1.01353995874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135399587392">
                <text:p>1.01353995873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1353995859055">
                <text:p>1.013539958590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1353995875795">
                <text:p>1.013539958757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1353993781785">
                <text:p>1.013539937817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1353995840457">
                <text:p>1.013539958404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1330516783653">
                <text:p>1.013305167836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1353995874255">
                <text:p>1.013539958742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1353995875545">
                <text:p>1.013539958755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1353947274609">
                <text:p>1.013539472746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1353995844105">
                <text:p>1.01353995844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1353994590767">
                <text:p>1.013539945907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1353980047203">
                <text:p>1.013539800472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1353995366576">
                <text:p>1.013539953665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135399587477">
                <text:p>1.01353995874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135399565603">
                <text:p>1.01353995656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1353995874583">
                <text:p>1.013539958745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1353644084324">
                <text:p>1.013536440843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0879333796956">
                <text:p>1.008793337969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75586613833028">
                <text:p>0.275586613833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1353995846072">
                <text:p>1.013539958460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91041544533469">
                <text:p>0.2910415445334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1350330968991">
                <text:p>1.013503309689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135383371816">
                <text:p>1.01353833718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1353986179153">
                <text:p>1.013539861791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1353995863609">
                <text:p>1.013539958636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1352631780767">
                <text:p>1.013526317807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1353992087411">
                <text:p>1.013539920874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1352912519723">
                <text:p>1.013529125197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1351746346287">
                <text:p>1.013517463462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115649034272">
                <text:p>1.01156490342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1353995875458">
                <text:p>1.013539958754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135399461646">
                <text:p>1.01353994616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1353624723177">
                <text:p>1.013536247231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1350866319129">
                <text:p>1.013508663191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1353792502827">
                <text:p>1.013537925028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1353995832721">
                <text:p>1.013539958327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1353555759702">
                <text:p>1.013535557597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1353995875606">
                <text:p>1.013539958756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1347481168552">
                <text:p>1.013474811685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134173290437">
                <text:p>1.01341732904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1353991584867">
                <text:p>1.013539915848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1353990889827">
                <text:p>1.013539908898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1354023968948">
                <text:p>1.013540239689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1325011352564">
                <text:p>1.013250113525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1353995874342">
                <text:p>1.013539958743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1353994956806">
                <text:p>1.013539949568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1353995874818">
                <text:p>1.013539958748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1353988255083">
                <text:p>1.013539882550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87258480739058">
                <text:p>0.9872584807390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1216102706509">
                <text:p>1.012161027065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1343166773887">
                <text:p>1.013431667738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0988813881043">
                <text:p>1.009888138810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1353995852638">
                <text:p>1.013539958526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1353995674767">
                <text:p>1.013539956747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1353997132172">
                <text:p>1.013539971321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1354022764609">
                <text:p>1.013540227646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1353947429374">
                <text:p>1.013539474293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1353995910539">
                <text:p>1.013539959105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1353909894033">
                <text:p>1.013539098940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353995876585">
                <text:p>1.013539958765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135399473722">
                <text:p>1.01353994737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1351560456944">
                <text:p>1.013515604569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1353987714169">
                <text:p>1.013539877141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1352844650817">
                <text:p>1.013528446508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135399558461">
                <text:p>1.01353995584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1353995315794">
                <text:p>1.013539953157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1331473981123">
                <text:p>1.013314739811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1353995952021">
                <text:p>1.013539959520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1354536270138">
                <text:p>1.013545362701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1353995882949">
                <text:p>1.013539958829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134779115918">
                <text:p>1.01347791159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1353995874867">
                <text:p>1.013539958748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1353995874692">
                <text:p>1.013539958746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1353995874373">
                <text:p>1.013539958743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1353995875668">
                <text:p>1.013539958756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1353995874646">
                <text:p>1.013539958746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1353995874387">
                <text:p>1.013539958743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135399638103">
                <text:p>1.01353996381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1353995874679">
                <text:p>1.013539958746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1353995896002">
                <text:p>1.013539958960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1358330188175">
                <text:p>1.013583301881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135399587944">
                <text:p>1.01353995879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1353995874486">
                <text:p>1.013539958744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1353995884509">
                <text:p>1.013539958845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1353995874419">
                <text:p>1.013539958744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1353995875752">
                <text:p>1.013539958757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1353996782942">
                <text:p>1.013539967829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1353995887002">
                <text:p>1.013539958870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1353995874363">
                <text:p>1.013539958743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1353292215555">
                <text:p>1.013532922155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1353994118035">
                <text:p>1.013539941180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1353987689106">
                <text:p>1.013539876891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1353223670495">
                <text:p>1.013532236704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01353995802621">
                <text:p>1.013539958026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01353995762674">
                <text:p>1.013539957626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85646675393122">
                <text:p>0.6856466753931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1353995875661">
                <text:p>1.013539958756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1347499995951">
                <text:p>1.013474999959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01353995956184">
                <text:p>1.013539959561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01353995874404">
                <text:p>1.013539958744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1353995874419">
                <text:p>1.013539958744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01353996134504">
                <text:p>1.013539961345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1353996392455">
                <text:p>1.013539963924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1353994223694">
                <text:p>1.013539942236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58161150402371">
                <text:p>0.9581611504023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01353995874362">
                <text:p>1.013539958743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1353995874362">
                <text:p>1.013539958743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1353995863398">
                <text:p>1.013539958633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01353995874358">
                <text:p>1.013539958743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84cm" xlink:href=".." xlink:type="simple" chart:class="chart:bar" chart:style-name="ch1">
        <chart:legend chart:legend-position="end" svg:x="13.668cm" svg:y="3.969cm" style:legend-expansion="high" chart:style-name="ch2"/>
        <chart:plot-area chart:style-name="ch3" table:cell-range-address="Sheet2.D1:Sheet2.E151" svg:x="0.77cm" svg:y="0.851cm" svg:width="12.258cm" svg:height="7.534cm">
          <chartooo:coordinate-region svg:x="1.424cm" svg:y="1.038cm" svg:width="11.496cm" svg:height="6.3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D1:Sheet2.D151" chart:class="chart:bar">
            <chart:data-point chart:repeated="151"/>
          </chart:series>
          <chart:series chart:style-name="ch8" chart:values-cell-range-address="Sheet2.E1:Sheet2.E151" chart:class="chart:bar">
            <chart:data-point chart:repeated="1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3539940167">
                <text:p>1.013539940167</text:p>
                <draw:g>
                  <svg:desc>Sheet2.D1:Sheet2.D151</svg:desc>
                </draw:g>
              </table:table-cell>
              <table:table-cell office:value-type="float" office:value="60">
                <text:p>60</text:p>
                <draw:g>
                  <svg:desc>Sheet2.E1:Sheet2.E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3539940334">
                <text:p>1.013539940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3539940501">
                <text:p>1.013539940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3539940668">
                <text:p>1.013539940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3539940835">
                <text:p>1.013539940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3539941002">
                <text:p>1.01353994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13539941169">
                <text:p>1.013539941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3539941336">
                <text:p>1.013539941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3539941503">
                <text:p>1.013539941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1353994167">
                <text:p>1.01353994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13539941837">
                <text:p>1.013539941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13539942004">
                <text:p>1.01353994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13539942171">
                <text:p>1.013539942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13539942338">
                <text:p>1.013539942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13539942505">
                <text:p>1.013539942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13539942672">
                <text:p>1.013539942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13539942839">
                <text:p>1.013539942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13539943006">
                <text:p>1.013539943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13539943173">
                <text:p>1.013539943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1353994334">
                <text:p>1.01353994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13539943507">
                <text:p>1.01353994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13539943674">
                <text:p>1.013539943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13539943841">
                <text:p>1.013539943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3539944008">
                <text:p>1.013539944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13539944175">
                <text:p>1.013539944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13539944342">
                <text:p>1.013539944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13539944509">
                <text:p>1.013539944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13539944676">
                <text:p>1.013539944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13539944843">
                <text:p>1.013539944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1353994501">
                <text:p>1.01353994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13539945177">
                <text:p>1.013539945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13539945344">
                <text:p>1.013539945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13539945511">
                <text:p>1.013539945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13539945678">
                <text:p>1.013539945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13539945845">
                <text:p>1.013539945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13539946012">
                <text:p>1.013539946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13539946179">
                <text:p>1.013539946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13539946346">
                <text:p>1.013539946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13539946513">
                <text:p>1.013539946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1353994668">
                <text:p>1.01353994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13539946847">
                <text:p>1.013539946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13539947014">
                <text:p>1.013539947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13539947181">
                <text:p>1.013539947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13539947348">
                <text:p>1.013539947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13539947515">
                <text:p>1.013539947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13539947682">
                <text:p>1.013539947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13539947849">
                <text:p>1.013539947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13539948016">
                <text:p>1.013539948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13539948183">
                <text:p>1.013539948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1353994835">
                <text:p>1.01353994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13539948517">
                <text:p>1.013539948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13539948684">
                <text:p>1.013539948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13539948851">
                <text:p>1.013539948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13539949018">
                <text:p>1.013539949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13539949185">
                <text:p>1.013539949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13539949352">
                <text:p>1.013539949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13539949519">
                <text:p>1.013539949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13539949686">
                <text:p>1.013539949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13539949853">
                <text:p>1.013539949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1353995002">
                <text:p>1.01353995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13539950187">
                <text:p>1.013539950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13539950354">
                <text:p>1.013539950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13539950521">
                <text:p>1.013539950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13539950688">
                <text:p>1.013539950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13539950855">
                <text:p>1.013539950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13539951022">
                <text:p>1.013539951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13539951189">
                <text:p>1.013539951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13539951356">
                <text:p>1.013539951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13539951523">
                <text:p>1.013539951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1353995169">
                <text:p>1.01353995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13539951857">
                <text:p>1.013539951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13539952024">
                <text:p>1.013539952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13539952191">
                <text:p>1.013539952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13539952358">
                <text:p>1.013539952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13539952525">
                <text:p>1.013539952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13539952692">
                <text:p>1.013539952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13539952859">
                <text:p>1.013539952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13539953026">
                <text:p>1.013539953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13539953193">
                <text:p>1.013539953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1353995336">
                <text:p>1.01353995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13539953527">
                <text:p>1.013539953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13539953694">
                <text:p>1.013539953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13539953861">
                <text:p>1.013539953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13539954028">
                <text:p>1.013539954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13539954195">
                <text:p>1.013539954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13539954362">
                <text:p>1.013539954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13539954529">
                <text:p>1.013539954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13539954696">
                <text:p>1.013539954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13539954863">
                <text:p>1.013539954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1353995503">
                <text:p>1.01353995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13539955197">
                <text:p>1.013539955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13539955364">
                <text:p>1.013539955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13539955531">
                <text:p>1.013539955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13539955698">
                <text:p>1.013539955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13539955865">
                <text:p>1.0135399558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13539956032">
                <text:p>1.013539956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13539956199">
                <text:p>1.013539956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13539956366">
                <text:p>1.013539956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13539956533">
                <text:p>1.013539956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135399567">
                <text:p>1.0135399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13539956867">
                <text:p>1.0135399568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3539957034">
                <text:p>1.013539957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13539957201">
                <text:p>1.013539957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13539957368">
                <text:p>1.013539957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13539957535">
                <text:p>1.013539957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13539957702">
                <text:p>1.0135399577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13539957869">
                <text:p>1.013539957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13539958036">
                <text:p>1.013539958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13539958203">
                <text:p>1.013539958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1353995837">
                <text:p>1.013539958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13539958537">
                <text:p>1.0135399585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13539958704">
                <text:p>1.0135399587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13539958871">
                <text:p>1.0135399588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13539959038">
                <text:p>1.0135399590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13539959205">
                <text:p>1.013539959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13539959372">
                <text:p>1.013539959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13539959539">
                <text:p>1.013539959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13539959706">
                <text:p>1.013539959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13539959873">
                <text:p>1.013539959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1353996004">
                <text:p>1.01353996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13539960207">
                <text:p>1.013539960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13539960374">
                <text:p>1.013539960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13539960541">
                <text:p>1.013539960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13539960708">
                <text:p>1.013539960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13539960875">
                <text:p>1.013539960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13539961042">
                <text:p>1.01353996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13539961209">
                <text:p>1.013539961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13539961376">
                <text:p>1.013539961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13539961543">
                <text:p>1.01353996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1353996171">
                <text:p>1.01353996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13539961877">
                <text:p>1.013539961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13539962044">
                <text:p>1.013539962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13539962211">
                <text:p>1.013539962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13539962378">
                <text:p>1.013539962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13539962545">
                <text:p>1.013539962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013539962712">
                <text:p>1.013539962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013539962879">
                <text:p>1.013539962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13539963046">
                <text:p>1.013539963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13539963213">
                <text:p>1.013539963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1353996338">
                <text:p>1.01353996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013539963547">
                <text:p>1.013539963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013539963714">
                <text:p>1.013539963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13539963881">
                <text:p>1.013539963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013539964048">
                <text:p>1.013539964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13539964215">
                <text:p>1.013539964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13539964382">
                <text:p>1.013539964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013539964549">
                <text:p>1.013539964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013539964716">
                <text:p>1.013539964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13539964883">
                <text:p>1.013539964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1353996505">
                <text:p>1.01353996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013539965217">
                <text:p>1.01353996521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